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826cm"/>
    </style:style>
    <style:style style:name="co12" style:family="table-column">
      <style:table-column-properties fo:break-before="auto" style:column-width="2.729cm"/>
    </style:style>
    <style:style style:name="co13" style:family="table-column">
      <style:table-column-properties fo:break-before="auto" style:column-width="2.473cm"/>
    </style:style>
    <style:style style:name="co14" style:family="table-column">
      <style:table-column-properties fo:break-before="auto" style:column-width="1.64cm"/>
    </style:style>
    <style:style style:name="co15" style:family="table-column">
      <style:table-column-properties fo:break-before="auto" style:column-width="2.31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4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&gt;2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</text:p>
          </table:table-cell>
          <table:table-cell table:formula="of:=IF(AND([.H5]&gt;[.N$4];[.L5]=&quot;Hêtre&quot;;[.F5]&gt;19);[.J5];0)" office:value-type="float" office:value="0.43533" calcext:value-type="float">
            <text:p>0,43533</text:p>
          </table:table-cell>
          <table:table-cell table:style-name="ce16" table:formula="of:=IF(AND([.H5]&lt;[.N$4];[.H5]&gt;=[.O$4];[.L5]=&quot;Hêtre&quot;;[.F5]&gt;19);[.J5];0)" office:value-type="float" office:value="0" calcext:value-type="float">
            <text:p>0</text:p>
          </table:table-cell>
          <table:table-cell table:style-name="ce16" table:formula="of:=IF(AND([.H5]&lt;[.O$4];[.H5]&gt;=[.P$4];[.L5]=&quot;Hêtre&quot;;[.F5]&gt;19);[.J5];0)" office:value-type="float" office:value="0" calcext:value-type="float">
            <text:p>0</text:p>
          </table:table-cell>
          <table:table-cell table:style-name="ce16" table:formula="of:=IF(AND([.H5]&lt;[.P$4];[.L5]=&quot;Hêtre&quot;;[.F5]&gt;19);[.J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3" calcext:value-type="float">
            <text:p>883</text:p>
          </table:table-cell>
          <table:table-cell table:style-name="ce7"/>
          <table:table-cell table:formula="of:=[.E6]*([.G6]/1000)*([.H6]/1000)" office:value-type="float" office:value="0.092715" calcext:value-type="float">
            <text:p>0,092715</text:p>
          </table:table-cell>
          <table:table-cell table:formula="of:=[.J6]*[.F6]/1000" office:value-type="float" office:value="0.00278145" calcext:value-type="float">
            <text:p>0,00278145</text:p>
          </table:table-cell>
          <table:table-cell office:value-type="string" calcext:value-type="string">
            <text:p>Hêtre</text:p>
          </table:table-cell>
          <table:table-cell table:formula="of:=IF(AND([.H6]&gt;[.N$4];[.L6]=&quot;Hêtre&quot;;[.F6]&gt;19);[.J6];0)" office:value-type="float" office:value="0" calcext:value-type="float">
            <text:p>0</text:p>
          </table:table-cell>
          <table:table-cell table:style-name="ce16" table:formula="of:=IF(AND([.H6]&lt;[.N$4];[.H6]&gt;=[.O$4];[.L6]=&quot;Hêtre&quot;;[.F6]&gt;19);[.J6];0)" office:value-type="float" office:value="0" calcext:value-type="float">
            <text:p>0</text:p>
          </table:table-cell>
          <table:table-cell table:style-name="ce16" table:formula="of:=IF(AND([.H6]&lt;[.O$4];[.H6]&gt;=[.P$4];[.L6]=&quot;Hêtre&quot;;[.F6]&gt;19);[.J6];0)" office:value-type="float" office:value="0" calcext:value-type="float">
            <text:p>0</text:p>
          </table:table-cell>
          <table:table-cell table:style-name="ce16" table:formula="of:=IF(AND([.H6]&lt;[.P$4];[.L6]=&quot;Hêtre&quot;;[.F6]&gt;19);[.J6];0)" office:value-type="float" office:value="0.092715" calcext:value-type="float">
            <text:p>0,092715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</text:p>
          </table:table-cell>
          <table:table-cell table:formula="of:=IF(AND([.H7]&gt;[.N$4];[.L7]=&quot;Hêtre&quot;;[.F7]&gt;19);[.J7];0)" office:value-type="float" office:value="0.32368" calcext:value-type="float">
            <text:p>0,32368</text:p>
          </table:table-cell>
          <table:table-cell table:style-name="ce16" table:formula="of:=IF(AND([.H7]&lt;[.N$4];[.H7]&gt;=[.O$4];[.L7]=&quot;Hêtre&quot;;[.F7]&gt;19);[.J7];0)" office:value-type="float" office:value="0" calcext:value-type="float">
            <text:p>0</text:p>
          </table:table-cell>
          <table:table-cell table:style-name="ce16" table:formula="of:=IF(AND([.H7]&lt;[.O$4];[.H7]&gt;=[.P$4];[.L7]=&quot;Hêtre&quot;;[.F7]&gt;19);[.J7];0)" office:value-type="float" office:value="0" calcext:value-type="float">
            <text:p>0</text:p>
          </table:table-cell>
          <table:table-cell table:style-name="ce16" table:formula="of:=IF(AND([.H7]&lt;[.P$4];[.L7]=&quot;Hêtre&quot;;[.F7]&gt;19);[.J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2*30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</text:p>
          </table:table-cell>
          <table:table-cell table:formula="of:=IF(AND([.H8]&gt;[.N$4];[.L8]=&quot;Hêtre&quot;;[.F8]&gt;19);[.J8];0)" office:value-type="float" office:value="0" calcext:value-type="float">
            <text:p>0</text:p>
          </table:table-cell>
          <table:table-cell table:style-name="ce16" table:formula="of:=IF(AND([.H8]&lt;[.N$4];[.H8]&gt;=[.O$4];[.L8]=&quot;Hêtre&quot;;[.F8]&gt;19);[.J8];0)" office:value-type="float" office:value="0" calcext:value-type="float">
            <text:p>0</text:p>
          </table:table-cell>
          <table:table-cell table:style-name="ce16" table:formula="of:=IF(AND([.H8]&lt;[.O$4];[.H8]&gt;=[.P$4];[.L8]=&quot;Hêtre&quot;;[.F8]&gt;19);[.J8];0)" office:value-type="float" office:value="0" calcext:value-type="float">
            <text:p>0</text:p>
          </table:table-cell>
          <table:table-cell table:style-name="ce16" table:formula="of:=IF(AND([.H8]&lt;[.P$4];[.L8]=&quot;Hêtre&quot;;[.F8]&gt;19);[.J8];0)" office:value-type="float" office:value="0.06584" calcext:value-type="float">
            <text:p>0,06584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</text:p>
          </table:table-cell>
          <table:table-cell table:formula="of:=IF(AND([.H9]&gt;[.N$4];[.L9]=&quot;Hêtre&quot;;[.F9]&gt;19);[.J9];0)" office:value-type="float" office:value="0" calcext:value-type="float">
            <text:p>0</text:p>
          </table:table-cell>
          <table:table-cell table:style-name="ce16" table:formula="of:=IF(AND([.H9]&lt;[.N$4];[.H9]&gt;=[.O$4];[.L9]=&quot;Hêtre&quot;;[.F9]&gt;19);[.J9];0)" office:value-type="float" office:value="0" calcext:value-type="float">
            <text:p>0</text:p>
          </table:table-cell>
          <table:table-cell table:style-name="ce16" table:formula="of:=IF(AND([.H9]&lt;[.O$4];[.H9]&gt;=[.P$4];[.L9]=&quot;Hêtre&quot;;[.F9]&gt;19);[.J9];0)" office:value-type="float" office:value="0" calcext:value-type="float">
            <text:p>0</text:p>
          </table:table-cell>
          <table:table-cell table:style-name="ce16" table:formula="of:=IF(AND([.H9]&lt;[.P$4];[.L9]=&quot;Hêtre&quot;;[.F9]&gt;19);[.J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</text:p>
          </table:table-cell>
          <table:table-cell table:formula="of:=IF(AND([.H10]&gt;[.N$4];[.L10]=&quot;Hêtre&quot;;[.F10]&gt;19);[.J10];0)" office:value-type="float" office:value="0" calcext:value-type="float">
            <text:p>0</text:p>
          </table:table-cell>
          <table:table-cell table:style-name="ce16" table:formula="of:=IF(AND([.H10]&lt;[.N$4];[.H10]&gt;=[.O$4];[.L10]=&quot;Hêtre&quot;;[.F10]&gt;19);[.J10];0)" office:value-type="float" office:value="0" calcext:value-type="float">
            <text:p>0</text:p>
          </table:table-cell>
          <table:table-cell table:style-name="ce16" table:formula="of:=IF(AND([.H10]&lt;[.O$4];[.H10]&gt;=[.P$4];[.L10]=&quot;Hêtre&quot;;[.F10]&gt;19);[.J10];0)" office:value-type="float" office:value="0" calcext:value-type="float">
            <text:p>0</text:p>
          </table:table-cell>
          <table:table-cell table:style-name="ce16" table:formula="of:=IF(AND([.H10]&lt;[.P$4];[.L10]=&quot;Hêtre&quot;;[.F10]&gt;19);[.J1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</text:p>
          </table:table-cell>
          <table:table-cell table:formula="of:=IF(AND([.H11]&gt;[.N$4];[.L11]=&quot;Hêtre&quot;;[.F11]&gt;19);[.J11];0)" office:value-type="float" office:value="0" calcext:value-type="float">
            <text:p>0</text:p>
          </table:table-cell>
          <table:table-cell table:style-name="ce16" table:formula="of:=IF(AND([.H11]&lt;[.N$4];[.H11]&gt;=[.O$4];[.L11]=&quot;Hêtre&quot;;[.F11]&gt;19);[.J11];0)" office:value-type="float" office:value="0" calcext:value-type="float">
            <text:p>0</text:p>
          </table:table-cell>
          <table:table-cell table:style-name="ce16" table:formula="of:=IF(AND([.H11]&lt;[.O$4];[.H11]&gt;=[.P$4];[.L11]=&quot;Hêtre&quot;;[.F11]&gt;19);[.J11];0)" office:value-type="float" office:value="0" calcext:value-type="float">
            <text:p>0</text:p>
          </table:table-cell>
          <table:table-cell table:style-name="ce16" table:formula="of:=IF(AND([.H11]&lt;[.P$4];[.L11]=&quot;Hêtre&quot;;[.F11]&gt;19);[.J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</text:p>
          </table:table-cell>
          <table:table-cell table:formula="of:=IF(AND([.H12]&gt;[.N$4];[.L12]=&quot;Hêtre&quot;;[.F12]&gt;19);[.J12];0)" office:value-type="float" office:value="0" calcext:value-type="float">
            <text:p>0</text:p>
          </table:table-cell>
          <table:table-cell table:style-name="ce16" table:formula="of:=IF(AND([.H12]&lt;[.N$4];[.H12]&gt;=[.O$4];[.L12]=&quot;Hêtre&quot;;[.F12]&gt;19);[.J12];0)" office:value-type="float" office:value="0" calcext:value-type="float">
            <text:p>0</text:p>
          </table:table-cell>
          <table:table-cell table:style-name="ce16" table:formula="of:=IF(AND([.H12]&lt;[.O$4];[.H12]&gt;=[.P$4];[.L12]=&quot;Hêtre&quot;;[.F12]&gt;19);[.J12];0)" office:value-type="float" office:value="0" calcext:value-type="float">
            <text:p>0</text:p>
          </table:table-cell>
          <table:table-cell table:style-name="ce16" table:formula="of:=IF(AND([.H12]&lt;[.P$4];[.L12]=&quot;Hêtre&quot;;[.F12]&gt;19);[.J1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formula="of:=IF(AND([.H13]&gt;[.N$4];[.L13]=&quot;Hêtre&quot;;[.F13]&gt;19);[.J13];0)" office:value-type="float" office:value="0" calcext:value-type="float">
            <text:p>0</text:p>
          </table:table-cell>
          <table:table-cell table:style-name="ce16" table:formula="of:=IF(AND([.H13]&lt;[.N$4];[.H13]&gt;=[.O$4];[.L13]=&quot;Hêtre&quot;;[.F13]&gt;19);[.J13];0)" office:value-type="float" office:value="0" calcext:value-type="float">
            <text:p>0</text:p>
          </table:table-cell>
          <table:table-cell table:style-name="ce16" table:formula="of:=IF(AND([.H13]&lt;[.O$4];[.H13]&gt;=[.P$4];[.L13]=&quot;Hêtre&quot;;[.F13]&gt;19);[.J13];0)" office:value-type="float" office:value="0" calcext:value-type="float">
            <text:p>0</text:p>
          </table:table-cell>
          <table:table-cell table:style-name="ce16" table:formula="of:=IF(AND([.H13]&lt;[.P$4];[.L13]=&quot;Hêtre&quot;;[.F13]&gt;19);[.J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 table:style-name="ce7"/>
          <table:table-cell table:formula="of:=[.E14]*([.G14]/1000)*([.H14]/1000)" office:value-type="float" office:value="0.4062" calcext:value-type="float">
            <text:p>0,4062</text:p>
          </table:table-cell>
          <table:table-cell table:formula="of:=[.J14]*[.F14]/1000" office:value-type="float" office:value="0.012186" calcext:value-type="float">
            <text:p>0,012186</text:p>
          </table:table-cell>
          <table:table-cell office:value-type="string" calcext:value-type="string">
            <text:p>Hêtre</text:p>
          </table:table-cell>
          <table:table-cell table:formula="of:=IF(AND([.H14]&gt;[.N$4];[.L14]=&quot;Hêtre&quot;;[.F14]&gt;19);[.J14];0)" office:value-type="float" office:value="0.4062" calcext:value-type="float">
            <text:p>0,4062</text:p>
          </table:table-cell>
          <table:table-cell table:style-name="ce16" table:formula="of:=IF(AND([.H14]&lt;[.N$4];[.H14]&gt;=[.O$4];[.L14]=&quot;Hêtre&quot;;[.F14]&gt;19);[.J14];0)" office:value-type="float" office:value="0" calcext:value-type="float">
            <text:p>0</text:p>
          </table:table-cell>
          <table:table-cell table:style-name="ce16" table:formula="of:=IF(AND([.H14]&lt;[.O$4];[.H14]&gt;=[.P$4];[.L14]=&quot;Hêtre&quot;;[.F14]&gt;19);[.J14];0)" office:value-type="float" office:value="0" calcext:value-type="float">
            <text:p>0</text:p>
          </table:table-cell>
          <table:table-cell table:style-name="ce16" table:formula="of:=IF(AND([.H14]&lt;[.P$4];[.L14]=&quot;Hêtre&quot;;[.F14]&gt;19);[.J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77805" calcext:value-type="float">
            <text:p>0,077805</text:p>
          </table:table-cell>
          <table:table-cell table:formula="of:=[.J15]*[.F15]/1000" office:value-type="float" office:value="0.00233415" calcext:value-type="float">
            <text:p>0,00233415</text:p>
          </table:table-cell>
          <table:table-cell office:value-type="string" calcext:value-type="string">
            <text:p>Hêtre</text:p>
          </table:table-cell>
          <table:table-cell table:formula="of:=IF(AND([.H15]&gt;[.N$4];[.L15]=&quot;Hêtre&quot;;[.F15]&gt;19);[.J15];0)" office:value-type="float" office:value="0" calcext:value-type="float">
            <text:p>0</text:p>
          </table:table-cell>
          <table:table-cell table:style-name="ce16" table:formula="of:=IF(AND([.H15]&lt;[.N$4];[.H15]&gt;=[.O$4];[.L15]=&quot;Hêtre&quot;;[.F15]&gt;19);[.J15];0)" office:value-type="float" office:value="0" calcext:value-type="float">
            <text:p>0</text:p>
          </table:table-cell>
          <table:table-cell table:style-name="ce16" table:formula="of:=IF(AND([.H15]&lt;[.O$4];[.H15]&gt;=[.P$4];[.L15]=&quot;Hêtre&quot;;[.F15]&gt;19);[.J15];0)" office:value-type="float" office:value="0" calcext:value-type="float">
            <text:p>0</text:p>
          </table:table-cell>
          <table:table-cell table:style-name="ce16" table:formula="of:=IF(AND([.H15]&lt;[.P$4];[.L15]=&quot;Hêtre&quot;;[.F15]&gt;19);[.J15];0)" office:value-type="float" office:value="0.077805" calcext:value-type="float">
            <text:p>0,077805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819" calcext:value-type="float">
            <text:p>0,0819</text:p>
          </table:table-cell>
          <table:table-cell table:formula="of:=[.J16]*[.F16]/1000" office:value-type="float" office:value="0.002457" calcext:value-type="float">
            <text:p>0,002457</text:p>
          </table:table-cell>
          <table:table-cell office:value-type="string" calcext:value-type="string">
            <text:p>Hêtre</text:p>
          </table:table-cell>
          <table:table-cell table:formula="of:=IF(AND([.H16]&gt;[.N$4];[.L16]=&quot;Hêtre&quot;;[.F16]&gt;19);[.J16];0)" office:value-type="float" office:value="0" calcext:value-type="float">
            <text:p>0</text:p>
          </table:table-cell>
          <table:table-cell table:style-name="ce16" table:formula="of:=IF(AND([.H16]&lt;[.N$4];[.H16]&gt;=[.O$4];[.L16]=&quot;Hêtre&quot;;[.F16]&gt;19);[.J16];0)" office:value-type="float" office:value="0" calcext:value-type="float">
            <text:p>0</text:p>
          </table:table-cell>
          <table:table-cell table:style-name="ce16" table:formula="of:=IF(AND([.H16]&lt;[.O$4];[.H16]&gt;=[.P$4];[.L16]=&quot;Hêtre&quot;;[.F16]&gt;19);[.J16];0)" office:value-type="float" office:value="0" calcext:value-type="float">
            <text:p>0</text:p>
          </table:table-cell>
          <table:table-cell table:style-name="ce16" table:formula="of:=IF(AND([.H16]&lt;[.P$4];[.L16]=&quot;Hêtre&quot;;[.F16]&gt;19);[.J16];0)" office:value-type="float" office:value="0.0819" calcext:value-type="float">
            <text:p>0,0819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7371" calcext:value-type="float">
            <text:p>0,07371</text:p>
          </table:table-cell>
          <table:table-cell table:formula="of:=[.J17]*[.F17]/1000" office:value-type="float" office:value="0.0022113" calcext:value-type="float">
            <text:p>0,0022113</text:p>
          </table:table-cell>
          <table:table-cell office:value-type="string" calcext:value-type="string">
            <text:p>Hêtre</text:p>
          </table:table-cell>
          <table:table-cell table:formula="of:=IF(AND([.H17]&gt;[.N$4];[.L17]=&quot;Hêtre&quot;;[.F17]&gt;19);[.J17];0)" office:value-type="float" office:value="0" calcext:value-type="float">
            <text:p>0</text:p>
          </table:table-cell>
          <table:table-cell table:style-name="ce16" table:formula="of:=IF(AND([.H17]&lt;[.N$4];[.H17]&gt;=[.O$4];[.L17]=&quot;Hêtre&quot;;[.F17]&gt;19);[.J17];0)" office:value-type="float" office:value="0" calcext:value-type="float">
            <text:p>0</text:p>
          </table:table-cell>
          <table:table-cell table:style-name="ce16" table:formula="of:=IF(AND([.H17]&lt;[.O$4];[.H17]&gt;=[.P$4];[.L17]=&quot;Hêtre&quot;;[.F17]&gt;19);[.J17];0)" office:value-type="float" office:value="0" calcext:value-type="float">
            <text:p>0</text:p>
          </table:table-cell>
          <table:table-cell table:style-name="ce16" table:formula="of:=IF(AND([.H17]&lt;[.P$4];[.L17]=&quot;Hêtre&quot;;[.F17]&gt;19);[.J17];0)" office:value-type="float" office:value="0.07371" calcext:value-type="float">
            <text:p>0,0737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  <table:table-cell table:formula="of:=IF(AND([.H18]&gt;[.N$4];[.L18]=&quot;Hêtre&quot;;[.F18]&gt;19);[.J18];0)" office:value-type="float" office:value="0" calcext:value-type="float">
            <text:p>0</text:p>
          </table:table-cell>
          <table:table-cell table:style-name="ce16" table:formula="of:=IF(AND([.H18]&lt;[.N$4];[.H18]&gt;=[.O$4];[.L18]=&quot;Hêtre&quot;;[.F18]&gt;19);[.J18];0)" office:value-type="float" office:value="0" calcext:value-type="float">
            <text:p>0</text:p>
          </table:table-cell>
          <table:table-cell table:style-name="ce16" table:formula="of:=IF(AND([.H18]&lt;[.O$4];[.H18]&gt;=[.P$4];[.L18]=&quot;Hêtre&quot;;[.F18]&gt;19);[.J18];0)" office:value-type="float" office:value="0" calcext:value-type="float">
            <text:p>0</text:p>
          </table:table-cell>
          <table:table-cell table:style-name="ce16" table:formula="of:=IF(AND([.H18]&lt;[.P$4];[.L18]=&quot;Hêtre&quot;;[.F18]&gt;19);[.J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19]*([.G19]/1000)*([.H19]/1000)" office:value-type="float" office:value="0.04504" calcext:value-type="float">
            <text:p>0,04504</text:p>
          </table:table-cell>
          <table:table-cell table:formula="of:=[.J19]*[.F19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  <table:table-cell table:formula="of:=IF(AND([.H19]&gt;[.N$4];[.L19]=&quot;Hêtre&quot;;[.F19]&gt;19);[.J19];0)" office:value-type="float" office:value="0" calcext:value-type="float">
            <text:p>0</text:p>
          </table:table-cell>
          <table:table-cell table:style-name="ce16" table:formula="of:=IF(AND([.H19]&lt;[.N$4];[.H19]&gt;=[.O$4];[.L19]=&quot;Hêtre&quot;;[.F19]&gt;19);[.J19];0)" office:value-type="float" office:value="0" calcext:value-type="float">
            <text:p>0</text:p>
          </table:table-cell>
          <table:table-cell table:style-name="ce16" table:formula="of:=IF(AND([.H19]&lt;[.O$4];[.H19]&gt;=[.P$4];[.L19]=&quot;Hêtre&quot;;[.F19]&gt;19);[.J19];0)" office:value-type="float" office:value="0" calcext:value-type="float">
            <text:p>0</text:p>
          </table:table-cell>
          <table:table-cell table:style-name="ce16" table:formula="of:=IF(AND([.H19]&lt;[.P$4];[.L19]=&quot;Hêtre&quot;;[.F19]&gt;19);[.J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  <table:table-cell table:formula="of:=IF(AND([.H20]&gt;[.N$4];[.L20]=&quot;Hêtre&quot;;[.F20]&gt;19);[.J20];0)" office:value-type="float" office:value="0" calcext:value-type="float">
            <text:p>0</text:p>
          </table:table-cell>
          <table:table-cell table:style-name="ce16" table:formula="of:=IF(AND([.H20]&lt;[.N$4];[.H20]&gt;=[.O$4];[.L20]=&quot;Hêtre&quot;;[.F20]&gt;19);[.J20];0)" office:value-type="float" office:value="0" calcext:value-type="float">
            <text:p>0</text:p>
          </table:table-cell>
          <table:table-cell table:style-name="ce16" table:formula="of:=IF(AND([.H20]&lt;[.O$4];[.H20]&gt;=[.P$4];[.L20]=&quot;Hêtre&quot;;[.F20]&gt;19);[.J20];0)" office:value-type="float" office:value="0" calcext:value-type="float">
            <text:p>0</text:p>
          </table:table-cell>
          <table:table-cell table:style-name="ce16" table:formula="of:=IF(AND([.H20]&lt;[.P$4];[.L20]=&quot;Hêtre&quot;;[.F20]&gt;19);[.J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table:style-name="ce7"/>
          <table:table-cell table:formula="of:=[.E21]*([.G21]/1000)*([.H21]/1000)" office:value-type="float" office:value="0.0272" calcext:value-type="float">
            <text:p>0,0272</text:p>
          </table:table-cell>
          <table:table-cell table:formula="of:=[.J21]*[.F21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  <table:table-cell table:formula="of:=IF(AND([.H21]&gt;[.N$4];[.L21]=&quot;Hêtre&quot;;[.F21]&gt;19);[.J21];0)" office:value-type="float" office:value="0" calcext:value-type="float">
            <text:p>0</text:p>
          </table:table-cell>
          <table:table-cell table:style-name="ce16" table:formula="of:=IF(AND([.H21]&lt;[.N$4];[.H21]&gt;=[.O$4];[.L21]=&quot;Hêtre&quot;;[.F21]&gt;19);[.J21];0)" office:value-type="float" office:value="0" calcext:value-type="float">
            <text:p>0</text:p>
          </table:table-cell>
          <table:table-cell table:style-name="ce16" table:formula="of:=IF(AND([.H21]&lt;[.O$4];[.H21]&gt;=[.P$4];[.L21]=&quot;Hêtre&quot;;[.F21]&gt;19);[.J21];0)" office:value-type="float" office:value="0" calcext:value-type="float">
            <text:p>0</text:p>
          </table:table-cell>
          <table:table-cell table:style-name="ce16" table:formula="of:=IF(AND([.H21]&lt;[.P$4];[.L21]=&quot;Hêtre&quot;;[.F21]&gt;19);[.J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formula="of:=IF(AND([.H22]&gt;[.N$4];[.L22]=&quot;Hêtre&quot;;[.F22]&gt;19);[.J22];0)" office:value-type="float" office:value="0" calcext:value-type="float">
            <text:p>0</text:p>
          </table:table-cell>
          <table:table-cell table:style-name="ce16" table:formula="of:=IF(AND([.H22]&lt;[.N$4];[.H22]&gt;=[.O$4];[.L22]=&quot;Hêtre&quot;;[.F22]&gt;19);[.J22];0)" office:value-type="float" office:value="0" calcext:value-type="float">
            <text:p>0</text:p>
          </table:table-cell>
          <table:table-cell table:style-name="ce16" table:formula="of:=IF(AND([.H22]&lt;[.O$4];[.H22]&gt;=[.P$4];[.L22]=&quot;Hêtre&quot;;[.F22]&gt;19);[.J22];0)" office:value-type="float" office:value="0" calcext:value-type="float">
            <text:p>0</text:p>
          </table:table-cell>
          <table:table-cell table:style-name="ce16" table:formula="of:=IF(AND([.H22]&lt;[.P$4];[.L22]=&quot;Hêtre&quot;;[.F22]&gt;19);[.J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122" calcext:value-type="float">
            <text:p>1122</text:p>
          </table:table-cell>
          <table:table-cell table:style-name="ce7"/>
          <table:table-cell table:formula="of:=[.E23]*([.G23]/1000)*([.H23]/1000)" office:value-type="float" office:value="0.72369" calcext:value-type="float">
            <text:p>0,72369</text:p>
          </table:table-cell>
          <table:table-cell table:formula="of:=[.J23]*[.F23]/1000" office:value-type="float" office:value="0.00217107" calcext:value-type="float">
            <text:p>0,00217107</text:p>
          </table:table-cell>
          <table:table-cell office:value-type="string" calcext:value-type="string">
            <text:p>Tôle</text:p>
          </table:table-cell>
          <table:table-cell table:formula="of:=IF(AND([.H23]&gt;[.N$4];[.L23]=&quot;Hêtre&quot;;[.F23]&gt;19);[.J23];0)" office:value-type="float" office:value="0" calcext:value-type="float">
            <text:p>0</text:p>
          </table:table-cell>
          <table:table-cell table:style-name="ce16" table:formula="of:=IF(AND([.H23]&lt;[.N$4];[.H23]&gt;=[.O$4];[.L23]=&quot;Hêtre&quot;;[.F23]&gt;19);[.J23];0)" office:value-type="float" office:value="0" calcext:value-type="float">
            <text:p>0</text:p>
          </table:table-cell>
          <table:table-cell table:style-name="ce16" table:formula="of:=IF(AND([.H23]&lt;[.O$4];[.H23]&gt;=[.P$4];[.L23]=&quot;Hêtre&quot;;[.F23]&gt;19);[.J23];0)" office:value-type="float" office:value="0" calcext:value-type="float">
            <text:p>0</text:p>
          </table:table-cell>
          <table:table-cell table:style-name="ce16" table:formula="of:=IF(AND([.H23]&lt;[.P$4];[.L23]=&quot;Hêtre&quot;;[.F23]&gt;19);[.J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76" calcext:value-type="float">
            <text:p>676</text:p>
          </table:table-cell>
          <table:table-cell table:style-name="ce7"/>
          <table:table-cell table:formula="of:=[.E24]*([.G24]/1000)*([.H24]/1000)" office:value-type="float" office:value="0.43602" calcext:value-type="float">
            <text:p>0,43602</text:p>
          </table:table-cell>
          <table:table-cell table:formula="of:=[.J24]*[.F24]/1000" office:value-type="float" office:value="0.00130806" calcext:value-type="float">
            <text:p>0,00130806</text:p>
          </table:table-cell>
          <table:table-cell office:value-type="string" calcext:value-type="string">
            <text:p>Tôle</text:p>
          </table:table-cell>
          <table:table-cell table:formula="of:=IF(AND([.H24]&gt;[.N$4];[.L24]=&quot;Hêtre&quot;;[.F24]&gt;19);[.J24];0)" office:value-type="float" office:value="0" calcext:value-type="float">
            <text:p>0</text:p>
          </table:table-cell>
          <table:table-cell table:style-name="ce16" table:formula="of:=IF(AND([.H24]&lt;[.N$4];[.H24]&gt;=[.O$4];[.L24]=&quot;Hêtre&quot;;[.F24]&gt;19);[.J24];0)" office:value-type="float" office:value="0" calcext:value-type="float">
            <text:p>0</text:p>
          </table:table-cell>
          <table:table-cell table:style-name="ce16" table:formula="of:=IF(AND([.H24]&lt;[.O$4];[.H24]&gt;=[.P$4];[.L24]=&quot;Hêtre&quot;;[.F24]&gt;19);[.J24];0)" office:value-type="float" office:value="0" calcext:value-type="float">
            <text:p>0</text:p>
          </table:table-cell>
          <table:table-cell table:style-name="ce16" table:formula="of:=IF(AND([.H24]&lt;[.P$4];[.L24]=&quot;Hêtre&quot;;[.F24]&gt;19);[.J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formula="of:=IF(AND([.H25]&gt;[.N$4];[.L25]=&quot;Hêtre&quot;;[.F25]&gt;19);[.J25];0)" office:value-type="float" office:value="0" calcext:value-type="float">
            <text:p>0</text:p>
          </table:table-cell>
          <table:table-cell table:style-name="ce16" table:formula="of:=IF(AND([.H25]&lt;[.N$4];[.H25]&gt;=[.O$4];[.L25]=&quot;Hêtre&quot;;[.F25]&gt;19);[.J25];0)" office:value-type="float" office:value="0" calcext:value-type="float">
            <text:p>0</text:p>
          </table:table-cell>
          <table:table-cell table:style-name="ce16" table:formula="of:=IF(AND([.H25]&lt;[.O$4];[.H25]&gt;=[.P$4];[.L25]=&quot;Hêtre&quot;;[.F25]&gt;19);[.J25];0)" office:value-type="float" office:value="0" calcext:value-type="float">
            <text:p>0</text:p>
          </table:table-cell>
          <table:table-cell table:style-name="ce16" table:formula="of:=IF(AND([.H25]&lt;[.P$4];[.L25]=&quot;Hêtre&quot;;[.F25]&gt;19);[.J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formula="of:=IF(AND([.H26]&gt;[.N$4];[.L26]=&quot;Hêtre&quot;;[.F26]&gt;19);[.J26];0)" office:value-type="float" office:value="0" calcext:value-type="float">
            <text:p>0</text:p>
          </table:table-cell>
          <table:table-cell table:style-name="ce16" table:formula="of:=IF(AND([.H26]&lt;[.N$4];[.H26]&gt;=[.O$4];[.L26]=&quot;Hêtre&quot;;[.F26]&gt;19);[.J26];0)" office:value-type="float" office:value="0" calcext:value-type="float">
            <text:p>0</text:p>
          </table:table-cell>
          <table:table-cell table:style-name="ce16" table:formula="of:=IF(AND([.H26]&lt;[.O$4];[.H26]&gt;=[.P$4];[.L26]=&quot;Hêtre&quot;;[.F26]&gt;19);[.J26];0)" office:value-type="float" office:value="0" calcext:value-type="float">
            <text:p>0</text:p>
          </table:table-cell>
          <table:table-cell table:style-name="ce16" table:formula="of:=IF(AND([.H26]&lt;[.P$4];[.L26]=&quot;Hêtre&quot;;[.F26]&gt;19);[.J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</text:p>
          </table:table-cell>
          <table:table-cell table:formula="of:=IF(AND([.H27]&gt;[.N$4];[.L27]=&quot;Hêtre&quot;;[.F27]&gt;19);[.J27];0)" office:value-type="float" office:value="0.43596" calcext:value-type="float">
            <text:p>0,43596</text:p>
          </table:table-cell>
          <table:table-cell table:style-name="ce16" table:formula="of:=IF(AND([.H27]&lt;[.N$4];[.H27]&gt;=[.O$4];[.L27]=&quot;Hêtre&quot;;[.F27]&gt;19);[.J27];0)" office:value-type="float" office:value="0" calcext:value-type="float">
            <text:p>0</text:p>
          </table:table-cell>
          <table:table-cell table:style-name="ce16" table:formula="of:=IF(AND([.H27]&lt;[.O$4];[.H27]&gt;=[.P$4];[.L27]=&quot;Hêtre&quot;;[.F27]&gt;19);[.J27];0)" office:value-type="float" office:value="0" calcext:value-type="float">
            <text:p>0</text:p>
          </table:table-cell>
          <table:table-cell table:style-name="ce16" table:formula="of:=IF(AND([.H27]&lt;[.P$4];[.L27]=&quot;Hêtre&quot;;[.F27]&gt;19);[.J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</text:p>
          </table:table-cell>
          <table:table-cell table:formula="of:=IF(AND([.H28]&gt;[.N$4];[.L28]=&quot;Hêtre&quot;;[.F28]&gt;19);[.J28];0)" office:value-type="float" office:value="0" calcext:value-type="float">
            <text:p>0</text:p>
          </table:table-cell>
          <table:table-cell table:style-name="ce16" table:formula="of:=IF(AND([.H28]&lt;[.N$4];[.H28]&gt;=[.O$4];[.L28]=&quot;Hêtre&quot;;[.F28]&gt;19);[.J28];0)" office:value-type="float" office:value="0" calcext:value-type="float">
            <text:p>0</text:p>
          </table:table-cell>
          <table:table-cell table:style-name="ce16" table:formula="of:=IF(AND([.H28]&lt;[.O$4];[.H28]&gt;=[.P$4];[.L28]=&quot;Hêtre&quot;;[.F28]&gt;19);[.J28];0)" office:value-type="float" office:value="0" calcext:value-type="float">
            <text:p>0</text:p>
          </table:table-cell>
          <table:table-cell table:style-name="ce16" table:formula="of:=IF(AND([.H28]&lt;[.P$4];[.L28]=&quot;Hêtre&quot;;[.F28]&gt;19);[.J28];0)" office:value-type="float" office:value="0.103005" calcext:value-type="float">
            <text:p>0,10300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</text:p>
          </table:table-cell>
          <table:table-cell table:formula="of:=IF(AND([.H29]&gt;[.N$4];[.L29]=&quot;Hêtre&quot;;[.F29]&gt;19);[.J29];0)" office:value-type="float" office:value="0.32416" calcext:value-type="float">
            <text:p>0,32416</text:p>
          </table:table-cell>
          <table:table-cell table:style-name="ce16" table:formula="of:=IF(AND([.H29]&lt;[.N$4];[.H29]&gt;=[.O$4];[.L29]=&quot;Hêtre&quot;;[.F29]&gt;19);[.J29];0)" office:value-type="float" office:value="0" calcext:value-type="float">
            <text:p>0</text:p>
          </table:table-cell>
          <table:table-cell table:style-name="ce16" table:formula="of:=IF(AND([.H29]&lt;[.O$4];[.H29]&gt;=[.P$4];[.L29]=&quot;Hêtre&quot;;[.F29]&gt;19);[.J29];0)" office:value-type="float" office:value="0" calcext:value-type="float">
            <text:p>0</text:p>
          </table:table-cell>
          <table:table-cell table:style-name="ce16" table:formula="of:=IF(AND([.H29]&lt;[.P$4];[.L29]=&quot;Hêtre&quot;;[.F29]&gt;19);[.J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</text:p>
          </table:table-cell>
          <table:table-cell table:formula="of:=IF(AND([.H30]&gt;[.N$4];[.L30]=&quot;Hêtre&quot;;[.F30]&gt;19);[.J30];0)" office:value-type="float" office:value="0" calcext:value-type="float">
            <text:p>0</text:p>
          </table:table-cell>
          <table:table-cell table:style-name="ce16" table:formula="of:=IF(AND([.H30]&lt;[.N$4];[.H30]&gt;=[.O$4];[.L30]=&quot;Hêtre&quot;;[.F30]&gt;19);[.J30];0)" office:value-type="float" office:value="0" calcext:value-type="float">
            <text:p>0</text:p>
          </table:table-cell>
          <table:table-cell table:style-name="ce16" table:formula="of:=IF(AND([.H30]&lt;[.O$4];[.H30]&gt;=[.P$4];[.L30]=&quot;Hêtre&quot;;[.F30]&gt;19);[.J30];0)" office:value-type="float" office:value="0" calcext:value-type="float">
            <text:p>0</text:p>
          </table:table-cell>
          <table:table-cell table:style-name="ce16" table:formula="of:=IF(AND([.H30]&lt;[.P$4];[.L30]=&quot;Hêtre&quot;;[.F30]&gt;19);[.J30];0)" office:value-type="float" office:value="0.07368" calcext:value-type="float">
            <text:p>0,0736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</text:p>
          </table:table-cell>
          <table:table-cell table:formula="of:=IF(AND([.H31]&gt;[.N$4];[.L31]=&quot;Hêtre&quot;;[.F31]&gt;19);[.J31];0)" office:value-type="float" office:value="0" calcext:value-type="float">
            <text:p>0</text:p>
          </table:table-cell>
          <table:table-cell table:style-name="ce16" table:formula="of:=IF(AND([.H31]&lt;[.N$4];[.H31]&gt;=[.O$4];[.L31]=&quot;Hêtre&quot;;[.F31]&gt;19);[.J31];0)" office:value-type="float" office:value="0" calcext:value-type="float">
            <text:p>0</text:p>
          </table:table-cell>
          <table:table-cell table:style-name="ce16" table:formula="of:=IF(AND([.H31]&lt;[.O$4];[.H31]&gt;=[.P$4];[.L31]=&quot;Hêtre&quot;;[.F31]&gt;19);[.J31];0)" office:value-type="float" office:value="0" calcext:value-type="float">
            <text:p>0</text:p>
          </table:table-cell>
          <table:table-cell table:style-name="ce16" table:formula="of:=IF(AND([.H31]&lt;[.P$4];[.L31]=&quot;Hêtre&quot;;[.F31]&gt;19);[.J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</text:p>
          </table:table-cell>
          <table:table-cell table:formula="of:=IF(AND([.H32]&gt;[.N$4];[.L32]=&quot;Hêtre&quot;;[.F32]&gt;19);[.J32];0)" office:value-type="float" office:value="0" calcext:value-type="float">
            <text:p>0</text:p>
          </table:table-cell>
          <table:table-cell table:style-name="ce16" table:formula="of:=IF(AND([.H32]&lt;[.N$4];[.H32]&gt;=[.O$4];[.L32]=&quot;Hêtre&quot;;[.F32]&gt;19);[.J32];0)" office:value-type="float" office:value="0" calcext:value-type="float">
            <text:p>0</text:p>
          </table:table-cell>
          <table:table-cell table:style-name="ce16" table:formula="of:=IF(AND([.H32]&lt;[.O$4];[.H32]&gt;=[.P$4];[.L32]=&quot;Hêtre&quot;;[.F32]&gt;19);[.J32];0)" office:value-type="float" office:value="0" calcext:value-type="float">
            <text:p>0</text:p>
          </table:table-cell>
          <table:table-cell table:style-name="ce16" table:formula="of:=IF(AND([.H32]&lt;[.P$4];[.L32]=&quot;Hêtre&quot;;[.F32]&gt;19);[.J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</text:p>
          </table:table-cell>
          <table:table-cell table:formula="of:=IF(AND([.H33]&gt;[.N$4];[.L33]=&quot;Hêtre&quot;;[.F33]&gt;19);[.J33];0)" office:value-type="float" office:value="0" calcext:value-type="float">
            <text:p>0</text:p>
          </table:table-cell>
          <table:table-cell table:style-name="ce16" table:formula="of:=IF(AND([.H33]&lt;[.N$4];[.H33]&gt;=[.O$4];[.L33]=&quot;Hêtre&quot;;[.F33]&gt;19);[.J33];0)" office:value-type="float" office:value="0" calcext:value-type="float">
            <text:p>0</text:p>
          </table:table-cell>
          <table:table-cell table:style-name="ce16" table:formula="of:=IF(AND([.H33]&lt;[.O$4];[.H33]&gt;=[.P$4];[.L33]=&quot;Hêtre&quot;;[.F33]&gt;19);[.J33];0)" office:value-type="float" office:value="0" calcext:value-type="float">
            <text:p>0</text:p>
          </table:table-cell>
          <table:table-cell table:style-name="ce16" table:formula="of:=IF(AND([.H33]&lt;[.P$4];[.L33]=&quot;Hêtre&quot;;[.F33]&gt;19);[.J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</text:p>
          </table:table-cell>
          <table:table-cell table:formula="of:=IF(AND([.H34]&gt;[.N$4];[.L34]=&quot;Hêtre&quot;;[.F34]&gt;19);[.J34];0)" office:value-type="float" office:value="0" calcext:value-type="float">
            <text:p>0</text:p>
          </table:table-cell>
          <table:table-cell table:style-name="ce16" table:formula="of:=IF(AND([.H34]&lt;[.N$4];[.H34]&gt;=[.O$4];[.L34]=&quot;Hêtre&quot;;[.F34]&gt;19);[.J34];0)" office:value-type="float" office:value="0" calcext:value-type="float">
            <text:p>0</text:p>
          </table:table-cell>
          <table:table-cell table:style-name="ce16" table:formula="of:=IF(AND([.H34]&lt;[.O$4];[.H34]&gt;=[.P$4];[.L34]=&quot;Hêtre&quot;;[.F34]&gt;19);[.J34];0)" office:value-type="float" office:value="0" calcext:value-type="float">
            <text:p>0</text:p>
          </table:table-cell>
          <table:table-cell table:style-name="ce16" table:formula="of:=IF(AND([.H34]&lt;[.P$4];[.L34]=&quot;Hêtre&quot;;[.F34]&gt;19);[.J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formula="of:=IF(AND([.H35]&gt;[.N$4];[.L35]=&quot;Hêtre&quot;;[.F35]&gt;19);[.J35];0)" office:value-type="float" office:value="0" calcext:value-type="float">
            <text:p>0</text:p>
          </table:table-cell>
          <table:table-cell table:style-name="ce16" table:formula="of:=IF(AND([.H35]&lt;[.N$4];[.H35]&gt;=[.O$4];[.L35]=&quot;Hêtre&quot;;[.F35]&gt;19);[.J35];0)" office:value-type="float" office:value="0" calcext:value-type="float">
            <text:p>0</text:p>
          </table:table-cell>
          <table:table-cell table:style-name="ce16" table:formula="of:=IF(AND([.H35]&lt;[.O$4];[.H35]&gt;=[.P$4];[.L35]=&quot;Hêtre&quot;;[.F35]&gt;19);[.J35];0)" office:value-type="float" office:value="0" calcext:value-type="float">
            <text:p>0</text:p>
          </table:table-cell>
          <table:table-cell table:style-name="ce16" table:formula="of:=IF(AND([.H35]&lt;[.P$4];[.L35]=&quot;Hêtre&quot;;[.F35]&gt;19);[.J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style-name="ce7" table:formula="of:=[.H27]-30-2-10-[.H36]" office:value-type="float" office:value="0" calcext:value-type="float">
            <text:p>0</text:p>
          </table:table-cell>
          <table:table-cell table:formula="of:=[.E36]*([.G36]/1000)*([.H36]/1000)" office:value-type="float" office:value="0.4068" calcext:value-type="float">
            <text:p>0,4068</text:p>
          </table:table-cell>
          <table:table-cell table:formula="of:=[.J36]*[.F36]/1000" office:value-type="float" office:value="0.012204" calcext:value-type="float">
            <text:p>0,012204</text:p>
          </table:table-cell>
          <table:table-cell office:value-type="string" calcext:value-type="string">
            <text:p>Hêtre</text:p>
          </table:table-cell>
          <table:table-cell table:formula="of:=IF(AND([.H36]&gt;[.N$4];[.L36]=&quot;Hêtre&quot;;[.F36]&gt;19);[.J36];0)" office:value-type="float" office:value="0.4068" calcext:value-type="float">
            <text:p>0,4068</text:p>
          </table:table-cell>
          <table:table-cell table:style-name="ce16" table:formula="of:=IF(AND([.H36]&lt;[.N$4];[.H36]&gt;=[.O$4];[.L36]=&quot;Hêtre&quot;;[.F36]&gt;19);[.J36];0)" office:value-type="float" office:value="0" calcext:value-type="float">
            <text:p>0</text:p>
          </table:table-cell>
          <table:table-cell table:style-name="ce16" table:formula="of:=IF(AND([.H36]&lt;[.O$4];[.H36]&gt;=[.P$4];[.L36]=&quot;Hêtre&quot;;[.F36]&gt;19);[.J36];0)" office:value-type="float" office:value="0" calcext:value-type="float">
            <text:p>0</text:p>
          </table:table-cell>
          <table:table-cell table:style-name="ce16" table:formula="of:=IF(AND([.H36]&lt;[.P$4];[.L36]=&quot;Hêtre&quot;;[.F36]&gt;19);[.J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087115" calcext:value-type="float">
            <text:p>0,087115</text:p>
          </table:table-cell>
          <table:table-cell table:formula="of:=[.J37]*[.F37]/1000" office:value-type="float" office:value="0.00261345" calcext:value-type="float">
            <text:p>0,00261345</text:p>
          </table:table-cell>
          <table:table-cell office:value-type="string" calcext:value-type="string">
            <text:p>Hêtre</text:p>
          </table:table-cell>
          <table:table-cell table:formula="of:=IF(AND([.H37]&gt;[.N$4];[.L37]=&quot;Hêtre&quot;;[.F37]&gt;19);[.J37];0)" office:value-type="float" office:value="0" calcext:value-type="float">
            <text:p>0</text:p>
          </table:table-cell>
          <table:table-cell table:style-name="ce16" table:formula="of:=IF(AND([.H37]&lt;[.N$4];[.H37]&gt;=[.O$4];[.L37]=&quot;Hêtre&quot;;[.F37]&gt;19);[.J37];0)" office:value-type="float" office:value="0" calcext:value-type="float">
            <text:p>0</text:p>
          </table:table-cell>
          <table:table-cell table:style-name="ce16" table:formula="of:=IF(AND([.H37]&lt;[.O$4];[.H37]&gt;=[.P$4];[.L37]=&quot;Hêtre&quot;;[.F37]&gt;19);[.J37];0)" office:value-type="float" office:value="0" calcext:value-type="float">
            <text:p>0</text:p>
          </table:table-cell>
          <table:table-cell table:style-name="ce16" table:formula="of:=IF(AND([.H37]&lt;[.P$4];[.L37]=&quot;Hêtre&quot;;[.F37]&gt;19);[.J37];0)" office:value-type="float" office:value="0.087115" calcext:value-type="float">
            <text:p>0,087115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0917" calcext:value-type="float">
            <text:p>0,0917</text:p>
          </table:table-cell>
          <table:table-cell table:formula="of:=[.J38]*[.F38]/1000" office:value-type="float" office:value="0.002751" calcext:value-type="float">
            <text:p>0,002751</text:p>
          </table:table-cell>
          <table:table-cell office:value-type="string" calcext:value-type="string">
            <text:p>Hêtre</text:p>
          </table:table-cell>
          <table:table-cell table:formula="of:=IF(AND([.H38]&gt;[.N$4];[.L38]=&quot;Hêtre&quot;;[.F38]&gt;19);[.J38];0)" office:value-type="float" office:value="0" calcext:value-type="float">
            <text:p>0</text:p>
          </table:table-cell>
          <table:table-cell table:style-name="ce16" table:formula="of:=IF(AND([.H38]&lt;[.N$4];[.H38]&gt;=[.O$4];[.L38]=&quot;Hêtre&quot;;[.F38]&gt;19);[.J38];0)" office:value-type="float" office:value="0" calcext:value-type="float">
            <text:p>0</text:p>
          </table:table-cell>
          <table:table-cell table:style-name="ce16" table:formula="of:=IF(AND([.H38]&lt;[.O$4];[.H38]&gt;=[.P$4];[.L38]=&quot;Hêtre&quot;;[.F38]&gt;19);[.J38];0)" office:value-type="float" office:value="0" calcext:value-type="float">
            <text:p>0</text:p>
          </table:table-cell>
          <table:table-cell table:style-name="ce16" table:formula="of:=IF(AND([.H38]&lt;[.P$4];[.L38]=&quot;Hêtre&quot;;[.F38]&gt;19);[.J38];0)" office:value-type="float" office:value="0.0917" calcext:value-type="float">
            <text:p>0,0917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8253" calcext:value-type="float">
            <text:p>0,08253</text:p>
          </table:table-cell>
          <table:table-cell table:formula="of:=[.J39]*[.F39]/1000" office:value-type="float" office:value="0.0024759" calcext:value-type="float">
            <text:p>0,0024759</text:p>
          </table:table-cell>
          <table:table-cell office:value-type="string" calcext:value-type="string">
            <text:p>Hêtre</text:p>
          </table:table-cell>
          <table:table-cell table:formula="of:=IF(AND([.H39]&gt;[.N$4];[.L39]=&quot;Hêtre&quot;;[.F39]&gt;19);[.J39];0)" office:value-type="float" office:value="0" calcext:value-type="float">
            <text:p>0</text:p>
          </table:table-cell>
          <table:table-cell table:style-name="ce16" table:formula="of:=IF(AND([.H39]&lt;[.N$4];[.H39]&gt;=[.O$4];[.L39]=&quot;Hêtre&quot;;[.F39]&gt;19);[.J39];0)" office:value-type="float" office:value="0" calcext:value-type="float">
            <text:p>0</text:p>
          </table:table-cell>
          <table:table-cell table:style-name="ce16" table:formula="of:=IF(AND([.H39]&lt;[.O$4];[.H39]&gt;=[.P$4];[.L39]=&quot;Hêtre&quot;;[.F39]&gt;19);[.J39];0)" office:value-type="float" office:value="0" calcext:value-type="float">
            <text:p>0</text:p>
          </table:table-cell>
          <table:table-cell table:style-name="ce16" table:formula="of:=IF(AND([.H39]&lt;[.P$4];[.L39]=&quot;Hêtre&quot;;[.F39]&gt;19);[.J39];0)" office:value-type="float" office:value="0.08253" calcext:value-type="float">
            <text:p>0,082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  <table:table-cell table:formula="of:=IF(AND([.H40]&gt;[.N$4];[.L40]=&quot;Hêtre&quot;;[.F40]&gt;19);[.J40];0)" office:value-type="float" office:value="0" calcext:value-type="float">
            <text:p>0</text:p>
          </table:table-cell>
          <table:table-cell table:style-name="ce16" table:formula="of:=IF(AND([.H40]&lt;[.N$4];[.H40]&gt;=[.O$4];[.L40]=&quot;Hêtre&quot;;[.F40]&gt;19);[.J40];0)" office:value-type="float" office:value="0" calcext:value-type="float">
            <text:p>0</text:p>
          </table:table-cell>
          <table:table-cell table:style-name="ce16" table:formula="of:=IF(AND([.H40]&lt;[.O$4];[.H40]&gt;=[.P$4];[.L40]=&quot;Hêtre&quot;;[.F40]&gt;19);[.J40];0)" office:value-type="float" office:value="0" calcext:value-type="float">
            <text:p>0</text:p>
          </table:table-cell>
          <table:table-cell table:style-name="ce16" table:formula="of:=IF(AND([.H40]&lt;[.P$4];[.L40]=&quot;Hêtre&quot;;[.F40]&gt;19);[.J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41]*([.G41]/1000)*([.H41]/1000)" office:value-type="float" office:value="0.04504" calcext:value-type="float">
            <text:p>0,04504</text:p>
          </table:table-cell>
          <table:table-cell table:formula="of:=[.J41]*[.F41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  <table:table-cell table:formula="of:=IF(AND([.H41]&gt;[.N$4];[.L41]=&quot;Hêtre&quot;;[.F41]&gt;19);[.J41];0)" office:value-type="float" office:value="0" calcext:value-type="float">
            <text:p>0</text:p>
          </table:table-cell>
          <table:table-cell table:style-name="ce16" table:formula="of:=IF(AND([.H41]&lt;[.N$4];[.H41]&gt;=[.O$4];[.L41]=&quot;Hêtre&quot;;[.F41]&gt;19);[.J41];0)" office:value-type="float" office:value="0" calcext:value-type="float">
            <text:p>0</text:p>
          </table:table-cell>
          <table:table-cell table:style-name="ce16" table:formula="of:=IF(AND([.H41]&lt;[.O$4];[.H41]&gt;=[.P$4];[.L41]=&quot;Hêtre&quot;;[.F41]&gt;19);[.J41];0)" office:value-type="float" office:value="0" calcext:value-type="float">
            <text:p>0</text:p>
          </table:table-cell>
          <table:table-cell table:style-name="ce16" table:formula="of:=IF(AND([.H41]&lt;[.P$4];[.L41]=&quot;Hêtre&quot;;[.F41]&gt;19);[.J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  <table:table-cell table:formula="of:=IF(AND([.H42]&gt;[.N$4];[.L42]=&quot;Hêtre&quot;;[.F42]&gt;19);[.J42];0)" office:value-type="float" office:value="0" calcext:value-type="float">
            <text:p>0</text:p>
          </table:table-cell>
          <table:table-cell table:style-name="ce16" table:formula="of:=IF(AND([.H42]&lt;[.N$4];[.H42]&gt;=[.O$4];[.L42]=&quot;Hêtre&quot;;[.F42]&gt;19);[.J42];0)" office:value-type="float" office:value="0" calcext:value-type="float">
            <text:p>0</text:p>
          </table:table-cell>
          <table:table-cell table:style-name="ce16" table:formula="of:=IF(AND([.H42]&lt;[.O$4];[.H42]&gt;=[.P$4];[.L42]=&quot;Hêtre&quot;;[.F42]&gt;19);[.J42];0)" office:value-type="float" office:value="0" calcext:value-type="float">
            <text:p>0</text:p>
          </table:table-cell>
          <table:table-cell table:style-name="ce16" table:formula="of:=IF(AND([.H42]&lt;[.P$4];[.L42]=&quot;Hêtre&quot;;[.F42]&gt;19);[.J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table:style-name="ce7"/>
          <table:table-cell table:formula="of:=[.E43]*([.G43]/1000)*([.H43]/1000)" office:value-type="float" office:value="0.0272" calcext:value-type="float">
            <text:p>0,0272</text:p>
          </table:table-cell>
          <table:table-cell table:formula="of:=[.J43]*[.F43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  <table:table-cell table:formula="of:=IF(AND([.H43]&gt;[.N$4];[.L43]=&quot;Hêtre&quot;;[.F43]&gt;19);[.J43];0)" office:value-type="float" office:value="0" calcext:value-type="float">
            <text:p>0</text:p>
          </table:table-cell>
          <table:table-cell table:style-name="ce16" table:formula="of:=IF(AND([.H43]&lt;[.N$4];[.H43]&gt;=[.O$4];[.L43]=&quot;Hêtre&quot;;[.F43]&gt;19);[.J43];0)" office:value-type="float" office:value="0" calcext:value-type="float">
            <text:p>0</text:p>
          </table:table-cell>
          <table:table-cell table:style-name="ce16" table:formula="of:=IF(AND([.H43]&lt;[.O$4];[.H43]&gt;=[.P$4];[.L43]=&quot;Hêtre&quot;;[.F43]&gt;19);[.J43];0)" office:value-type="float" office:value="0" calcext:value-type="float">
            <text:p>0</text:p>
          </table:table-cell>
          <table:table-cell table:style-name="ce16" table:formula="of:=IF(AND([.H43]&lt;[.P$4];[.L43]=&quot;Hêtre&quot;;[.F43]&gt;19);[.J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formula="of:=IF(AND([.H44]&gt;[.N$4];[.L44]=&quot;Hêtre&quot;;[.F44]&gt;19);[.J44];0)" office:value-type="float" office:value="0" calcext:value-type="float">
            <text:p>0</text:p>
          </table:table-cell>
          <table:table-cell table:style-name="ce16" table:formula="of:=IF(AND([.H44]&lt;[.N$4];[.H44]&gt;=[.O$4];[.L44]=&quot;Hêtre&quot;;[.F44]&gt;19);[.J44];0)" office:value-type="float" office:value="0" calcext:value-type="float">
            <text:p>0</text:p>
          </table:table-cell>
          <table:table-cell table:style-name="ce16" table:formula="of:=IF(AND([.H44]&lt;[.O$4];[.H44]&gt;=[.P$4];[.L44]=&quot;Hêtre&quot;;[.F44]&gt;19);[.J44];0)" office:value-type="float" office:value="0" calcext:value-type="float">
            <text:p>0</text:p>
          </table:table-cell>
          <table:table-cell table:style-name="ce16" table:formula="of:=IF(AND([.H44]&lt;[.P$4];[.L44]=&quot;Hêtre&quot;;[.F44]&gt;19);[.J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25" calcext:value-type="float">
            <text:p>1125</text:p>
          </table:table-cell>
          <table:table-cell table:style-name="ce7"/>
          <table:table-cell table:formula="of:=[.E45]*([.G45]/1000)*([.H45]/1000)" office:value-type="float" office:value="0.835875" calcext:value-type="float">
            <text:p>0,835875</text:p>
          </table:table-cell>
          <table:table-cell table:formula="of:=[.J45]*[.F45]/1000" office:value-type="float" office:value="0.002507625" calcext:value-type="float">
            <text:p>0,002507625</text:p>
          </table:table-cell>
          <table:table-cell office:value-type="string" calcext:value-type="string">
            <text:p>Tôle</text:p>
          </table:table-cell>
          <table:table-cell table:formula="of:=IF(AND([.H45]&gt;[.N$4];[.L45]=&quot;Hêtre&quot;;[.F45]&gt;19);[.J45];0)" office:value-type="float" office:value="0" calcext:value-type="float">
            <text:p>0</text:p>
          </table:table-cell>
          <table:table-cell table:style-name="ce16" table:formula="of:=IF(AND([.H45]&lt;[.N$4];[.H45]&gt;=[.O$4];[.L45]=&quot;Hêtre&quot;;[.F45]&gt;19);[.J45];0)" office:value-type="float" office:value="0" calcext:value-type="float">
            <text:p>0</text:p>
          </table:table-cell>
          <table:table-cell table:style-name="ce16" table:formula="of:=IF(AND([.H45]&lt;[.O$4];[.H45]&gt;=[.P$4];[.L45]=&quot;Hêtre&quot;;[.F45]&gt;19);[.J45];0)" office:value-type="float" office:value="0" calcext:value-type="float">
            <text:p>0</text:p>
          </table:table-cell>
          <table:table-cell table:style-name="ce16" table:formula="of:=IF(AND([.H45]&lt;[.P$4];[.L45]=&quot;Hêtre&quot;;[.F45]&gt;19);[.J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76" calcext:value-type="float">
            <text:p>676</text:p>
          </table:table-cell>
          <table:table-cell table:style-name="ce7"/>
          <table:table-cell table:formula="of:=[.E46]*([.G46]/1000)*([.H46]/1000)" office:value-type="float" office:value="0.502268" calcext:value-type="float">
            <text:p>0,502268</text:p>
          </table:table-cell>
          <table:table-cell table:formula="of:=[.J46]*[.F46]/1000" office:value-type="float" office:value="0.001506804" calcext:value-type="float">
            <text:p>0,001506804</text:p>
          </table:table-cell>
          <table:table-cell office:value-type="string" calcext:value-type="string">
            <text:p>Tôle</text:p>
          </table:table-cell>
          <table:table-cell table:formula="of:=IF(AND([.H46]&gt;[.N$4];[.L46]=&quot;Hêtre&quot;;[.F46]&gt;19);[.J46];0)" office:value-type="float" office:value="0" calcext:value-type="float">
            <text:p>0</text:p>
          </table:table-cell>
          <table:table-cell table:style-name="ce16" table:formula="of:=IF(AND([.H46]&lt;[.N$4];[.H46]&gt;=[.O$4];[.L46]=&quot;Hêtre&quot;;[.F46]&gt;19);[.J46];0)" office:value-type="float" office:value="0" calcext:value-type="float">
            <text:p>0</text:p>
          </table:table-cell>
          <table:table-cell table:style-name="ce16" table:formula="of:=IF(AND([.H46]&lt;[.O$4];[.H46]&gt;=[.P$4];[.L46]=&quot;Hêtre&quot;;[.F46]&gt;19);[.J46];0)" office:value-type="float" office:value="0" calcext:value-type="float">
            <text:p>0</text:p>
          </table:table-cell>
          <table:table-cell table:style-name="ce16" table:formula="of:=IF(AND([.H46]&lt;[.P$4];[.L46]=&quot;Hêtre&quot;;[.F46]&gt;19);[.J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formula="of:=IF(AND([.H47]&gt;[.N$4];[.L47]=&quot;Hêtre&quot;;[.F47]&gt;19);[.J47];0)" office:value-type="float" office:value="0" calcext:value-type="float">
            <text:p>0</text:p>
          </table:table-cell>
          <table:table-cell table:style-name="ce16" table:formula="of:=IF(AND([.H47]&lt;[.N$4];[.H47]&gt;=[.O$4];[.L47]=&quot;Hêtre&quot;;[.F47]&gt;19);[.J47];0)" office:value-type="float" office:value="0" calcext:value-type="float">
            <text:p>0</text:p>
          </table:table-cell>
          <table:table-cell table:style-name="ce16" table:formula="of:=IF(AND([.H47]&lt;[.O$4];[.H47]&gt;=[.P$4];[.L47]=&quot;Hêtre&quot;;[.F47]&gt;19);[.J47];0)" office:value-type="float" office:value="0" calcext:value-type="float">
            <text:p>0</text:p>
          </table:table-cell>
          <table:table-cell table:style-name="ce16" table:formula="of:=IF(AND([.H47]&lt;[.P$4];[.L47]=&quot;Hêtre&quot;;[.F47]&gt;19);[.J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formula="of:=IF(AND([.H48]&gt;[.N$4];[.L48]=&quot;Hêtre&quot;;[.F48]&gt;19);[.J48];0)" office:value-type="float" office:value="0" calcext:value-type="float">
            <text:p>0</text:p>
          </table:table-cell>
          <table:table-cell table:style-name="ce16" table:formula="of:=IF(AND([.H48]&lt;[.N$4];[.H48]&gt;=[.O$4];[.L48]=&quot;Hêtre&quot;;[.F48]&gt;19);[.J48];0)" office:value-type="float" office:value="0" calcext:value-type="float">
            <text:p>0</text:p>
          </table:table-cell>
          <table:table-cell table:style-name="ce16" table:formula="of:=IF(AND([.H48]&lt;[.O$4];[.H48]&gt;=[.P$4];[.L48]=&quot;Hêtre&quot;;[.F48]&gt;19);[.J48];0)" office:value-type="float" office:value="0" calcext:value-type="float">
            <text:p>0</text:p>
          </table:table-cell>
          <table:table-cell table:style-name="ce16" table:formula="of:=IF(AND([.H48]&lt;[.P$4];[.L48]=&quot;Hêtre&quot;;[.F48]&gt;19);[.J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</text:p>
          </table:table-cell>
          <table:table-cell table:formula="of:=IF(AND([.H49]&gt;[.N$4];[.L49]=&quot;Hêtre&quot;;[.F49]&gt;19);[.J49];0)" office:value-type="float" office:value="0.43575" calcext:value-type="float">
            <text:p>0,43575</text:p>
          </table:table-cell>
          <table:table-cell table:style-name="ce16" table:formula="of:=IF(AND([.H49]&lt;[.N$4];[.H49]&gt;=[.O$4];[.L49]=&quot;Hêtre&quot;;[.F49]&gt;19);[.J49];0)" office:value-type="float" office:value="0" calcext:value-type="float">
            <text:p>0</text:p>
          </table:table-cell>
          <table:table-cell table:style-name="ce16" table:formula="of:=IF(AND([.H49]&lt;[.O$4];[.H49]&gt;=[.P$4];[.L49]=&quot;Hêtre&quot;;[.F49]&gt;19);[.J49];0)" office:value-type="float" office:value="0" calcext:value-type="float">
            <text:p>0</text:p>
          </table:table-cell>
          <table:table-cell table:style-name="ce16" table:formula="of:=IF(AND([.H49]&lt;[.P$4];[.L49]=&quot;Hêtre&quot;;[.F49]&gt;19);[.J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</text:p>
          </table:table-cell>
          <table:table-cell table:formula="of:=IF(AND([.H50]&gt;[.N$4];[.L50]=&quot;Hêtre&quot;;[.F50]&gt;19);[.J50];0)" office:value-type="float" office:value="0" calcext:value-type="float">
            <text:p>0</text:p>
          </table:table-cell>
          <table:table-cell table:style-name="ce16" table:formula="of:=IF(AND([.H50]&lt;[.N$4];[.H50]&gt;=[.O$4];[.L50]=&quot;Hêtre&quot;;[.F50]&gt;19);[.J50];0)" office:value-type="float" office:value="0" calcext:value-type="float">
            <text:p>0</text:p>
          </table:table-cell>
          <table:table-cell table:style-name="ce16" table:formula="of:=IF(AND([.H50]&lt;[.O$4];[.H50]&gt;=[.P$4];[.L50]=&quot;Hêtre&quot;;[.F50]&gt;19);[.J50];0)" office:value-type="float" office:value="0" calcext:value-type="float">
            <text:p>0</text:p>
          </table:table-cell>
          <table:table-cell table:style-name="ce16" table:formula="of:=IF(AND([.H50]&lt;[.P$4];[.L50]=&quot;Hêtre&quot;;[.F50]&gt;19);[.J50];0)" office:value-type="float" office:value="0.102585" calcext:value-type="float">
            <text:p>0,10258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</text:p>
          </table:table-cell>
          <table:table-cell table:formula="of:=IF(AND([.H51]&gt;[.N$4];[.L51]=&quot;Hêtre&quot;;[.F51]&gt;19);[.J51];0)" office:value-type="float" office:value="0.324" calcext:value-type="float">
            <text:p>0,324</text:p>
          </table:table-cell>
          <table:table-cell table:style-name="ce16" table:formula="of:=IF(AND([.H51]&lt;[.N$4];[.H51]&gt;=[.O$4];[.L51]=&quot;Hêtre&quot;;[.F51]&gt;19);[.J51];0)" office:value-type="float" office:value="0" calcext:value-type="float">
            <text:p>0</text:p>
          </table:table-cell>
          <table:table-cell table:style-name="ce16" table:formula="of:=IF(AND([.H51]&lt;[.O$4];[.H51]&gt;=[.P$4];[.L51]=&quot;Hêtre&quot;;[.F51]&gt;19);[.J51];0)" office:value-type="float" office:value="0" calcext:value-type="float">
            <text:p>0</text:p>
          </table:table-cell>
          <table:table-cell table:style-name="ce16" table:formula="of:=IF(AND([.H51]&lt;[.P$4];[.L51]=&quot;Hêtre&quot;;[.F51]&gt;19);[.J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</text:p>
          </table:table-cell>
          <table:table-cell table:formula="of:=IF(AND([.H52]&gt;[.N$4];[.L52]=&quot;Hêtre&quot;;[.F52]&gt;19);[.J52];0)" office:value-type="float" office:value="0" calcext:value-type="float">
            <text:p>0</text:p>
          </table:table-cell>
          <table:table-cell table:style-name="ce16" table:formula="of:=IF(AND([.H52]&lt;[.N$4];[.H52]&gt;=[.O$4];[.L52]=&quot;Hêtre&quot;;[.F52]&gt;19);[.J52];0)" office:value-type="float" office:value="0" calcext:value-type="float">
            <text:p>0</text:p>
          </table:table-cell>
          <table:table-cell table:style-name="ce16" table:formula="of:=IF(AND([.H52]&lt;[.O$4];[.H52]&gt;=[.P$4];[.L52]=&quot;Hêtre&quot;;[.F52]&gt;19);[.J52];0)" office:value-type="float" office:value="0" calcext:value-type="float">
            <text:p>0</text:p>
          </table:table-cell>
          <table:table-cell table:style-name="ce16" table:formula="of:=IF(AND([.H52]&lt;[.P$4];[.L52]=&quot;Hêtre&quot;;[.F52]&gt;19);[.J52];0)" office:value-type="float" office:value="0.07336" calcext:value-type="float">
            <text:p>0,073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</text:p>
          </table:table-cell>
          <table:table-cell table:formula="of:=IF(AND([.H53]&gt;[.N$4];[.L53]=&quot;Hêtre&quot;;[.F53]&gt;19);[.J53];0)" office:value-type="float" office:value="0" calcext:value-type="float">
            <text:p>0</text:p>
          </table:table-cell>
          <table:table-cell table:style-name="ce16" table:formula="of:=IF(AND([.H53]&lt;[.N$4];[.H53]&gt;=[.O$4];[.L53]=&quot;Hêtre&quot;;[.F53]&gt;19);[.J53];0)" office:value-type="float" office:value="0" calcext:value-type="float">
            <text:p>0</text:p>
          </table:table-cell>
          <table:table-cell table:style-name="ce16" table:formula="of:=IF(AND([.H53]&lt;[.O$4];[.H53]&gt;=[.P$4];[.L53]=&quot;Hêtre&quot;;[.F53]&gt;19);[.J53];0)" office:value-type="float" office:value="0" calcext:value-type="float">
            <text:p>0</text:p>
          </table:table-cell>
          <table:table-cell table:style-name="ce16" table:formula="of:=IF(AND([.H53]&lt;[.P$4];[.L53]=&quot;Hêtre&quot;;[.F53]&gt;19);[.J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</text:p>
          </table:table-cell>
          <table:table-cell table:formula="of:=IF(AND([.H54]&gt;[.N$4];[.L54]=&quot;Hêtre&quot;;[.F54]&gt;19);[.J54];0)" office:value-type="float" office:value="0" calcext:value-type="float">
            <text:p>0</text:p>
          </table:table-cell>
          <table:table-cell table:style-name="ce16" table:formula="of:=IF(AND([.H54]&lt;[.N$4];[.H54]&gt;=[.O$4];[.L54]=&quot;Hêtre&quot;;[.F54]&gt;19);[.J54];0)" office:value-type="float" office:value="0" calcext:value-type="float">
            <text:p>0</text:p>
          </table:table-cell>
          <table:table-cell table:style-name="ce16" table:formula="of:=IF(AND([.H54]&lt;[.O$4];[.H54]&gt;=[.P$4];[.L54]=&quot;Hêtre&quot;;[.F54]&gt;19);[.J54];0)" office:value-type="float" office:value="0" calcext:value-type="float">
            <text:p>0</text:p>
          </table:table-cell>
          <table:table-cell table:style-name="ce16" table:formula="of:=IF(AND([.H54]&lt;[.P$4];[.L54]=&quot;Hêtre&quot;;[.F54]&gt;19);[.J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</text:p>
          </table:table-cell>
          <table:table-cell table:formula="of:=IF(AND([.H55]&gt;[.N$4];[.L55]=&quot;Hêtre&quot;;[.F55]&gt;19);[.J55];0)" office:value-type="float" office:value="0" calcext:value-type="float">
            <text:p>0</text:p>
          </table:table-cell>
          <table:table-cell table:style-name="ce16" table:formula="of:=IF(AND([.H55]&lt;[.N$4];[.H55]&gt;=[.O$4];[.L55]=&quot;Hêtre&quot;;[.F55]&gt;19);[.J55];0)" office:value-type="float" office:value="0" calcext:value-type="float">
            <text:p>0</text:p>
          </table:table-cell>
          <table:table-cell table:style-name="ce16" table:formula="of:=IF(AND([.H55]&lt;[.O$4];[.H55]&gt;=[.P$4];[.L55]=&quot;Hêtre&quot;;[.F55]&gt;19);[.J55];0)" office:value-type="float" office:value="0" calcext:value-type="float">
            <text:p>0</text:p>
          </table:table-cell>
          <table:table-cell table:style-name="ce16" table:formula="of:=IF(AND([.H55]&lt;[.P$4];[.L55]=&quot;Hêtre&quot;;[.F55]&gt;19);[.J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</text:p>
          </table:table-cell>
          <table:table-cell table:formula="of:=IF(AND([.H56]&gt;[.N$4];[.L56]=&quot;Hêtre&quot;;[.F56]&gt;19);[.J56];0)" office:value-type="float" office:value="0" calcext:value-type="float">
            <text:p>0</text:p>
          </table:table-cell>
          <table:table-cell table:style-name="ce16" table:formula="of:=IF(AND([.H56]&lt;[.N$4];[.H56]&gt;=[.O$4];[.L56]=&quot;Hêtre&quot;;[.F56]&gt;19);[.J56];0)" office:value-type="float" office:value="0" calcext:value-type="float">
            <text:p>0</text:p>
          </table:table-cell>
          <table:table-cell table:style-name="ce16" table:formula="of:=IF(AND([.H56]&lt;[.O$4];[.H56]&gt;=[.P$4];[.L56]=&quot;Hêtre&quot;;[.F56]&gt;19);[.J56];0)" office:value-type="float" office:value="0" calcext:value-type="float">
            <text:p>0</text:p>
          </table:table-cell>
          <table:table-cell table:style-name="ce16" table:formula="of:=IF(AND([.H56]&lt;[.P$4];[.L56]=&quot;Hêtre&quot;;[.F56]&gt;19);[.J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formula="of:=IF(AND([.H57]&gt;[.N$4];[.L57]=&quot;Hêtre&quot;;[.F57]&gt;19);[.J57];0)" office:value-type="float" office:value="0" calcext:value-type="float">
            <text:p>0</text:p>
          </table:table-cell>
          <table:table-cell table:style-name="ce16" table:formula="of:=IF(AND([.H57]&lt;[.N$4];[.H57]&gt;=[.O$4];[.L57]=&quot;Hêtre&quot;;[.F57]&gt;19);[.J57];0)" office:value-type="float" office:value="0" calcext:value-type="float">
            <text:p>0</text:p>
          </table:table-cell>
          <table:table-cell table:style-name="ce16" table:formula="of:=IF(AND([.H57]&lt;[.O$4];[.H57]&gt;=[.P$4];[.L57]=&quot;Hêtre&quot;;[.F57]&gt;19);[.J57];0)" office:value-type="float" office:value="0" calcext:value-type="float">
            <text:p>0</text:p>
          </table:table-cell>
          <table:table-cell table:style-name="ce16" table:formula="of:=IF(AND([.H57]&lt;[.P$4];[.L57]=&quot;Hêtre&quot;;[.F57]&gt;19);[.J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49]-30-2-10-[.H58]" office:value-type="float" office:value="0" calcext:value-type="float">
            <text:p>0</text:p>
          </table:table-cell>
          <table:table-cell table:formula="of:=[.E58]*([.G58]/1000)*([.H58]/1000)" office:value-type="float" office:value="0.4066" calcext:value-type="float">
            <text:p>0,4066</text:p>
          </table:table-cell>
          <table:table-cell table:formula="of:=[.J58]*[.F58]/1000" office:value-type="float" office:value="0.012198" calcext:value-type="float">
            <text:p>0,012198</text:p>
          </table:table-cell>
          <table:table-cell office:value-type="string" calcext:value-type="string">
            <text:p>Hêtre</text:p>
          </table:table-cell>
          <table:table-cell table:formula="of:=IF(AND([.H58]&gt;[.N$4];[.L58]=&quot;Hêtre&quot;;[.F58]&gt;19);[.J58];0)" office:value-type="float" office:value="0.4066" calcext:value-type="float">
            <text:p>0,4066</text:p>
          </table:table-cell>
          <table:table-cell table:style-name="ce16" table:formula="of:=IF(AND([.H58]&lt;[.N$4];[.H58]&gt;=[.O$4];[.L58]=&quot;Hêtre&quot;;[.F58]&gt;19);[.J58];0)" office:value-type="float" office:value="0" calcext:value-type="float">
            <text:p>0</text:p>
          </table:table-cell>
          <table:table-cell table:style-name="ce16" table:formula="of:=IF(AND([.H58]&lt;[.O$4];[.H58]&gt;=[.P$4];[.L58]=&quot;Hêtre&quot;;[.F58]&gt;19);[.J58];0)" office:value-type="float" office:value="0" calcext:value-type="float">
            <text:p>0</text:p>
          </table:table-cell>
          <table:table-cell table:style-name="ce16" table:formula="of:=IF(AND([.H58]&lt;[.P$4];[.L58]=&quot;Hêtre&quot;;[.F58]&gt;19);[.J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086735" calcext:value-type="float">
            <text:p>0,086735</text:p>
          </table:table-cell>
          <table:table-cell table:formula="of:=[.J59]*[.F59]/1000" office:value-type="float" office:value="0.00260205" calcext:value-type="float">
            <text:p>0,00260205</text:p>
          </table:table-cell>
          <table:table-cell office:value-type="string" calcext:value-type="string">
            <text:p>Hêtre</text:p>
          </table:table-cell>
          <table:table-cell table:formula="of:=IF(AND([.H59]&gt;[.N$4];[.L59]=&quot;Hêtre&quot;;[.F59]&gt;19);[.J59];0)" office:value-type="float" office:value="0" calcext:value-type="float">
            <text:p>0</text:p>
          </table:table-cell>
          <table:table-cell table:style-name="ce16" table:formula="of:=IF(AND([.H59]&lt;[.N$4];[.H59]&gt;=[.O$4];[.L59]=&quot;Hêtre&quot;;[.F59]&gt;19);[.J59];0)" office:value-type="float" office:value="0" calcext:value-type="float">
            <text:p>0</text:p>
          </table:table-cell>
          <table:table-cell table:style-name="ce16" table:formula="of:=IF(AND([.H59]&lt;[.O$4];[.H59]&gt;=[.P$4];[.L59]=&quot;Hêtre&quot;;[.F59]&gt;19);[.J59];0)" office:value-type="float" office:value="0" calcext:value-type="float">
            <text:p>0</text:p>
          </table:table-cell>
          <table:table-cell table:style-name="ce16" table:formula="of:=IF(AND([.H59]&lt;[.P$4];[.L59]=&quot;Hêtre&quot;;[.F59]&gt;19);[.J59];0)" office:value-type="float" office:value="0.086735" calcext:value-type="float">
            <text:p>0,086735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0913" calcext:value-type="float">
            <text:p>0,0913</text:p>
          </table:table-cell>
          <table:table-cell table:formula="of:=[.J60]*[.F60]/1000" office:value-type="float" office:value="0.002739" calcext:value-type="float">
            <text:p>0,002739</text:p>
          </table:table-cell>
          <table:table-cell office:value-type="string" calcext:value-type="string">
            <text:p>Hêtre</text:p>
          </table:table-cell>
          <table:table-cell table:formula="of:=IF(AND([.H60]&gt;[.N$4];[.L60]=&quot;Hêtre&quot;;[.F60]&gt;19);[.J60];0)" office:value-type="float" office:value="0" calcext:value-type="float">
            <text:p>0</text:p>
          </table:table-cell>
          <table:table-cell table:style-name="ce16" table:formula="of:=IF(AND([.H60]&lt;[.N$4];[.H60]&gt;=[.O$4];[.L60]=&quot;Hêtre&quot;;[.F60]&gt;19);[.J60];0)" office:value-type="float" office:value="0" calcext:value-type="float">
            <text:p>0</text:p>
          </table:table-cell>
          <table:table-cell table:style-name="ce16" table:formula="of:=IF(AND([.H60]&lt;[.O$4];[.H60]&gt;=[.P$4];[.L60]=&quot;Hêtre&quot;;[.F60]&gt;19);[.J60];0)" office:value-type="float" office:value="0" calcext:value-type="float">
            <text:p>0</text:p>
          </table:table-cell>
          <table:table-cell table:style-name="ce16" table:formula="of:=IF(AND([.H60]&lt;[.P$4];[.L60]=&quot;Hêtre&quot;;[.F60]&gt;19);[.J60];0)" office:value-type="float" office:value="0.0913" calcext:value-type="float">
            <text:p>0,0913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09711" calcext:value-type="float">
            <text:p>0,09711</text:p>
          </table:table-cell>
          <table:table-cell table:formula="of:=[.J61]*[.F61]/1000" office:value-type="float" office:value="0.0029133" calcext:value-type="float">
            <text:p>0,0029133</text:p>
          </table:table-cell>
          <table:table-cell office:value-type="string" calcext:value-type="string">
            <text:p>Hêtre</text:p>
          </table:table-cell>
          <table:table-cell table:formula="of:=IF(AND([.H61]&gt;[.N$4];[.L61]=&quot;Hêtre&quot;;[.F61]&gt;19);[.J61];0)" office:value-type="float" office:value="0" calcext:value-type="float">
            <text:p>0</text:p>
          </table:table-cell>
          <table:table-cell table:style-name="ce16" table:formula="of:=IF(AND([.H61]&lt;[.N$4];[.H61]&gt;=[.O$4];[.L61]=&quot;Hêtre&quot;;[.F61]&gt;19);[.J61];0)" office:value-type="float" office:value="0" calcext:value-type="float">
            <text:p>0</text:p>
          </table:table-cell>
          <table:table-cell table:style-name="ce16" table:formula="of:=IF(AND([.H61]&lt;[.O$4];[.H61]&gt;=[.P$4];[.L61]=&quot;Hêtre&quot;;[.F61]&gt;19);[.J61];0)" office:value-type="float" office:value="0.09711" calcext:value-type="float">
            <text:p>0,09711</text:p>
          </table:table-cell>
          <table:table-cell table:style-name="ce16" table:formula="of:=IF(AND([.H61]&lt;[.P$4];[.L61]=&quot;Hêtre&quot;;[.F61]&gt;19);[.J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  <table:table-cell table:formula="of:=IF(AND([.H62]&gt;[.N$4];[.L62]=&quot;Hêtre&quot;;[.F62]&gt;19);[.J62];0)" office:value-type="float" office:value="0" calcext:value-type="float">
            <text:p>0</text:p>
          </table:table-cell>
          <table:table-cell table:style-name="ce16" table:formula="of:=IF(AND([.H62]&lt;[.N$4];[.H62]&gt;=[.O$4];[.L62]=&quot;Hêtre&quot;;[.F62]&gt;19);[.J62];0)" office:value-type="float" office:value="0" calcext:value-type="float">
            <text:p>0</text:p>
          </table:table-cell>
          <table:table-cell table:style-name="ce16" table:formula="of:=IF(AND([.H62]&lt;[.O$4];[.H62]&gt;=[.P$4];[.L62]=&quot;Hêtre&quot;;[.F62]&gt;19);[.J62];0)" office:value-type="float" office:value="0" calcext:value-type="float">
            <text:p>0</text:p>
          </table:table-cell>
          <table:table-cell table:style-name="ce16" table:formula="of:=IF(AND([.H62]&lt;[.P$4];[.L62]=&quot;Hêtre&quot;;[.F62]&gt;19);[.J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3]*([.G63]/1000)*([.H63]/1000)" office:value-type="float" office:value="0.0135" calcext:value-type="float">
            <text:p>0,0135</text:p>
          </table:table-cell>
          <table:table-cell table:formula="of:=[.J63]*[.F63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  <table:table-cell table:formula="of:=IF(AND([.H63]&gt;[.N$4];[.L63]=&quot;Hêtre&quot;;[.F63]&gt;19);[.J63];0)" office:value-type="float" office:value="0" calcext:value-type="float">
            <text:p>0</text:p>
          </table:table-cell>
          <table:table-cell table:style-name="ce16" table:formula="of:=IF(AND([.H63]&lt;[.N$4];[.H63]&gt;=[.O$4];[.L63]=&quot;Hêtre&quot;;[.F63]&gt;19);[.J63];0)" office:value-type="float" office:value="0" calcext:value-type="float">
            <text:p>0</text:p>
          </table:table-cell>
          <table:table-cell table:style-name="ce16" table:formula="of:=IF(AND([.H63]&lt;[.O$4];[.H63]&gt;=[.P$4];[.L63]=&quot;Hêtre&quot;;[.F63]&gt;19);[.J63];0)" office:value-type="float" office:value="0" calcext:value-type="float">
            <text:p>0</text:p>
          </table:table-cell>
          <table:table-cell table:style-name="ce16" table:formula="of:=IF(AND([.H63]&lt;[.P$4];[.L63]=&quot;Hêtre&quot;;[.F63]&gt;19);[.J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  <table:table-cell table:formula="of:=IF(AND([.H64]&gt;[.N$4];[.L64]=&quot;Hêtre&quot;;[.F64]&gt;19);[.J64];0)" office:value-type="float" office:value="0" calcext:value-type="float">
            <text:p>0</text:p>
          </table:table-cell>
          <table:table-cell table:style-name="ce16" table:formula="of:=IF(AND([.H64]&lt;[.N$4];[.H64]&gt;=[.O$4];[.L64]=&quot;Hêtre&quot;;[.F64]&gt;19);[.J64];0)" office:value-type="float" office:value="0" calcext:value-type="float">
            <text:p>0</text:p>
          </table:table-cell>
          <table:table-cell table:style-name="ce16" table:formula="of:=IF(AND([.H64]&lt;[.O$4];[.H64]&gt;=[.P$4];[.L64]=&quot;Hêtre&quot;;[.F64]&gt;19);[.J64];0)" office:value-type="float" office:value="0" calcext:value-type="float">
            <text:p>0</text:p>
          </table:table-cell>
          <table:table-cell table:style-name="ce16" table:formula="of:=IF(AND([.H64]&lt;[.P$4];[.L64]=&quot;Hêtre&quot;;[.F64]&gt;19);[.J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  <table:table-cell table:formula="of:=IF(AND([.H65]&gt;[.N$4];[.L65]=&quot;Hêtre&quot;;[.F65]&gt;19);[.J65];0)" office:value-type="float" office:value="0" calcext:value-type="float">
            <text:p>0</text:p>
          </table:table-cell>
          <table:table-cell table:style-name="ce16" table:formula="of:=IF(AND([.H65]&lt;[.N$4];[.H65]&gt;=[.O$4];[.L65]=&quot;Hêtre&quot;;[.F65]&gt;19);[.J65];0)" office:value-type="float" office:value="0" calcext:value-type="float">
            <text:p>0</text:p>
          </table:table-cell>
          <table:table-cell table:style-name="ce16" table:formula="of:=IF(AND([.H65]&lt;[.O$4];[.H65]&gt;=[.P$4];[.L65]=&quot;Hêtre&quot;;[.F65]&gt;19);[.J65];0)" office:value-type="float" office:value="0" calcext:value-type="float">
            <text:p>0</text:p>
          </table:table-cell>
          <table:table-cell table:style-name="ce16" table:formula="of:=IF(AND([.H65]&lt;[.P$4];[.L65]=&quot;Hêtre&quot;;[.F65]&gt;19);[.J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  <table:table-cell table:formula="of:=IF(AND([.H66]&gt;[.N$4];[.L66]=&quot;Hêtre&quot;;[.F66]&gt;19);[.J66];0)" office:value-type="float" office:value="0" calcext:value-type="float">
            <text:p>0</text:p>
          </table:table-cell>
          <table:table-cell table:style-name="ce16" table:formula="of:=IF(AND([.H66]&lt;[.N$4];[.H66]&gt;=[.O$4];[.L66]=&quot;Hêtre&quot;;[.F66]&gt;19);[.J66];0)" office:value-type="float" office:value="0" calcext:value-type="float">
            <text:p>0</text:p>
          </table:table-cell>
          <table:table-cell table:style-name="ce16" table:formula="of:=IF(AND([.H66]&lt;[.O$4];[.H66]&gt;=[.P$4];[.L66]=&quot;Hêtre&quot;;[.F66]&gt;19);[.J66];0)" office:value-type="float" office:value="0" calcext:value-type="float">
            <text:p>0</text:p>
          </table:table-cell>
          <table:table-cell table:style-name="ce16" table:formula="of:=IF(AND([.H66]&lt;[.P$4];[.L66]=&quot;Hêtre&quot;;[.F66]&gt;19);[.J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7]*([.G67]/1000)*([.H67]/1000)" office:value-type="float" office:value="0.02264" calcext:value-type="float">
            <text:p>0,02264</text:p>
          </table:table-cell>
          <table:table-cell table:formula="of:=[.J67]*[.F67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  <table:table-cell table:formula="of:=IF(AND([.H67]&gt;[.N$4];[.L67]=&quot;Hêtre&quot;;[.F67]&gt;19);[.J67];0)" office:value-type="float" office:value="0" calcext:value-type="float">
            <text:p>0</text:p>
          </table:table-cell>
          <table:table-cell table:style-name="ce16" table:formula="of:=IF(AND([.H67]&lt;[.N$4];[.H67]&gt;=[.O$4];[.L67]=&quot;Hêtre&quot;;[.F67]&gt;19);[.J67];0)" office:value-type="float" office:value="0" calcext:value-type="float">
            <text:p>0</text:p>
          </table:table-cell>
          <table:table-cell table:style-name="ce16" table:formula="of:=IF(AND([.H67]&lt;[.O$4];[.H67]&gt;=[.P$4];[.L67]=&quot;Hêtre&quot;;[.F67]&gt;19);[.J67];0)" office:value-type="float" office:value="0" calcext:value-type="float">
            <text:p>0</text:p>
          </table:table-cell>
          <table:table-cell table:style-name="ce16" table:formula="of:=IF(AND([.H67]&lt;[.P$4];[.L67]=&quot;Hêtre&quot;;[.F67]&gt;19);[.J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8]*([.G68]/1000)*([.H68]/1000)" office:value-type="float" office:value="0.0135" calcext:value-type="float">
            <text:p>0,0135</text:p>
          </table:table-cell>
          <table:table-cell table:formula="of:=[.J68]*[.F68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  <table:table-cell table:formula="of:=IF(AND([.H68]&gt;[.N$4];[.L68]=&quot;Hêtre&quot;;[.F68]&gt;19);[.J68];0)" office:value-type="float" office:value="0" calcext:value-type="float">
            <text:p>0</text:p>
          </table:table-cell>
          <table:table-cell table:style-name="ce16" table:formula="of:=IF(AND([.H68]&lt;[.N$4];[.H68]&gt;=[.O$4];[.L68]=&quot;Hêtre&quot;;[.F68]&gt;19);[.J68];0)" office:value-type="float" office:value="0" calcext:value-type="float">
            <text:p>0</text:p>
          </table:table-cell>
          <table:table-cell table:style-name="ce16" table:formula="of:=IF(AND([.H68]&lt;[.O$4];[.H68]&gt;=[.P$4];[.L68]=&quot;Hêtre&quot;;[.F68]&gt;19);[.J68];0)" office:value-type="float" office:value="0" calcext:value-type="float">
            <text:p>0</text:p>
          </table:table-cell>
          <table:table-cell table:style-name="ce16" table:formula="of:=IF(AND([.H68]&lt;[.P$4];[.L68]=&quot;Hêtre&quot;;[.F68]&gt;19);[.J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  <table:table-cell table:formula="of:=IF(AND([.H69]&gt;[.N$4];[.L69]=&quot;Hêtre&quot;;[.F69]&gt;19);[.J69];0)" office:value-type="float" office:value="0" calcext:value-type="float">
            <text:p>0</text:p>
          </table:table-cell>
          <table:table-cell table:style-name="ce16" table:formula="of:=IF(AND([.H69]&lt;[.N$4];[.H69]&gt;=[.O$4];[.L69]=&quot;Hêtre&quot;;[.F69]&gt;19);[.J69];0)" office:value-type="float" office:value="0" calcext:value-type="float">
            <text:p>0</text:p>
          </table:table-cell>
          <table:table-cell table:style-name="ce16" table:formula="of:=IF(AND([.H69]&lt;[.O$4];[.H69]&gt;=[.P$4];[.L69]=&quot;Hêtre&quot;;[.F69]&gt;19);[.J69];0)" office:value-type="float" office:value="0" calcext:value-type="float">
            <text:p>0</text:p>
          </table:table-cell>
          <table:table-cell table:style-name="ce16" table:formula="of:=IF(AND([.H69]&lt;[.P$4];[.L69]=&quot;Hêtre&quot;;[.F69]&gt;19);[.J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formula="of:=IF(AND([.H70]&gt;[.N$4];[.L70]=&quot;Hêtre&quot;;[.F70]&gt;19);[.J70];0)" office:value-type="float" office:value="0" calcext:value-type="float">
            <text:p>0</text:p>
          </table:table-cell>
          <table:table-cell table:style-name="ce16" table:formula="of:=IF(AND([.H70]&lt;[.N$4];[.H70]&gt;=[.O$4];[.L70]=&quot;Hêtre&quot;;[.F70]&gt;19);[.J70];0)" office:value-type="float" office:value="0" calcext:value-type="float">
            <text:p>0</text:p>
          </table:table-cell>
          <table:table-cell table:style-name="ce16" table:formula="of:=IF(AND([.H70]&lt;[.O$4];[.H70]&gt;=[.P$4];[.L70]=&quot;Hêtre&quot;;[.F70]&gt;19);[.J70];0)" office:value-type="float" office:value="0" calcext:value-type="float">
            <text:p>0</text:p>
          </table:table-cell>
          <table:table-cell table:style-name="ce16" table:formula="of:=IF(AND([.H70]&lt;[.P$4];[.L70]=&quot;Hêtre&quot;;[.F70]&gt;19);[.J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formula="of:=IF(AND([.H71]&gt;[.N$4];[.L71]=&quot;Hêtre&quot;;[.F71]&gt;19);[.J71];0)" office:value-type="float" office:value="0" calcext:value-type="float">
            <text:p>0</text:p>
          </table:table-cell>
          <table:table-cell table:style-name="ce16" table:formula="of:=IF(AND([.H71]&lt;[.N$4];[.H71]&gt;=[.O$4];[.L71]=&quot;Hêtre&quot;;[.F71]&gt;19);[.J71];0)" office:value-type="float" office:value="0" calcext:value-type="float">
            <text:p>0</text:p>
          </table:table-cell>
          <table:table-cell table:style-name="ce16" table:formula="of:=IF(AND([.H71]&lt;[.O$4];[.H71]&gt;=[.P$4];[.L71]=&quot;Hêtre&quot;;[.F71]&gt;19);[.J71];0)" office:value-type="float" office:value="0" calcext:value-type="float">
            <text:p>0</text:p>
          </table:table-cell>
          <table:table-cell table:style-name="ce16" table:formula="of:=IF(AND([.H71]&lt;[.P$4];[.L71]=&quot;Hêtre&quot;;[.F71]&gt;19);[.J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formula="of:=IF(AND([.H72]&gt;[.N$4];[.L72]=&quot;Hêtre&quot;;[.F72]&gt;19);[.J72];0)" office:value-type="float" office:value="0" calcext:value-type="float">
            <text:p>0</text:p>
          </table:table-cell>
          <table:table-cell table:style-name="ce16" table:formula="of:=IF(AND([.H72]&lt;[.N$4];[.H72]&gt;=[.O$4];[.L72]=&quot;Hêtre&quot;;[.F72]&gt;19);[.J72];0)" office:value-type="float" office:value="0" calcext:value-type="float">
            <text:p>0</text:p>
          </table:table-cell>
          <table:table-cell table:style-name="ce16" table:formula="of:=IF(AND([.H72]&lt;[.O$4];[.H72]&gt;=[.P$4];[.L72]=&quot;Hêtre&quot;;[.F72]&gt;19);[.J72];0)" office:value-type="float" office:value="0" calcext:value-type="float">
            <text:p>0</text:p>
          </table:table-cell>
          <table:table-cell table:style-name="ce16" table:formula="of:=IF(AND([.H72]&lt;[.P$4];[.L72]=&quot;Hêtre&quot;;[.F72]&gt;19);[.J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formula="of:=IF(AND([.H73]&gt;[.N$4];[.L73]=&quot;Hêtre&quot;;[.F73]&gt;19);[.J73];0)" office:value-type="float" office:value="0" calcext:value-type="float">
            <text:p>0</text:p>
          </table:table-cell>
          <table:table-cell table:style-name="ce16" table:formula="of:=IF(AND([.H73]&lt;[.N$4];[.H73]&gt;=[.O$4];[.L73]=&quot;Hêtre&quot;;[.F73]&gt;19);[.J73];0)" office:value-type="float" office:value="0" calcext:value-type="float">
            <text:p>0</text:p>
          </table:table-cell>
          <table:table-cell table:style-name="ce16" table:formula="of:=IF(AND([.H73]&lt;[.O$4];[.H73]&gt;=[.P$4];[.L73]=&quot;Hêtre&quot;;[.F73]&gt;19);[.J73];0)" office:value-type="float" office:value="0" calcext:value-type="float">
            <text:p>0</text:p>
          </table:table-cell>
          <table:table-cell table:style-name="ce16" table:formula="of:=IF(AND([.H73]&lt;[.P$4];[.L73]=&quot;Hêtre&quot;;[.F73]&gt;19);[.J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formula="of:=IF(AND([.H74]&gt;[.N$4];[.L74]=&quot;Hêtre&quot;;[.F74]&gt;19);[.J74];0)" office:value-type="float" office:value="0" calcext:value-type="float">
            <text:p>0</text:p>
          </table:table-cell>
          <table:table-cell table:style-name="ce16" table:formula="of:=IF(AND([.H74]&lt;[.N$4];[.H74]&gt;=[.O$4];[.L74]=&quot;Hêtre&quot;;[.F74]&gt;19);[.J74];0)" office:value-type="float" office:value="0" calcext:value-type="float">
            <text:p>0</text:p>
          </table:table-cell>
          <table:table-cell table:style-name="ce16" table:formula="of:=IF(AND([.H74]&lt;[.O$4];[.H74]&gt;=[.P$4];[.L74]=&quot;Hêtre&quot;;[.F74]&gt;19);[.J74];0)" office:value-type="float" office:value="0" calcext:value-type="float">
            <text:p>0</text:p>
          </table:table-cell>
          <table:table-cell table:style-name="ce16" table:formula="of:=IF(AND([.H74]&lt;[.P$4];[.L74]=&quot;Hêtre&quot;;[.F74]&gt;19);[.J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</text:p>
          </table:table-cell>
          <table:table-cell table:formula="of:=IF(AND([.H75]&gt;[.N$4];[.L75]=&quot;Hêtre&quot;;[.F75]&gt;19);[.J75];0)" office:value-type="float" office:value="0.43722" calcext:value-type="float">
            <text:p>0,43722</text:p>
          </table:table-cell>
          <table:table-cell table:style-name="ce16" table:formula="of:=IF(AND([.H75]&lt;[.N$4];[.H75]&gt;=[.O$4];[.L75]=&quot;Hêtre&quot;;[.F75]&gt;19);[.J75];0)" office:value-type="float" office:value="0" calcext:value-type="float">
            <text:p>0</text:p>
          </table:table-cell>
          <table:table-cell table:style-name="ce16" table:formula="of:=IF(AND([.H75]&lt;[.O$4];[.H75]&gt;=[.P$4];[.L75]=&quot;Hêtre&quot;;[.F75]&gt;19);[.J75];0)" office:value-type="float" office:value="0" calcext:value-type="float">
            <text:p>0</text:p>
          </table:table-cell>
          <table:table-cell table:style-name="ce16" table:formula="of:=IF(AND([.H75]&lt;[.P$4];[.L75]=&quot;Hêtre&quot;;[.F75]&gt;19);[.J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</text:p>
          </table:table-cell>
          <table:table-cell table:formula="of:=IF(AND([.H76]&gt;[.N$4];[.L76]=&quot;Hêtre&quot;;[.F76]&gt;19);[.J76];0)" office:value-type="float" office:value="0" calcext:value-type="float">
            <text:p>0</text:p>
          </table:table-cell>
          <table:table-cell table:style-name="ce16" table:formula="of:=IF(AND([.H76]&lt;[.N$4];[.H76]&gt;=[.O$4];[.L76]=&quot;Hêtre&quot;;[.F76]&gt;19);[.J76];0)" office:value-type="float" office:value="0" calcext:value-type="float">
            <text:p>0</text:p>
          </table:table-cell>
          <table:table-cell table:style-name="ce16" table:formula="of:=IF(AND([.H76]&lt;[.O$4];[.H76]&gt;=[.P$4];[.L76]=&quot;Hêtre&quot;;[.F76]&gt;19);[.J76];0)" office:value-type="float" office:value="0" calcext:value-type="float">
            <text:p>0</text:p>
          </table:table-cell>
          <table:table-cell table:style-name="ce16" table:formula="of:=IF(AND([.H76]&lt;[.P$4];[.L76]=&quot;Hêtre&quot;;[.F76]&gt;19);[.J76];0)" office:value-type="float" office:value="0.10248" calcext:value-type="float">
            <text:p>0,1024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</text:p>
          </table:table-cell>
          <table:table-cell table:formula="of:=IF(AND([.H77]&gt;[.N$4];[.L77]=&quot;Hêtre&quot;;[.F77]&gt;19);[.J77];0)" office:value-type="float" office:value="0.32512" calcext:value-type="float">
            <text:p>0,32512</text:p>
          </table:table-cell>
          <table:table-cell table:style-name="ce16" table:formula="of:=IF(AND([.H77]&lt;[.N$4];[.H77]&gt;=[.O$4];[.L77]=&quot;Hêtre&quot;;[.F77]&gt;19);[.J77];0)" office:value-type="float" office:value="0" calcext:value-type="float">
            <text:p>0</text:p>
          </table:table-cell>
          <table:table-cell table:style-name="ce16" table:formula="of:=IF(AND([.H77]&lt;[.O$4];[.H77]&gt;=[.P$4];[.L77]=&quot;Hêtre&quot;;[.F77]&gt;19);[.J77];0)" office:value-type="float" office:value="0" calcext:value-type="float">
            <text:p>0</text:p>
          </table:table-cell>
          <table:table-cell table:style-name="ce16" table:formula="of:=IF(AND([.H77]&lt;[.P$4];[.L77]=&quot;Hêtre&quot;;[.F77]&gt;19);[.J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</text:p>
          </table:table-cell>
          <table:table-cell table:formula="of:=IF(AND([.H78]&gt;[.N$4];[.L78]=&quot;Hêtre&quot;;[.F78]&gt;19);[.J78];0)" office:value-type="float" office:value="0" calcext:value-type="float">
            <text:p>0</text:p>
          </table:table-cell>
          <table:table-cell table:style-name="ce16" table:formula="of:=IF(AND([.H78]&lt;[.N$4];[.H78]&gt;=[.O$4];[.L78]=&quot;Hêtre&quot;;[.F78]&gt;19);[.J78];0)" office:value-type="float" office:value="0" calcext:value-type="float">
            <text:p>0</text:p>
          </table:table-cell>
          <table:table-cell table:style-name="ce16" table:formula="of:=IF(AND([.H78]&lt;[.O$4];[.H78]&gt;=[.P$4];[.L78]=&quot;Hêtre&quot;;[.F78]&gt;19);[.J78];0)" office:value-type="float" office:value="0" calcext:value-type="float">
            <text:p>0</text:p>
          </table:table-cell>
          <table:table-cell table:style-name="ce16" table:formula="of:=IF(AND([.H78]&lt;[.P$4];[.L78]=&quot;Hêtre&quot;;[.F78]&gt;19);[.J78];0)" office:value-type="float" office:value="0.07328" calcext:value-type="float">
            <text:p>0,0732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</text:p>
          </table:table-cell>
          <table:table-cell table:formula="of:=IF(AND([.H79]&gt;[.N$4];[.L79]=&quot;Hêtre&quot;;[.F79]&gt;19);[.J79];0)" office:value-type="float" office:value="0" calcext:value-type="float">
            <text:p>0</text:p>
          </table:table-cell>
          <table:table-cell table:style-name="ce16" table:formula="of:=IF(AND([.H79]&lt;[.N$4];[.H79]&gt;=[.O$4];[.L79]=&quot;Hêtre&quot;;[.F79]&gt;19);[.J79];0)" office:value-type="float" office:value="0" calcext:value-type="float">
            <text:p>0</text:p>
          </table:table-cell>
          <table:table-cell table:style-name="ce16" table:formula="of:=IF(AND([.H79]&lt;[.O$4];[.H79]&gt;=[.P$4];[.L79]=&quot;Hêtre&quot;;[.F79]&gt;19);[.J79];0)" office:value-type="float" office:value="0" calcext:value-type="float">
            <text:p>0</text:p>
          </table:table-cell>
          <table:table-cell table:style-name="ce16" table:formula="of:=IF(AND([.H79]&lt;[.P$4];[.L79]=&quot;Hêtre&quot;;[.F79]&gt;19);[.J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</text:p>
          </table:table-cell>
          <table:table-cell table:formula="of:=IF(AND([.H80]&gt;[.N$4];[.L80]=&quot;Hêtre&quot;;[.F80]&gt;19);[.J80];0)" office:value-type="float" office:value="0" calcext:value-type="float">
            <text:p>0</text:p>
          </table:table-cell>
          <table:table-cell table:style-name="ce16" table:formula="of:=IF(AND([.H80]&lt;[.N$4];[.H80]&gt;=[.O$4];[.L80]=&quot;Hêtre&quot;;[.F80]&gt;19);[.J80];0)" office:value-type="float" office:value="0" calcext:value-type="float">
            <text:p>0</text:p>
          </table:table-cell>
          <table:table-cell table:style-name="ce16" table:formula="of:=IF(AND([.H80]&lt;[.O$4];[.H80]&gt;=[.P$4];[.L80]=&quot;Hêtre&quot;;[.F80]&gt;19);[.J80];0)" office:value-type="float" office:value="0" calcext:value-type="float">
            <text:p>0</text:p>
          </table:table-cell>
          <table:table-cell table:style-name="ce16" table:formula="of:=IF(AND([.H80]&lt;[.P$4];[.L80]=&quot;Hêtre&quot;;[.F80]&gt;19);[.J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</text:p>
          </table:table-cell>
          <table:table-cell table:formula="of:=IF(AND([.H81]&gt;[.N$4];[.L81]=&quot;Hêtre&quot;;[.F81]&gt;19);[.J81];0)" office:value-type="float" office:value="0" calcext:value-type="float">
            <text:p>0</text:p>
          </table:table-cell>
          <table:table-cell table:style-name="ce16" table:formula="of:=IF(AND([.H81]&lt;[.N$4];[.H81]&gt;=[.O$4];[.L81]=&quot;Hêtre&quot;;[.F81]&gt;19);[.J81];0)" office:value-type="float" office:value="0" calcext:value-type="float">
            <text:p>0</text:p>
          </table:table-cell>
          <table:table-cell table:style-name="ce16" table:formula="of:=IF(AND([.H81]&lt;[.O$4];[.H81]&gt;=[.P$4];[.L81]=&quot;Hêtre&quot;;[.F81]&gt;19);[.J81];0)" office:value-type="float" office:value="0" calcext:value-type="float">
            <text:p>0</text:p>
          </table:table-cell>
          <table:table-cell table:style-name="ce16" table:formula="of:=IF(AND([.H81]&lt;[.P$4];[.L81]=&quot;Hêtre&quot;;[.F81]&gt;19);[.J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</text:p>
          </table:table-cell>
          <table:table-cell table:formula="of:=IF(AND([.H82]&gt;[.N$4];[.L82]=&quot;Hêtre&quot;;[.F82]&gt;19);[.J82];0)" office:value-type="float" office:value="0" calcext:value-type="float">
            <text:p>0</text:p>
          </table:table-cell>
          <table:table-cell table:style-name="ce16" table:formula="of:=IF(AND([.H82]&lt;[.N$4];[.H82]&gt;=[.O$4];[.L82]=&quot;Hêtre&quot;;[.F82]&gt;19);[.J82];0)" office:value-type="float" office:value="0" calcext:value-type="float">
            <text:p>0</text:p>
          </table:table-cell>
          <table:table-cell table:style-name="ce16" table:formula="of:=IF(AND([.H82]&lt;[.O$4];[.H82]&gt;=[.P$4];[.L82]=&quot;Hêtre&quot;;[.F82]&gt;19);[.J82];0)" office:value-type="float" office:value="0" calcext:value-type="float">
            <text:p>0</text:p>
          </table:table-cell>
          <table:table-cell table:style-name="ce16" table:formula="of:=IF(AND([.H82]&lt;[.P$4];[.L82]=&quot;Hêtre&quot;;[.F82]&gt;19);[.J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formula="of:=IF(AND([.H83]&gt;[.N$4];[.L83]=&quot;Hêtre&quot;;[.F83]&gt;19);[.J83];0)" office:value-type="float" office:value="0" calcext:value-type="float">
            <text:p>0</text:p>
          </table:table-cell>
          <table:table-cell table:style-name="ce16" table:formula="of:=IF(AND([.H83]&lt;[.N$4];[.H83]&gt;=[.O$4];[.L83]=&quot;Hêtre&quot;;[.F83]&gt;19);[.J83];0)" office:value-type="float" office:value="0" calcext:value-type="float">
            <text:p>0</text:p>
          </table:table-cell>
          <table:table-cell table:style-name="ce16" table:formula="of:=IF(AND([.H83]&lt;[.O$4];[.H83]&gt;=[.P$4];[.L83]=&quot;Hêtre&quot;;[.F83]&gt;19);[.J83];0)" office:value-type="float" office:value="0" calcext:value-type="float">
            <text:p>0</text:p>
          </table:table-cell>
          <table:table-cell table:style-name="ce16" table:formula="of:=IF(AND([.H83]&lt;[.P$4];[.L83]=&quot;Hêtre&quot;;[.F83]&gt;19);[.J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</text:p>
          </table:table-cell>
          <table:table-cell table:formula="of:=IF(AND([.H84]&gt;[.N$4];[.L84]=&quot;Hêtre&quot;;[.F84]&gt;19);[.J84];0)" office:value-type="float" office:value="0.408" calcext:value-type="float">
            <text:p>0,408</text:p>
          </table:table-cell>
          <table:table-cell table:style-name="ce16" table:formula="of:=IF(AND([.H84]&lt;[.N$4];[.H84]&gt;=[.O$4];[.L84]=&quot;Hêtre&quot;;[.F84]&gt;19);[.J84];0)" office:value-type="float" office:value="0" calcext:value-type="float">
            <text:p>0</text:p>
          </table:table-cell>
          <table:table-cell table:style-name="ce16" table:formula="of:=IF(AND([.H84]&lt;[.O$4];[.H84]&gt;=[.P$4];[.L84]=&quot;Hêtre&quot;;[.F84]&gt;19);[.J84];0)" office:value-type="float" office:value="0" calcext:value-type="float">
            <text:p>0</text:p>
          </table:table-cell>
          <table:table-cell table:style-name="ce16" table:formula="of:=IF(AND([.H84]&lt;[.P$4];[.L84]=&quot;Hêtre&quot;;[.F84]&gt;19);[.J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</text:p>
          </table:table-cell>
          <table:table-cell table:formula="of:=IF(AND([.H85]&gt;[.N$4];[.L85]=&quot;Hêtre&quot;;[.F85]&gt;19);[.J85];0)" office:value-type="float" office:value="0" calcext:value-type="float">
            <text:p>0</text:p>
          </table:table-cell>
          <table:table-cell table:style-name="ce16" table:formula="of:=IF(AND([.H85]&lt;[.N$4];[.H85]&gt;=[.O$4];[.L85]=&quot;Hêtre&quot;;[.F85]&gt;19);[.J85];0)" office:value-type="float" office:value="0" calcext:value-type="float">
            <text:p>0</text:p>
          </table:table-cell>
          <table:table-cell table:style-name="ce16" table:formula="of:=IF(AND([.H85]&lt;[.O$4];[.H85]&gt;=[.P$4];[.L85]=&quot;Hêtre&quot;;[.F85]&gt;19);[.J85];0)" office:value-type="float" office:value="0" calcext:value-type="float">
            <text:p>0</text:p>
          </table:table-cell>
          <table:table-cell table:style-name="ce16" table:formula="of:=IF(AND([.H85]&lt;[.P$4];[.L85]=&quot;Hêtre&quot;;[.F85]&gt;19);[.J85];0)" office:value-type="float" office:value="0.08664" calcext:value-type="float">
            <text:p>0,08664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</text:p>
          </table:table-cell>
          <table:table-cell table:formula="of:=IF(AND([.H86]&gt;[.N$4];[.L86]=&quot;Hêtre&quot;;[.F86]&gt;19);[.J86];0)" office:value-type="float" office:value="0" calcext:value-type="float">
            <text:p>0</text:p>
          </table:table-cell>
          <table:table-cell table:style-name="ce16" table:formula="of:=IF(AND([.H86]&lt;[.N$4];[.H86]&gt;=[.O$4];[.L86]=&quot;Hêtre&quot;;[.F86]&gt;19);[.J86];0)" office:value-type="float" office:value="0" calcext:value-type="float">
            <text:p>0</text:p>
          </table:table-cell>
          <table:table-cell table:style-name="ce16" table:formula="of:=IF(AND([.H86]&lt;[.O$4];[.H86]&gt;=[.P$4];[.L86]=&quot;Hêtre&quot;;[.F86]&gt;19);[.J86];0)" office:value-type="float" office:value="0" calcext:value-type="float">
            <text:p>0</text:p>
          </table:table-cell>
          <table:table-cell table:style-name="ce16" table:formula="of:=IF(AND([.H86]&lt;[.P$4];[.L86]=&quot;Hêtre&quot;;[.F86]&gt;19);[.J86];0)" office:value-type="float" office:value="0.0912" calcext:value-type="float">
            <text:p>0,0912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</text:p>
          </table:table-cell>
          <table:table-cell table:formula="of:=IF(AND([.H87]&gt;[.N$4];[.L87]=&quot;Hêtre&quot;;[.F87]&gt;19);[.J87];0)" office:value-type="float" office:value="0" calcext:value-type="float">
            <text:p>0</text:p>
          </table:table-cell>
          <table:table-cell table:style-name="ce16" table:formula="of:=IF(AND([.H87]&lt;[.N$4];[.H87]&gt;=[.O$4];[.L87]=&quot;Hêtre&quot;;[.F87]&gt;19);[.J87];0)" office:value-type="float" office:value="0" calcext:value-type="float">
            <text:p>0</text:p>
          </table:table-cell>
          <table:table-cell table:style-name="ce16" table:formula="of:=IF(AND([.H87]&lt;[.O$4];[.H87]&gt;=[.P$4];[.L87]=&quot;Hêtre&quot;;[.F87]&gt;19);[.J87];0)" office:value-type="float" office:value="0" calcext:value-type="float">
            <text:p>0</text:p>
          </table:table-cell>
          <table:table-cell table:style-name="ce16" table:formula="of:=IF(AND([.H87]&lt;[.P$4];[.L87]=&quot;Hêtre&quot;;[.F87]&gt;19);[.J87];0)" office:value-type="float" office:value="0.08208" calcext:value-type="float">
            <text:p>0,0820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</text:p>
          </table:table-cell>
          <table:table-cell table:formula="of:=IF(AND([.H88]&gt;[.N$4];[.L88]=&quot;Hêtre&quot;;[.F88]&gt;19);[.J88];0)" office:value-type="float" office:value="0" calcext:value-type="float">
            <text:p>0</text:p>
          </table:table-cell>
          <table:table-cell table:style-name="ce16" table:formula="of:=IF(AND([.H88]&lt;[.N$4];[.H88]&gt;=[.O$4];[.L88]=&quot;Hêtre&quot;;[.F88]&gt;19);[.J88];0)" office:value-type="float" office:value="0" calcext:value-type="float">
            <text:p>0</text:p>
          </table:table-cell>
          <table:table-cell table:style-name="ce16" table:formula="of:=IF(AND([.H88]&lt;[.O$4];[.H88]&gt;=[.P$4];[.L88]=&quot;Hêtre&quot;;[.F88]&gt;19);[.J88];0)" office:value-type="float" office:value="0" calcext:value-type="float">
            <text:p>0</text:p>
          </table:table-cell>
          <table:table-cell table:style-name="ce16" table:formula="of:=IF(AND([.H88]&lt;[.P$4];[.L88]=&quot;Hêtre&quot;;[.F88]&gt;19);[.J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</text:p>
          </table:table-cell>
          <table:table-cell table:formula="of:=IF(AND([.H89]&gt;[.N$4];[.L89]=&quot;Hêtre&quot;;[.F89]&gt;19);[.J89];0)" office:value-type="float" office:value="0" calcext:value-type="float">
            <text:p>0</text:p>
          </table:table-cell>
          <table:table-cell table:style-name="ce16" table:formula="of:=IF(AND([.H89]&lt;[.N$4];[.H89]&gt;=[.O$4];[.L89]=&quot;Hêtre&quot;;[.F89]&gt;19);[.J89];0)" office:value-type="float" office:value="0" calcext:value-type="float">
            <text:p>0</text:p>
          </table:table-cell>
          <table:table-cell table:style-name="ce16" table:formula="of:=IF(AND([.H89]&lt;[.O$4];[.H89]&gt;=[.P$4];[.L89]=&quot;Hêtre&quot;;[.F89]&gt;19);[.J89];0)" office:value-type="float" office:value="0" calcext:value-type="float">
            <text:p>0</text:p>
          </table:table-cell>
          <table:table-cell table:style-name="ce16" table:formula="of:=IF(AND([.H89]&lt;[.P$4];[.L89]=&quot;Hêtre&quot;;[.F89]&gt;19);[.J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</text:p>
          </table:table-cell>
          <table:table-cell table:formula="of:=IF(AND([.H90]&gt;[.N$4];[.L90]=&quot;Hêtre&quot;;[.F90]&gt;19);[.J90];0)" office:value-type="float" office:value="0" calcext:value-type="float">
            <text:p>0</text:p>
          </table:table-cell>
          <table:table-cell table:style-name="ce16" table:formula="of:=IF(AND([.H90]&lt;[.N$4];[.H90]&gt;=[.O$4];[.L90]=&quot;Hêtre&quot;;[.F90]&gt;19);[.J90];0)" office:value-type="float" office:value="0" calcext:value-type="float">
            <text:p>0</text:p>
          </table:table-cell>
          <table:table-cell table:style-name="ce16" table:formula="of:=IF(AND([.H90]&lt;[.O$4];[.H90]&gt;=[.P$4];[.L90]=&quot;Hêtre&quot;;[.F90]&gt;19);[.J90];0)" office:value-type="float" office:value="0" calcext:value-type="float">
            <text:p>0</text:p>
          </table:table-cell>
          <table:table-cell table:style-name="ce16" table:formula="of:=IF(AND([.H90]&lt;[.P$4];[.L90]=&quot;Hêtre&quot;;[.F90]&gt;19);[.J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</text:p>
          </table:table-cell>
          <table:table-cell table:formula="of:=IF(AND([.H91]&gt;[.N$4];[.L91]=&quot;Hêtre&quot;;[.F91]&gt;19);[.J91];0)" office:value-type="float" office:value="0" calcext:value-type="float">
            <text:p>0</text:p>
          </table:table-cell>
          <table:table-cell table:style-name="ce16" table:formula="of:=IF(AND([.H91]&lt;[.N$4];[.H91]&gt;=[.O$4];[.L91]=&quot;Hêtre&quot;;[.F91]&gt;19);[.J91];0)" office:value-type="float" office:value="0" calcext:value-type="float">
            <text:p>0</text:p>
          </table:table-cell>
          <table:table-cell table:style-name="ce16" table:formula="of:=IF(AND([.H91]&lt;[.O$4];[.H91]&gt;=[.P$4];[.L91]=&quot;Hêtre&quot;;[.F91]&gt;19);[.J91];0)" office:value-type="float" office:value="0" calcext:value-type="float">
            <text:p>0</text:p>
          </table:table-cell>
          <table:table-cell table:style-name="ce16" table:formula="of:=IF(AND([.H91]&lt;[.P$4];[.L91]=&quot;Hêtre&quot;;[.F91]&gt;19);[.J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</text:p>
          </table:table-cell>
          <table:table-cell table:formula="of:=IF(AND([.H92]&gt;[.N$4];[.L92]=&quot;Hêtre&quot;;[.F92]&gt;19);[.J92];0)" office:value-type="float" office:value="0" calcext:value-type="float">
            <text:p>0</text:p>
          </table:table-cell>
          <table:table-cell table:style-name="ce16" table:formula="of:=IF(AND([.H92]&lt;[.N$4];[.H92]&gt;=[.O$4];[.L92]=&quot;Hêtre&quot;;[.F92]&gt;19);[.J92];0)" office:value-type="float" office:value="0" calcext:value-type="float">
            <text:p>0</text:p>
          </table:table-cell>
          <table:table-cell table:style-name="ce16" table:formula="of:=IF(AND([.H92]&lt;[.O$4];[.H92]&gt;=[.P$4];[.L92]=&quot;Hêtre&quot;;[.F92]&gt;19);[.J92];0)" office:value-type="float" office:value="0" calcext:value-type="float">
            <text:p>0</text:p>
          </table:table-cell>
          <table:table-cell table:style-name="ce16" table:formula="of:=IF(AND([.H92]&lt;[.P$4];[.L92]=&quot;Hêtre&quot;;[.F92]&gt;19);[.J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</text:p>
          </table:table-cell>
          <table:table-cell table:formula="of:=IF(AND([.H93]&gt;[.N$4];[.L93]=&quot;Hêtre&quot;;[.F93]&gt;19);[.J93];0)" office:value-type="float" office:value="0" calcext:value-type="float">
            <text:p>0</text:p>
          </table:table-cell>
          <table:table-cell table:style-name="ce16" table:formula="of:=IF(AND([.H93]&lt;[.N$4];[.H93]&gt;=[.O$4];[.L93]=&quot;Hêtre&quot;;[.F93]&gt;19);[.J93];0)" office:value-type="float" office:value="0" calcext:value-type="float">
            <text:p>0</text:p>
          </table:table-cell>
          <table:table-cell table:style-name="ce16" table:formula="of:=IF(AND([.H93]&lt;[.O$4];[.H93]&gt;=[.P$4];[.L93]=&quot;Hêtre&quot;;[.F93]&gt;19);[.J93];0)" office:value-type="float" office:value="0" calcext:value-type="float">
            <text:p>0</text:p>
          </table:table-cell>
          <table:table-cell table:style-name="ce16" table:formula="of:=IF(AND([.H93]&lt;[.P$4];[.L93]=&quot;Hêtre&quot;;[.F93]&gt;19);[.J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  <table:table-cell table:formula="of:=IF(AND([.H94]&gt;[.N$4];[.L94]=&quot;Hêtre&quot;;[.F94]&gt;19);[.J94];0)" office:value-type="float" office:value="0" calcext:value-type="float">
            <text:p>0</text:p>
          </table:table-cell>
          <table:table-cell table:style-name="ce16" table:formula="of:=IF(AND([.H94]&lt;[.N$4];[.H94]&gt;=[.O$4];[.L94]=&quot;Hêtre&quot;;[.F94]&gt;19);[.J94];0)" office:value-type="float" office:value="0" calcext:value-type="float">
            <text:p>0</text:p>
          </table:table-cell>
          <table:table-cell table:style-name="ce16" table:formula="of:=IF(AND([.H94]&lt;[.O$4];[.H94]&gt;=[.P$4];[.L94]=&quot;Hêtre&quot;;[.F94]&gt;19);[.J94];0)" office:value-type="float" office:value="0" calcext:value-type="float">
            <text:p>0</text:p>
          </table:table-cell>
          <table:table-cell table:style-name="ce16" table:formula="of:=IF(AND([.H94]&lt;[.P$4];[.L94]=&quot;Hêtre&quot;;[.F94]&gt;19);[.J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</text:p>
          </table:table-cell>
          <table:table-cell table:formula="of:=IF(AND([.H95]&gt;[.N$4];[.L95]=&quot;Hêtre&quot;;[.F95]&gt;19);[.J95];0)" office:value-type="float" office:value="0" calcext:value-type="float">
            <text:p>0</text:p>
          </table:table-cell>
          <table:table-cell table:style-name="ce16" table:formula="of:=IF(AND([.H95]&lt;[.N$4];[.H95]&gt;=[.O$4];[.L95]=&quot;Hêtre&quot;;[.F95]&gt;19);[.J95];0)" office:value-type="float" office:value="0" calcext:value-type="float">
            <text:p>0</text:p>
          </table:table-cell>
          <table:table-cell table:style-name="ce16" table:formula="of:=IF(AND([.H95]&lt;[.O$4];[.H95]&gt;=[.P$4];[.L95]=&quot;Hêtre&quot;;[.F95]&gt;19);[.J95];0)" office:value-type="float" office:value="0" calcext:value-type="float">
            <text:p>0</text:p>
          </table:table-cell>
          <table:table-cell table:style-name="ce16" table:formula="of:=IF(AND([.H95]&lt;[.P$4];[.L95]=&quot;Hêtre&quot;;[.F95]&gt;19);[.J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formula="of:=IF(AND([.H96]&gt;[.N$4];[.L96]=&quot;Hêtre&quot;;[.F96]&gt;19);[.J96];0)" office:value-type="float" office:value="0" calcext:value-type="float">
            <text:p>0</text:p>
          </table:table-cell>
          <table:table-cell table:style-name="ce16" table:formula="of:=IF(AND([.H96]&lt;[.N$4];[.H96]&gt;=[.O$4];[.L96]=&quot;Hêtre&quot;;[.F96]&gt;19);[.J96];0)" office:value-type="float" office:value="0" calcext:value-type="float">
            <text:p>0</text:p>
          </table:table-cell>
          <table:table-cell table:style-name="ce16" table:formula="of:=IF(AND([.H96]&lt;[.O$4];[.H96]&gt;=[.P$4];[.L96]=&quot;Hêtre&quot;;[.F96]&gt;19);[.J96];0)" office:value-type="float" office:value="0" calcext:value-type="float">
            <text:p>0</text:p>
          </table:table-cell>
          <table:table-cell table:style-name="ce16" table:formula="of:=IF(AND([.H96]&lt;[.P$4];[.L96]=&quot;Hêtre&quot;;[.F96]&gt;19);[.J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formula="of:=IF(AND([.H97]&gt;[.N$4];[.L97]=&quot;Hêtre&quot;;[.F97]&gt;19);[.J97];0)" office:value-type="float" office:value="0" calcext:value-type="float">
            <text:p>0</text:p>
          </table:table-cell>
          <table:table-cell table:style-name="ce16" table:formula="of:=IF(AND([.H97]&lt;[.N$4];[.H97]&gt;=[.O$4];[.L97]=&quot;Hêtre&quot;;[.F97]&gt;19);[.J97];0)" office:value-type="float" office:value="0" calcext:value-type="float">
            <text:p>0</text:p>
          </table:table-cell>
          <table:table-cell table:style-name="ce16" table:formula="of:=IF(AND([.H97]&lt;[.O$4];[.H97]&gt;=[.P$4];[.L97]=&quot;Hêtre&quot;;[.F97]&gt;19);[.J97];0)" office:value-type="float" office:value="0" calcext:value-type="float">
            <text:p>0</text:p>
          </table:table-cell>
          <table:table-cell table:style-name="ce16" table:formula="of:=IF(AND([.H97]&lt;[.P$4];[.L97]=&quot;Hêtre&quot;;[.F97]&gt;19);[.J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formula="of:=IF(AND([.H98]&gt;[.N$4];[.L98]=&quot;Hêtre&quot;;[.F98]&gt;19);[.J98];0)" office:value-type="float" office:value="0" calcext:value-type="float">
            <text:p>0</text:p>
          </table:table-cell>
          <table:table-cell table:style-name="ce16" table:formula="of:=IF(AND([.H98]&lt;[.N$4];[.H98]&gt;=[.O$4];[.L98]=&quot;Hêtre&quot;;[.F98]&gt;19);[.J98];0)" office:value-type="float" office:value="0" calcext:value-type="float">
            <text:p>0</text:p>
          </table:table-cell>
          <table:table-cell table:style-name="ce16" table:formula="of:=IF(AND([.H98]&lt;[.O$4];[.H98]&gt;=[.P$4];[.L98]=&quot;Hêtre&quot;;[.F98]&gt;19);[.J98];0)" office:value-type="float" office:value="0" calcext:value-type="float">
            <text:p>0</text:p>
          </table:table-cell>
          <table:table-cell table:style-name="ce16" table:formula="of:=IF(AND([.H98]&lt;[.P$4];[.L98]=&quot;Hêtre&quot;;[.F98]&gt;19);[.J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formula="of:=IF(AND([.H99]&gt;[.N$4];[.L99]=&quot;Hêtre&quot;;[.F99]&gt;19);[.J99];0)" office:value-type="float" office:value="0" calcext:value-type="float">
            <text:p>0</text:p>
          </table:table-cell>
          <table:table-cell table:style-name="ce16" table:formula="of:=IF(AND([.H99]&lt;[.N$4];[.H99]&gt;=[.O$4];[.L99]=&quot;Hêtre&quot;;[.F99]&gt;19);[.J99];0)" office:value-type="float" office:value="0" calcext:value-type="float">
            <text:p>0</text:p>
          </table:table-cell>
          <table:table-cell table:style-name="ce16" table:formula="of:=IF(AND([.H99]&lt;[.O$4];[.H99]&gt;=[.P$4];[.L99]=&quot;Hêtre&quot;;[.F99]&gt;19);[.J99];0)" office:value-type="float" office:value="0" calcext:value-type="float">
            <text:p>0</text:p>
          </table:table-cell>
          <table:table-cell table:style-name="ce16" table:formula="of:=IF(AND([.H99]&lt;[.P$4];[.L99]=&quot;Hêtre&quot;;[.F99]&gt;19);[.J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formula="of:=IF(AND([.H100]&gt;[.N$4];[.L100]=&quot;Hêtre&quot;;[.F100]&gt;19);[.J100];0)" office:value-type="float" office:value="0" calcext:value-type="float">
            <text:p>0</text:p>
          </table:table-cell>
          <table:table-cell table:style-name="ce16" table:formula="of:=IF(AND([.H100]&lt;[.N$4];[.H100]&gt;=[.O$4];[.L100]=&quot;Hêtre&quot;;[.F100]&gt;19);[.J100];0)" office:value-type="float" office:value="0" calcext:value-type="float">
            <text:p>0</text:p>
          </table:table-cell>
          <table:table-cell table:style-name="ce16" table:formula="of:=IF(AND([.H100]&lt;[.O$4];[.H100]&gt;=[.P$4];[.L100]=&quot;Hêtre&quot;;[.F100]&gt;19);[.J100];0)" office:value-type="float" office:value="0" calcext:value-type="float">
            <text:p>0</text:p>
          </table:table-cell>
          <table:table-cell table:style-name="ce16" table:formula="of:=IF(AND([.H100]&lt;[.P$4];[.L100]=&quot;Hêtre&quot;;[.F100]&gt;19);[.J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</text:p>
          </table:table-cell>
          <table:table-cell table:formula="of:=IF(AND([.H101]&gt;[.N$4];[.L101]=&quot;Hêtre&quot;;[.F101]&gt;19);[.J101];0)" office:value-type="float" office:value="0.43491" calcext:value-type="float">
            <text:p>0,43491</text:p>
          </table:table-cell>
          <table:table-cell table:style-name="ce16" table:formula="of:=IF(AND([.H101]&lt;[.N$4];[.H101]&gt;=[.O$4];[.L101]=&quot;Hêtre&quot;;[.F101]&gt;19);[.J101];0)" office:value-type="float" office:value="0" calcext:value-type="float">
            <text:p>0</text:p>
          </table:table-cell>
          <table:table-cell table:style-name="ce16" table:formula="of:=IF(AND([.H101]&lt;[.O$4];[.H101]&gt;=[.P$4];[.L101]=&quot;Hêtre&quot;;[.F101]&gt;19);[.J101];0)" office:value-type="float" office:value="0" calcext:value-type="float">
            <text:p>0</text:p>
          </table:table-cell>
          <table:table-cell table:style-name="ce16" table:formula="of:=IF(AND([.H101]&lt;[.P$4];[.L101]=&quot;Hêtre&quot;;[.F101]&gt;19);[.J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</text:p>
          </table:table-cell>
          <table:table-cell table:formula="of:=IF(AND([.H102]&gt;[.N$4];[.L102]=&quot;Hêtre&quot;;[.F102]&gt;19);[.J102];0)" office:value-type="float" office:value="0" calcext:value-type="float">
            <text:p>0</text:p>
          </table:table-cell>
          <table:table-cell table:style-name="ce16" table:formula="of:=IF(AND([.H102]&lt;[.N$4];[.H102]&gt;=[.O$4];[.L102]=&quot;Hêtre&quot;;[.F102]&gt;19);[.J102];0)" office:value-type="float" office:value="0" calcext:value-type="float">
            <text:p>0</text:p>
          </table:table-cell>
          <table:table-cell table:style-name="ce16" table:formula="of:=IF(AND([.H102]&lt;[.O$4];[.H102]&gt;=[.P$4];[.L102]=&quot;Hêtre&quot;;[.F102]&gt;19);[.J102];0)" office:value-type="float" office:value="0" calcext:value-type="float">
            <text:p>0</text:p>
          </table:table-cell>
          <table:table-cell table:style-name="ce16" table:formula="of:=IF(AND([.H102]&lt;[.P$4];[.L102]=&quot;Hêtre&quot;;[.F102]&gt;19);[.J102];0)" office:value-type="float" office:value="0.103215" calcext:value-type="float">
            <text:p>0,1032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</text:p>
          </table:table-cell>
          <table:table-cell table:formula="of:=IF(AND([.H103]&gt;[.N$4];[.L103]=&quot;Hêtre&quot;;[.F103]&gt;19);[.J103];0)" office:value-type="float" office:value="0.32336" calcext:value-type="float">
            <text:p>0,32336</text:p>
          </table:table-cell>
          <table:table-cell table:style-name="ce16" table:formula="of:=IF(AND([.H103]&lt;[.N$4];[.H103]&gt;=[.O$4];[.L103]=&quot;Hêtre&quot;;[.F103]&gt;19);[.J103];0)" office:value-type="float" office:value="0" calcext:value-type="float">
            <text:p>0</text:p>
          </table:table-cell>
          <table:table-cell table:style-name="ce16" table:formula="of:=IF(AND([.H103]&lt;[.O$4];[.H103]&gt;=[.P$4];[.L103]=&quot;Hêtre&quot;;[.F103]&gt;19);[.J103];0)" office:value-type="float" office:value="0" calcext:value-type="float">
            <text:p>0</text:p>
          </table:table-cell>
          <table:table-cell table:style-name="ce16" table:formula="of:=IF(AND([.H103]&lt;[.P$4];[.L103]=&quot;Hêtre&quot;;[.F103]&gt;19);[.J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</text:p>
          </table:table-cell>
          <table:table-cell table:formula="of:=IF(AND([.H104]&gt;[.N$4];[.L104]=&quot;Hêtre&quot;;[.F104]&gt;19);[.J104];0)" office:value-type="float" office:value="0" calcext:value-type="float">
            <text:p>0</text:p>
          </table:table-cell>
          <table:table-cell table:style-name="ce16" table:formula="of:=IF(AND([.H104]&lt;[.N$4];[.H104]&gt;=[.O$4];[.L104]=&quot;Hêtre&quot;;[.F104]&gt;19);[.J104];0)" office:value-type="float" office:value="0" calcext:value-type="float">
            <text:p>0</text:p>
          </table:table-cell>
          <table:table-cell table:style-name="ce16" table:formula="of:=IF(AND([.H104]&lt;[.O$4];[.H104]&gt;=[.P$4];[.L104]=&quot;Hêtre&quot;;[.F104]&gt;19);[.J104];0)" office:value-type="float" office:value="0" calcext:value-type="float">
            <text:p>0</text:p>
          </table:table-cell>
          <table:table-cell table:style-name="ce16" table:formula="of:=IF(AND([.H104]&lt;[.P$4];[.L104]=&quot;Hêtre&quot;;[.F104]&gt;19);[.J104];0)" office:value-type="float" office:value="0.07384" calcext:value-type="float">
            <text:p>0,0738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</text:p>
          </table:table-cell>
          <table:table-cell table:formula="of:=IF(AND([.H105]&gt;[.N$4];[.L105]=&quot;Hêtre&quot;;[.F105]&gt;19);[.J105];0)" office:value-type="float" office:value="0" calcext:value-type="float">
            <text:p>0</text:p>
          </table:table-cell>
          <table:table-cell table:style-name="ce16" table:formula="of:=IF(AND([.H105]&lt;[.N$4];[.H105]&gt;=[.O$4];[.L105]=&quot;Hêtre&quot;;[.F105]&gt;19);[.J105];0)" office:value-type="float" office:value="0" calcext:value-type="float">
            <text:p>0</text:p>
          </table:table-cell>
          <table:table-cell table:style-name="ce16" table:formula="of:=IF(AND([.H105]&lt;[.O$4];[.H105]&gt;=[.P$4];[.L105]=&quot;Hêtre&quot;;[.F105]&gt;19);[.J105];0)" office:value-type="float" office:value="0" calcext:value-type="float">
            <text:p>0</text:p>
          </table:table-cell>
          <table:table-cell table:style-name="ce16" table:formula="of:=IF(AND([.H105]&lt;[.P$4];[.L105]=&quot;Hêtre&quot;;[.F105]&gt;19);[.J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</text:p>
          </table:table-cell>
          <table:table-cell table:formula="of:=IF(AND([.H106]&gt;[.N$4];[.L106]=&quot;Hêtre&quot;;[.F106]&gt;19);[.J106];0)" office:value-type="float" office:value="0" calcext:value-type="float">
            <text:p>0</text:p>
          </table:table-cell>
          <table:table-cell table:style-name="ce16" table:formula="of:=IF(AND([.H106]&lt;[.N$4];[.H106]&gt;=[.O$4];[.L106]=&quot;Hêtre&quot;;[.F106]&gt;19);[.J106];0)" office:value-type="float" office:value="0" calcext:value-type="float">
            <text:p>0</text:p>
          </table:table-cell>
          <table:table-cell table:style-name="ce16" table:formula="of:=IF(AND([.H106]&lt;[.O$4];[.H106]&gt;=[.P$4];[.L106]=&quot;Hêtre&quot;;[.F106]&gt;19);[.J106];0)" office:value-type="float" office:value="0" calcext:value-type="float">
            <text:p>0</text:p>
          </table:table-cell>
          <table:table-cell table:style-name="ce16" table:formula="of:=IF(AND([.H106]&lt;[.P$4];[.L106]=&quot;Hêtre&quot;;[.F106]&gt;19);[.J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</text:p>
          </table:table-cell>
          <table:table-cell table:formula="of:=IF(AND([.H107]&gt;[.N$4];[.L107]=&quot;Hêtre&quot;;[.F107]&gt;19);[.J107];0)" office:value-type="float" office:value="0" calcext:value-type="float">
            <text:p>0</text:p>
          </table:table-cell>
          <table:table-cell table:style-name="ce16" table:formula="of:=IF(AND([.H107]&lt;[.N$4];[.H107]&gt;=[.O$4];[.L107]=&quot;Hêtre&quot;;[.F107]&gt;19);[.J107];0)" office:value-type="float" office:value="0" calcext:value-type="float">
            <text:p>0</text:p>
          </table:table-cell>
          <table:table-cell table:style-name="ce16" table:formula="of:=IF(AND([.H107]&lt;[.O$4];[.H107]&gt;=[.P$4];[.L107]=&quot;Hêtre&quot;;[.F107]&gt;19);[.J107];0)" office:value-type="float" office:value="0" calcext:value-type="float">
            <text:p>0</text:p>
          </table:table-cell>
          <table:table-cell table:style-name="ce16" table:formula="of:=IF(AND([.H107]&lt;[.P$4];[.L107]=&quot;Hêtre&quot;;[.F107]&gt;19);[.J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</text:p>
          </table:table-cell>
          <table:table-cell table:formula="of:=IF(AND([.H108]&gt;[.N$4];[.L108]=&quot;Hêtre&quot;;[.F108]&gt;19);[.J108];0)" office:value-type="float" office:value="0" calcext:value-type="float">
            <text:p>0</text:p>
          </table:table-cell>
          <table:table-cell table:style-name="ce16" table:formula="of:=IF(AND([.H108]&lt;[.N$4];[.H108]&gt;=[.O$4];[.L108]=&quot;Hêtre&quot;;[.F108]&gt;19);[.J108];0)" office:value-type="float" office:value="0" calcext:value-type="float">
            <text:p>0</text:p>
          </table:table-cell>
          <table:table-cell table:style-name="ce16" table:formula="of:=IF(AND([.H108]&lt;[.O$4];[.H108]&gt;=[.P$4];[.L108]=&quot;Hêtre&quot;;[.F108]&gt;19);[.J108];0)" office:value-type="float" office:value="0" calcext:value-type="float">
            <text:p>0</text:p>
          </table:table-cell>
          <table:table-cell table:style-name="ce16" table:formula="of:=IF(AND([.H108]&lt;[.P$4];[.L108]=&quot;Hêtre&quot;;[.F108]&gt;19);[.J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formula="of:=IF(AND([.H109]&gt;[.N$4];[.L109]=&quot;Hêtre&quot;;[.F109]&gt;19);[.J109];0)" office:value-type="float" office:value="0" calcext:value-type="float">
            <text:p>0</text:p>
          </table:table-cell>
          <table:table-cell table:style-name="ce16" table:formula="of:=IF(AND([.H109]&lt;[.N$4];[.H109]&gt;=[.O$4];[.L109]=&quot;Hêtre&quot;;[.F109]&gt;19);[.J109];0)" office:value-type="float" office:value="0" calcext:value-type="float">
            <text:p>0</text:p>
          </table:table-cell>
          <table:table-cell table:style-name="ce16" table:formula="of:=IF(AND([.H109]&lt;[.O$4];[.H109]&gt;=[.P$4];[.L109]=&quot;Hêtre&quot;;[.F109]&gt;19);[.J109];0)" office:value-type="float" office:value="0" calcext:value-type="float">
            <text:p>0</text:p>
          </table:table-cell>
          <table:table-cell table:style-name="ce16" table:formula="of:=IF(AND([.H109]&lt;[.P$4];[.L109]=&quot;Hêtre&quot;;[.F109]&gt;19);[.J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101]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8" calcext:value-type="float">
            <text:p>0,4058</text:p>
          </table:table-cell>
          <table:table-cell table:formula="of:=[.J110]*[.F110]/1000" office:value-type="float" office:value="0.012174" calcext:value-type="float">
            <text:p>0,012174</text:p>
          </table:table-cell>
          <table:table-cell office:value-type="string" calcext:value-type="string">
            <text:p>Hêtre</text:p>
          </table:table-cell>
          <table:table-cell table:formula="of:=IF(AND([.H110]&gt;[.N$4];[.L110]=&quot;Hêtre&quot;;[.F110]&gt;19);[.J110];0)" office:value-type="float" office:value="0.4058" calcext:value-type="float">
            <text:p>0,4058</text:p>
          </table:table-cell>
          <table:table-cell table:style-name="ce16" table:formula="of:=IF(AND([.H110]&lt;[.N$4];[.H110]&gt;=[.O$4];[.L110]=&quot;Hêtre&quot;;[.F110]&gt;19);[.J110];0)" office:value-type="float" office:value="0" calcext:value-type="float">
            <text:p>0</text:p>
          </table:table-cell>
          <table:table-cell table:style-name="ce16" table:formula="of:=IF(AND([.H110]&lt;[.O$4];[.H110]&gt;=[.P$4];[.L110]=&quot;Hêtre&quot;;[.F110]&gt;19);[.J110];0)" office:value-type="float" office:value="0" calcext:value-type="float">
            <text:p>0</text:p>
          </table:table-cell>
          <table:table-cell table:style-name="ce16" table:formula="of:=IF(AND([.H110]&lt;[.P$4];[.L110]=&quot;Hêtre&quot;;[.F110]&gt;19);[.J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087305" calcext:value-type="float">
            <text:p>0,087305</text:p>
          </table:table-cell>
          <table:table-cell table:formula="of:=[.J111]*[.F111]/1000" office:value-type="float" office:value="0.00261915" calcext:value-type="float">
            <text:p>0,00261915</text:p>
          </table:table-cell>
          <table:table-cell office:value-type="string" calcext:value-type="string">
            <text:p>Hêtre</text:p>
          </table:table-cell>
          <table:table-cell table:formula="of:=IF(AND([.H111]&gt;[.N$4];[.L111]=&quot;Hêtre&quot;;[.F111]&gt;19);[.J111];0)" office:value-type="float" office:value="0" calcext:value-type="float">
            <text:p>0</text:p>
          </table:table-cell>
          <table:table-cell table:style-name="ce16" table:formula="of:=IF(AND([.H111]&lt;[.N$4];[.H111]&gt;=[.O$4];[.L111]=&quot;Hêtre&quot;;[.F111]&gt;19);[.J111];0)" office:value-type="float" office:value="0" calcext:value-type="float">
            <text:p>0</text:p>
          </table:table-cell>
          <table:table-cell table:style-name="ce16" table:formula="of:=IF(AND([.H111]&lt;[.O$4];[.H111]&gt;=[.P$4];[.L111]=&quot;Hêtre&quot;;[.F111]&gt;19);[.J111];0)" office:value-type="float" office:value="0" calcext:value-type="float">
            <text:p>0</text:p>
          </table:table-cell>
          <table:table-cell table:style-name="ce16" table:formula="of:=IF(AND([.H111]&lt;[.P$4];[.L111]=&quot;Hêtre&quot;;[.F111]&gt;19);[.J111];0)" office:value-type="float" office:value="0.087305" calcext:value-type="float">
            <text:p>0,087305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0919" calcext:value-type="float">
            <text:p>0,0919</text:p>
          </table:table-cell>
          <table:table-cell table:formula="of:=[.J112]*[.F112]/1000" office:value-type="float" office:value="0.002757" calcext:value-type="float">
            <text:p>0,002757</text:p>
          </table:table-cell>
          <table:table-cell office:value-type="string" calcext:value-type="string">
            <text:p>Hêtre</text:p>
          </table:table-cell>
          <table:table-cell table:formula="of:=IF(AND([.H112]&gt;[.N$4];[.L112]=&quot;Hêtre&quot;;[.F112]&gt;19);[.J112];0)" office:value-type="float" office:value="0" calcext:value-type="float">
            <text:p>0</text:p>
          </table:table-cell>
          <table:table-cell table:style-name="ce16" table:formula="of:=IF(AND([.H112]&lt;[.N$4];[.H112]&gt;=[.O$4];[.L112]=&quot;Hêtre&quot;;[.F112]&gt;19);[.J112];0)" office:value-type="float" office:value="0" calcext:value-type="float">
            <text:p>0</text:p>
          </table:table-cell>
          <table:table-cell table:style-name="ce16" table:formula="of:=IF(AND([.H112]&lt;[.O$4];[.H112]&gt;=[.P$4];[.L112]=&quot;Hêtre&quot;;[.F112]&gt;19);[.J112];0)" office:value-type="float" office:value="0" calcext:value-type="float">
            <text:p>0</text:p>
          </table:table-cell>
          <table:table-cell table:style-name="ce16" table:formula="of:=IF(AND([.H112]&lt;[.P$4];[.L112]=&quot;Hêtre&quot;;[.F112]&gt;19);[.J112];0)" office:value-type="float" office:value="0.0919" calcext:value-type="float">
            <text:p>0,0919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3]" office:value-type="float" office:value="-351" calcext:value-type="float">
            <text:p>-351</text:p>
          </table:table-cell>
          <table:table-cell table:formula="of:=[.E113]*([.G113]/1000)*([.H113]/1000)" office:value-type="float" office:value="0.1143" calcext:value-type="float">
            <text:p>0,1143</text:p>
          </table:table-cell>
          <table:table-cell table:formula="of:=[.J113]*[.F113]/1000" office:value-type="float" office:value="0.003429" calcext:value-type="float">
            <text:p>0,003429</text:p>
          </table:table-cell>
          <table:table-cell office:value-type="string" calcext:value-type="string">
            <text:p>Hêtre</text:p>
          </table:table-cell>
          <table:table-cell table:formula="of:=IF(AND([.H113]&gt;[.N$4];[.L113]=&quot;Hêtre&quot;;[.F113]&gt;19);[.J113];0)" office:value-type="float" office:value="0" calcext:value-type="float">
            <text:p>0</text:p>
          </table:table-cell>
          <table:table-cell table:style-name="ce16" table:formula="of:=IF(AND([.H113]&lt;[.N$4];[.H113]&gt;=[.O$4];[.L113]=&quot;Hêtre&quot;;[.F113]&gt;19);[.J113];0)" office:value-type="float" office:value="0" calcext:value-type="float">
            <text:p>0</text:p>
          </table:table-cell>
          <table:table-cell table:style-name="ce16" table:formula="of:=IF(AND([.H113]&lt;[.O$4];[.H113]&gt;=[.P$4];[.L113]=&quot;Hêtre&quot;;[.F113]&gt;19);[.J113];0)" office:value-type="float" office:value="0.1143" calcext:value-type="float">
            <text:p>0,1143</text:p>
          </table:table-cell>
          <table:table-cell table:style-name="ce16" table:formula="of:=IF(AND([.H113]&lt;[.P$4];[.L113]=&quot;Hêtre&quot;;[.F113]&gt;19);[.J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4]" office:value-type="float" office:value="-351" calcext:value-type="float">
            <text:p>-351</text:p>
          </table:table-cell>
          <table:table-cell table:formula="of:=[.E114]*([.G114]/1000)*([.H114]/1000)" office:value-type="float" office:value="0.1143" calcext:value-type="float">
            <text:p>0,1143</text:p>
          </table:table-cell>
          <table:table-cell table:formula="of:=[.J114]*[.F114]/1000" office:value-type="float" office:value="0.003429" calcext:value-type="float">
            <text:p>0,003429</text:p>
          </table:table-cell>
          <table:table-cell office:value-type="string" calcext:value-type="string">
            <text:p>Hêtre</text:p>
          </table:table-cell>
          <table:table-cell table:formula="of:=IF(AND([.H114]&gt;[.N$4];[.L114]=&quot;Hêtre&quot;;[.F114]&gt;19);[.J114];0)" office:value-type="float" office:value="0" calcext:value-type="float">
            <text:p>0</text:p>
          </table:table-cell>
          <table:table-cell table:style-name="ce16" table:formula="of:=IF(AND([.H114]&lt;[.N$4];[.H114]&gt;=[.O$4];[.L114]=&quot;Hêtre&quot;;[.F114]&gt;19);[.J114];0)" office:value-type="float" office:value="0" calcext:value-type="float">
            <text:p>0</text:p>
          </table:table-cell>
          <table:table-cell table:style-name="ce16" table:formula="of:=IF(AND([.H114]&lt;[.O$4];[.H114]&gt;=[.P$4];[.L114]=&quot;Hêtre&quot;;[.F114]&gt;19);[.J114];0)" office:value-type="float" office:value="0.1143" calcext:value-type="float">
            <text:p>0,1143</text:p>
          </table:table-cell>
          <table:table-cell table:style-name="ce16" table:formula="of:=IF(AND([.H114]&lt;[.P$4];[.L114]=&quot;Hêtre&quot;;[.F114]&gt;19);[.J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</text:p>
          </table:table-cell>
          <table:table-cell table:formula="of:=IF(AND([.H115]&gt;[.N$4];[.L115]=&quot;Hêtre&quot;;[.F115]&gt;19);[.J115];0)" office:value-type="float" office:value="0" calcext:value-type="float">
            <text:p>0</text:p>
          </table:table-cell>
          <table:table-cell table:style-name="ce16" table:formula="of:=IF(AND([.H115]&lt;[.N$4];[.H115]&gt;=[.O$4];[.L115]=&quot;Hêtre&quot;;[.F115]&gt;19);[.J115];0)" office:value-type="float" office:value="0" calcext:value-type="float">
            <text:p>0</text:p>
          </table:table-cell>
          <table:table-cell table:style-name="ce16" table:formula="of:=IF(AND([.H115]&lt;[.O$4];[.H115]&gt;=[.P$4];[.L115]=&quot;Hêtre&quot;;[.F115]&gt;19);[.J115];0)" office:value-type="float" office:value="0" calcext:value-type="float">
            <text:p>0</text:p>
          </table:table-cell>
          <table:table-cell table:style-name="ce16" table:formula="of:=IF(AND([.H115]&lt;[.P$4];[.L115]=&quot;Hêtre&quot;;[.F115]&gt;19);[.J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6]*([.G116]/1000)*([.H116]/1000)" office:value-type="float" office:value="0.01676" calcext:value-type="float">
            <text:p>0,01676</text:p>
          </table:table-cell>
          <table:table-cell table:formula="of:=[.J116]*[.F116]/1000" office:value-type="float" office:value="0.0002514" calcext:value-type="float">
            <text:p>0,0002514</text:p>
          </table:table-cell>
          <table:table-cell office:value-type="string" calcext:value-type="string">
            <text:p>Hêtre</text:p>
          </table:table-cell>
          <table:table-cell table:formula="of:=IF(AND([.H116]&gt;[.N$4];[.L116]=&quot;Hêtre&quot;;[.F116]&gt;19);[.J116];0)" office:value-type="float" office:value="0" calcext:value-type="float">
            <text:p>0</text:p>
          </table:table-cell>
          <table:table-cell table:style-name="ce16" table:formula="of:=IF(AND([.H116]&lt;[.N$4];[.H116]&gt;=[.O$4];[.L116]=&quot;Hêtre&quot;;[.F116]&gt;19);[.J116];0)" office:value-type="float" office:value="0" calcext:value-type="float">
            <text:p>0</text:p>
          </table:table-cell>
          <table:table-cell table:style-name="ce16" table:formula="of:=IF(AND([.H116]&lt;[.O$4];[.H116]&gt;=[.P$4];[.L116]=&quot;Hêtre&quot;;[.F116]&gt;19);[.J116];0)" office:value-type="float" office:value="0" calcext:value-type="float">
            <text:p>0</text:p>
          </table:table-cell>
          <table:table-cell table:style-name="ce16" table:formula="of:=IF(AND([.H116]&lt;[.P$4];[.L116]=&quot;Hêtre&quot;;[.F116]&gt;19);[.J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7]*([.G117]/1000)*([.H117]/1000)" office:value-type="float" office:value="0.01676" calcext:value-type="float">
            <text:p>0,01676</text:p>
          </table:table-cell>
          <table:table-cell table:formula="of:=[.J117]*[.F117]/1000" office:value-type="float" office:value="0.0002514" calcext:value-type="float">
            <text:p>0,0002514</text:p>
          </table:table-cell>
          <table:table-cell office:value-type="string" calcext:value-type="string">
            <text:p>Hêtre</text:p>
          </table:table-cell>
          <table:table-cell table:formula="of:=IF(AND([.H117]&gt;[.N$4];[.L117]=&quot;Hêtre&quot;;[.F117]&gt;19);[.J117];0)" office:value-type="float" office:value="0" calcext:value-type="float">
            <text:p>0</text:p>
          </table:table-cell>
          <table:table-cell table:style-name="ce16" table:formula="of:=IF(AND([.H117]&lt;[.N$4];[.H117]&gt;=[.O$4];[.L117]=&quot;Hêtre&quot;;[.F117]&gt;19);[.J117];0)" office:value-type="float" office:value="0" calcext:value-type="float">
            <text:p>0</text:p>
          </table:table-cell>
          <table:table-cell table:style-name="ce16" table:formula="of:=IF(AND([.H117]&lt;[.O$4];[.H117]&gt;=[.P$4];[.L117]=&quot;Hêtre&quot;;[.F117]&gt;19);[.J117];0)" office:value-type="float" office:value="0" calcext:value-type="float">
            <text:p>0</text:p>
          </table:table-cell>
          <table:table-cell table:style-name="ce16" table:formula="of:=IF(AND([.H117]&lt;[.P$4];[.L117]=&quot;Hêtre&quot;;[.F117]&gt;19);[.J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18]*([.G118]/1000)*([.H118]/1000)" office:value-type="float" office:value="0.0329" calcext:value-type="float">
            <text:p>0,0329</text:p>
          </table:table-cell>
          <table:table-cell table:formula="of:=[.J118]*[.F118]/1000" office:value-type="float" office:value="0.0004935" calcext:value-type="float">
            <text:p>0,0004935</text:p>
          </table:table-cell>
          <table:table-cell office:value-type="string" calcext:value-type="string">
            <text:p>Hêtre</text:p>
          </table:table-cell>
          <table:table-cell table:formula="of:=IF(AND([.H118]&gt;[.N$4];[.L118]=&quot;Hêtre&quot;;[.F118]&gt;19);[.J118];0)" office:value-type="float" office:value="0" calcext:value-type="float">
            <text:p>0</text:p>
          </table:table-cell>
          <table:table-cell table:style-name="ce16" table:formula="of:=IF(AND([.H118]&lt;[.N$4];[.H118]&gt;=[.O$4];[.L118]=&quot;Hêtre&quot;;[.F118]&gt;19);[.J118];0)" office:value-type="float" office:value="0" calcext:value-type="float">
            <text:p>0</text:p>
          </table:table-cell>
          <table:table-cell table:style-name="ce16" table:formula="of:=IF(AND([.H118]&lt;[.O$4];[.H118]&gt;=[.P$4];[.L118]=&quot;Hêtre&quot;;[.F118]&gt;19);[.J118];0)" office:value-type="float" office:value="0" calcext:value-type="float">
            <text:p>0</text:p>
          </table:table-cell>
          <table:table-cell table:style-name="ce16" table:formula="of:=IF(AND([.H118]&lt;[.P$4];[.L118]=&quot;Hêtre&quot;;[.F118]&gt;19);[.J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</text:p>
          </table:table-cell>
          <table:table-cell table:formula="of:=IF(AND([.H119]&gt;[.N$4];[.L119]=&quot;Hêtre&quot;;[.F119]&gt;19);[.J119];0)" office:value-type="float" office:value="0" calcext:value-type="float">
            <text:p>0</text:p>
          </table:table-cell>
          <table:table-cell table:style-name="ce16" table:formula="of:=IF(AND([.H119]&lt;[.N$4];[.H119]&gt;=[.O$4];[.L119]=&quot;Hêtre&quot;;[.F119]&gt;19);[.J119];0)" office:value-type="float" office:value="0" calcext:value-type="float">
            <text:p>0</text:p>
          </table:table-cell>
          <table:table-cell table:style-name="ce16" table:formula="of:=IF(AND([.H119]&lt;[.O$4];[.H119]&gt;=[.P$4];[.L119]=&quot;Hêtre&quot;;[.F119]&gt;19);[.J119];0)" office:value-type="float" office:value="0" calcext:value-type="float">
            <text:p>0</text:p>
          </table:table-cell>
          <table:table-cell table:style-name="ce16" table:formula="of:=IF(AND([.H119]&lt;[.P$4];[.L119]=&quot;Hêtre&quot;;[.F119]&gt;19);[.J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0]*([.G120]/1000)*([.H120]/1000)" office:value-type="float" office:value="0.02218" calcext:value-type="float">
            <text:p>0,02218</text:p>
          </table:table-cell>
          <table:table-cell table:formula="of:=[.J120]*[.F120]/1000" office:value-type="float" office:value="0.0003327" calcext:value-type="float">
            <text:p>0,0003327</text:p>
          </table:table-cell>
          <table:table-cell office:value-type="string" calcext:value-type="string">
            <text:p>Hêtre</text:p>
          </table:table-cell>
          <table:table-cell table:formula="of:=IF(AND([.H120]&gt;[.N$4];[.L120]=&quot;Hêtre&quot;;[.F120]&gt;19);[.J120];0)" office:value-type="float" office:value="0" calcext:value-type="float">
            <text:p>0</text:p>
          </table:table-cell>
          <table:table-cell table:style-name="ce16" table:formula="of:=IF(AND([.H120]&lt;[.N$4];[.H120]&gt;=[.O$4];[.L120]=&quot;Hêtre&quot;;[.F120]&gt;19);[.J120];0)" office:value-type="float" office:value="0" calcext:value-type="float">
            <text:p>0</text:p>
          </table:table-cell>
          <table:table-cell table:style-name="ce16" table:formula="of:=IF(AND([.H120]&lt;[.O$4];[.H120]&gt;=[.P$4];[.L120]=&quot;Hêtre&quot;;[.F120]&gt;19);[.J120];0)" office:value-type="float" office:value="0" calcext:value-type="float">
            <text:p>0</text:p>
          </table:table-cell>
          <table:table-cell table:style-name="ce16" table:formula="of:=IF(AND([.H120]&lt;[.P$4];[.L120]=&quot;Hêtre&quot;;[.F120]&gt;19);[.J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1]*([.G121]/1000)*([.H121]/1000)" office:value-type="float" office:value="0.02232" calcext:value-type="float">
            <text:p>0,02232</text:p>
          </table:table-cell>
          <table:table-cell table:formula="of:=[.J121]*[.F121]/1000" office:value-type="float" office:value="0.0003348" calcext:value-type="float">
            <text:p>0,0003348</text:p>
          </table:table-cell>
          <table:table-cell office:value-type="string" calcext:value-type="string">
            <text:p>Hêtre</text:p>
          </table:table-cell>
          <table:table-cell table:formula="of:=IF(AND([.H121]&gt;[.N$4];[.L121]=&quot;Hêtre&quot;;[.F121]&gt;19);[.J121];0)" office:value-type="float" office:value="0" calcext:value-type="float">
            <text:p>0</text:p>
          </table:table-cell>
          <table:table-cell table:style-name="ce16" table:formula="of:=IF(AND([.H121]&lt;[.N$4];[.H121]&gt;=[.O$4];[.L121]=&quot;Hêtre&quot;;[.F121]&gt;19);[.J121];0)" office:value-type="float" office:value="0" calcext:value-type="float">
            <text:p>0</text:p>
          </table:table-cell>
          <table:table-cell table:style-name="ce16" table:formula="of:=IF(AND([.H121]&lt;[.O$4];[.H121]&gt;=[.P$4];[.L121]=&quot;Hêtre&quot;;[.F121]&gt;19);[.J121];0)" office:value-type="float" office:value="0" calcext:value-type="float">
            <text:p>0</text:p>
          </table:table-cell>
          <table:table-cell table:style-name="ce16" table:formula="of:=IF(AND([.H121]&lt;[.P$4];[.L121]=&quot;Hêtre&quot;;[.F121]&gt;19);[.J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2]*([.G122]/1000)*([.H122]/1000)" office:value-type="float" office:value="0.02232" calcext:value-type="float">
            <text:p>0,02232</text:p>
          </table:table-cell>
          <table:table-cell table:formula="of:=[.J122]*[.F122]/1000" office:value-type="float" office:value="0.0003348" calcext:value-type="float">
            <text:p>0,0003348</text:p>
          </table:table-cell>
          <table:table-cell office:value-type="string" calcext:value-type="string">
            <text:p>Hêtre</text:p>
          </table:table-cell>
          <table:table-cell table:formula="of:=IF(AND([.H122]&gt;[.N$4];[.L122]=&quot;Hêtre&quot;;[.F122]&gt;19);[.J122];0)" office:value-type="float" office:value="0" calcext:value-type="float">
            <text:p>0</text:p>
          </table:table-cell>
          <table:table-cell table:style-name="ce16" table:formula="of:=IF(AND([.H122]&lt;[.N$4];[.H122]&gt;=[.O$4];[.L122]=&quot;Hêtre&quot;;[.F122]&gt;19);[.J122];0)" office:value-type="float" office:value="0" calcext:value-type="float">
            <text:p>0</text:p>
          </table:table-cell>
          <table:table-cell table:style-name="ce16" table:formula="of:=IF(AND([.H122]&lt;[.O$4];[.H122]&gt;=[.P$4];[.L122]=&quot;Hêtre&quot;;[.F122]&gt;19);[.J122];0)" office:value-type="float" office:value="0" calcext:value-type="float">
            <text:p>0</text:p>
          </table:table-cell>
          <table:table-cell table:style-name="ce16" table:formula="of:=IF(AND([.H122]&lt;[.P$4];[.L122]=&quot;Hêtre&quot;;[.F122]&gt;19);[.J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3]*([.G123]/1000)*([.H123]/1000)" office:value-type="float" office:value="0.02218" calcext:value-type="float">
            <text:p>0,02218</text:p>
          </table:table-cell>
          <table:table-cell table:formula="of:=[.J123]*[.F123]/1000" office:value-type="float" office:value="0.0003327" calcext:value-type="float">
            <text:p>0,0003327</text:p>
          </table:table-cell>
          <table:table-cell office:value-type="string" calcext:value-type="string">
            <text:p>Hêtre</text:p>
          </table:table-cell>
          <table:table-cell table:formula="of:=IF(AND([.H123]&gt;[.N$4];[.L123]=&quot;Hêtre&quot;;[.F123]&gt;19);[.J123];0)" office:value-type="float" office:value="0" calcext:value-type="float">
            <text:p>0</text:p>
          </table:table-cell>
          <table:table-cell table:style-name="ce16" table:formula="of:=IF(AND([.H123]&lt;[.N$4];[.H123]&gt;=[.O$4];[.L123]=&quot;Hêtre&quot;;[.F123]&gt;19);[.J123];0)" office:value-type="float" office:value="0" calcext:value-type="float">
            <text:p>0</text:p>
          </table:table-cell>
          <table:table-cell table:style-name="ce16" table:formula="of:=IF(AND([.H123]&lt;[.O$4];[.H123]&gt;=[.P$4];[.L123]=&quot;Hêtre&quot;;[.F123]&gt;19);[.J123];0)" office:value-type="float" office:value="0" calcext:value-type="float">
            <text:p>0</text:p>
          </table:table-cell>
          <table:table-cell table:style-name="ce16" table:formula="of:=IF(AND([.H123]&lt;[.P$4];[.L123]=&quot;Hêtre&quot;;[.F123]&gt;19);[.J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formula="of:=IF(AND([.H124]&gt;[.N$4];[.L124]=&quot;Hêtre&quot;;[.F124]&gt;19);[.J124];0)" office:value-type="float" office:value="0" calcext:value-type="float">
            <text:p>0</text:p>
          </table:table-cell>
          <table:table-cell table:style-name="ce16" table:formula="of:=IF(AND([.H124]&lt;[.N$4];[.H124]&gt;=[.O$4];[.L124]=&quot;Hêtre&quot;;[.F124]&gt;19);[.J124];0)" office:value-type="float" office:value="0" calcext:value-type="float">
            <text:p>0</text:p>
          </table:table-cell>
          <table:table-cell table:style-name="ce16" table:formula="of:=IF(AND([.H124]&lt;[.O$4];[.H124]&gt;=[.P$4];[.L124]=&quot;Hêtre&quot;;[.F124]&gt;19);[.J124];0)" office:value-type="float" office:value="0" calcext:value-type="float">
            <text:p>0</text:p>
          </table:table-cell>
          <table:table-cell table:style-name="ce16" table:formula="of:=IF(AND([.H124]&lt;[.P$4];[.L124]=&quot;Hêtre&quot;;[.F124]&gt;19);[.J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formula="of:=IF(AND([.H125]&gt;[.N$4];[.L125]=&quot;Hêtre&quot;;[.F125]&gt;19);[.J125];0)" office:value-type="float" office:value="0" calcext:value-type="float">
            <text:p>0</text:p>
          </table:table-cell>
          <table:table-cell table:style-name="ce16" table:formula="of:=IF(AND([.H125]&lt;[.N$4];[.H125]&gt;=[.O$4];[.L125]=&quot;Hêtre&quot;;[.F125]&gt;19);[.J125];0)" office:value-type="float" office:value="0" calcext:value-type="float">
            <text:p>0</text:p>
          </table:table-cell>
          <table:table-cell table:style-name="ce16" table:formula="of:=IF(AND([.H125]&lt;[.O$4];[.H125]&gt;=[.P$4];[.L125]=&quot;Hêtre&quot;;[.F125]&gt;19);[.J125];0)" office:value-type="float" office:value="0" calcext:value-type="float">
            <text:p>0</text:p>
          </table:table-cell>
          <table:table-cell table:style-name="ce16" table:formula="of:=IF(AND([.H125]&lt;[.P$4];[.L125]=&quot;Hêtre&quot;;[.F125]&gt;19);[.J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formula="of:=IF(AND([.H126]&gt;[.N$4];[.L126]=&quot;Hêtre&quot;;[.F126]&gt;19);[.J126];0)" office:value-type="float" office:value="0" calcext:value-type="float">
            <text:p>0</text:p>
          </table:table-cell>
          <table:table-cell table:style-name="ce16" table:formula="of:=IF(AND([.H126]&lt;[.N$4];[.H126]&gt;=[.O$4];[.L126]=&quot;Hêtre&quot;;[.F126]&gt;19);[.J126];0)" office:value-type="float" office:value="0" calcext:value-type="float">
            <text:p>0</text:p>
          </table:table-cell>
          <table:table-cell table:style-name="ce16" table:formula="of:=IF(AND([.H126]&lt;[.O$4];[.H126]&gt;=[.P$4];[.L126]=&quot;Hêtre&quot;;[.F126]&gt;19);[.J126];0)" office:value-type="float" office:value="0" calcext:value-type="float">
            <text:p>0</text:p>
          </table:table-cell>
          <table:table-cell table:style-name="ce16" table:formula="of:=IF(AND([.H126]&lt;[.P$4];[.L126]=&quot;Hêtre&quot;;[.F126]&gt;19);[.J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formula="of:=IF(AND([.H127]&gt;[.N$4];[.L127]=&quot;Hêtre&quot;;[.F127]&gt;19);[.J127];0)" office:value-type="float" office:value="0" calcext:value-type="float">
            <text:p>0</text:p>
          </table:table-cell>
          <table:table-cell table:style-name="ce16" table:formula="of:=IF(AND([.H127]&lt;[.N$4];[.H127]&gt;=[.O$4];[.L127]=&quot;Hêtre&quot;;[.F127]&gt;19);[.J127];0)" office:value-type="float" office:value="0" calcext:value-type="float">
            <text:p>0</text:p>
          </table:table-cell>
          <table:table-cell table:style-name="ce16" table:formula="of:=IF(AND([.H127]&lt;[.O$4];[.H127]&gt;=[.P$4];[.L127]=&quot;Hêtre&quot;;[.F127]&gt;19);[.J127];0)" office:value-type="float" office:value="0" calcext:value-type="float">
            <text:p>0</text:p>
          </table:table-cell>
          <table:table-cell table:style-name="ce16" table:formula="of:=IF(AND([.H127]&lt;[.P$4];[.L127]=&quot;Hêtre&quot;;[.F127]&gt;19);[.J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formula="of:=IF(AND([.H128]&gt;[.N$4];[.L128]=&quot;Hêtre&quot;;[.F128]&gt;19);[.J128];0)" office:value-type="float" office:value="0" calcext:value-type="float">
            <text:p>0</text:p>
          </table:table-cell>
          <table:table-cell table:style-name="ce16" table:formula="of:=IF(AND([.H128]&lt;[.N$4];[.H128]&gt;=[.O$4];[.L128]=&quot;Hêtre&quot;;[.F128]&gt;19);[.J128];0)" office:value-type="float" office:value="0" calcext:value-type="float">
            <text:p>0</text:p>
          </table:table-cell>
          <table:table-cell table:style-name="ce16" table:formula="of:=IF(AND([.H128]&lt;[.O$4];[.H128]&gt;=[.P$4];[.L128]=&quot;Hêtre&quot;;[.F128]&gt;19);[.J128];0)" office:value-type="float" office:value="0" calcext:value-type="float">
            <text:p>0</text:p>
          </table:table-cell>
          <table:table-cell table:style-name="ce16" table:formula="of:=IF(AND([.H128]&lt;[.P$4];[.L128]=&quot;Hêtre&quot;;[.F128]&gt;19);[.J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</text:p>
          </table:table-cell>
          <table:table-cell table:formula="of:=IF(AND([.H129]&gt;[.N$4];[.L129]=&quot;Hêtre&quot;;[.F129]&gt;19);[.J129];0)" office:value-type="float" office:value="0.43575" calcext:value-type="float">
            <text:p>0,43575</text:p>
          </table:table-cell>
          <table:table-cell table:style-name="ce16" table:formula="of:=IF(AND([.H129]&lt;[.N$4];[.H129]&gt;=[.O$4];[.L129]=&quot;Hêtre&quot;;[.F129]&gt;19);[.J129];0)" office:value-type="float" office:value="0" calcext:value-type="float">
            <text:p>0</text:p>
          </table:table-cell>
          <table:table-cell table:style-name="ce16" table:formula="of:=IF(AND([.H129]&lt;[.O$4];[.H129]&gt;=[.P$4];[.L129]=&quot;Hêtre&quot;;[.F129]&gt;19);[.J129];0)" office:value-type="float" office:value="0" calcext:value-type="float">
            <text:p>0</text:p>
          </table:table-cell>
          <table:table-cell table:style-name="ce16" table:formula="of:=IF(AND([.H129]&lt;[.P$4];[.L129]=&quot;Hêtre&quot;;[.F129]&gt;19);[.J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</text:p>
          </table:table-cell>
          <table:table-cell table:formula="of:=IF(AND([.H130]&gt;[.N$4];[.L130]=&quot;Hêtre&quot;;[.F130]&gt;19);[.J130];0)" office:value-type="float" office:value="0" calcext:value-type="float">
            <text:p>0</text:p>
          </table:table-cell>
          <table:table-cell table:style-name="ce16" table:formula="of:=IF(AND([.H130]&lt;[.N$4];[.H130]&gt;=[.O$4];[.L130]=&quot;Hêtre&quot;;[.F130]&gt;19);[.J130];0)" office:value-type="float" office:value="0" calcext:value-type="float">
            <text:p>0</text:p>
          </table:table-cell>
          <table:table-cell table:style-name="ce16" table:formula="of:=IF(AND([.H130]&lt;[.O$4];[.H130]&gt;=[.P$4];[.L130]=&quot;Hêtre&quot;;[.F130]&gt;19);[.J130];0)" office:value-type="float" office:value="0" calcext:value-type="float">
            <text:p>0</text:p>
          </table:table-cell>
          <table:table-cell table:style-name="ce16" table:formula="of:=IF(AND([.H130]&lt;[.P$4];[.L130]=&quot;Hêtre&quot;;[.F130]&gt;19);[.J130];0)" office:value-type="float" office:value="0.103425" calcext:value-type="float">
            <text:p>0,1034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</text:p>
          </table:table-cell>
          <table:table-cell table:formula="of:=IF(AND([.H131]&gt;[.N$4];[.L131]=&quot;Hêtre&quot;;[.F131]&gt;19);[.J131];0)" office:value-type="float" office:value="0.324" calcext:value-type="float">
            <text:p>0,324</text:p>
          </table:table-cell>
          <table:table-cell table:style-name="ce16" table:formula="of:=IF(AND([.H131]&lt;[.N$4];[.H131]&gt;=[.O$4];[.L131]=&quot;Hêtre&quot;;[.F131]&gt;19);[.J131];0)" office:value-type="float" office:value="0" calcext:value-type="float">
            <text:p>0</text:p>
          </table:table-cell>
          <table:table-cell table:style-name="ce16" table:formula="of:=IF(AND([.H131]&lt;[.O$4];[.H131]&gt;=[.P$4];[.L131]=&quot;Hêtre&quot;;[.F131]&gt;19);[.J131];0)" office:value-type="float" office:value="0" calcext:value-type="float">
            <text:p>0</text:p>
          </table:table-cell>
          <table:table-cell table:style-name="ce16" table:formula="of:=IF(AND([.H131]&lt;[.P$4];[.L131]=&quot;Hêtre&quot;;[.F131]&gt;19);[.J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</text:p>
          </table:table-cell>
          <table:table-cell table:formula="of:=IF(AND([.H132]&gt;[.N$4];[.L132]=&quot;Hêtre&quot;;[.F132]&gt;19);[.J132];0)" office:value-type="float" office:value="0" calcext:value-type="float">
            <text:p>0</text:p>
          </table:table-cell>
          <table:table-cell table:style-name="ce16" table:formula="of:=IF(AND([.H132]&lt;[.N$4];[.H132]&gt;=[.O$4];[.L132]=&quot;Hêtre&quot;;[.F132]&gt;19);[.J132];0)" office:value-type="float" office:value="0" calcext:value-type="float">
            <text:p>0</text:p>
          </table:table-cell>
          <table:table-cell table:style-name="ce16" table:formula="of:=IF(AND([.H132]&lt;[.O$4];[.H132]&gt;=[.P$4];[.L132]=&quot;Hêtre&quot;;[.F132]&gt;19);[.J132];0)" office:value-type="float" office:value="0" calcext:value-type="float">
            <text:p>0</text:p>
          </table:table-cell>
          <table:table-cell table:style-name="ce16" table:formula="of:=IF(AND([.H132]&lt;[.P$4];[.L132]=&quot;Hêtre&quot;;[.F132]&gt;19);[.J132];0)" office:value-type="float" office:value="0.074" calcext:value-type="float">
            <text:p>0,07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</text:p>
          </table:table-cell>
          <table:table-cell table:formula="of:=IF(AND([.H133]&gt;[.N$4];[.L133]=&quot;Hêtre&quot;;[.F133]&gt;19);[.J133];0)" office:value-type="float" office:value="0" calcext:value-type="float">
            <text:p>0</text:p>
          </table:table-cell>
          <table:table-cell table:style-name="ce16" table:formula="of:=IF(AND([.H133]&lt;[.N$4];[.H133]&gt;=[.O$4];[.L133]=&quot;Hêtre&quot;;[.F133]&gt;19);[.J133];0)" office:value-type="float" office:value="0" calcext:value-type="float">
            <text:p>0</text:p>
          </table:table-cell>
          <table:table-cell table:style-name="ce16" table:formula="of:=IF(AND([.H133]&lt;[.O$4];[.H133]&gt;=[.P$4];[.L133]=&quot;Hêtre&quot;;[.F133]&gt;19);[.J133];0)" office:value-type="float" office:value="0" calcext:value-type="float">
            <text:p>0</text:p>
          </table:table-cell>
          <table:table-cell table:style-name="ce16" table:formula="of:=IF(AND([.H133]&lt;[.P$4];[.L133]=&quot;Hêtre&quot;;[.F133]&gt;19);[.J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</text:p>
          </table:table-cell>
          <table:table-cell table:formula="of:=IF(AND([.H134]&gt;[.N$4];[.L134]=&quot;Hêtre&quot;;[.F134]&gt;19);[.J134];0)" office:value-type="float" office:value="0" calcext:value-type="float">
            <text:p>0</text:p>
          </table:table-cell>
          <table:table-cell table:style-name="ce16" table:formula="of:=IF(AND([.H134]&lt;[.N$4];[.H134]&gt;=[.O$4];[.L134]=&quot;Hêtre&quot;;[.F134]&gt;19);[.J134];0)" office:value-type="float" office:value="0" calcext:value-type="float">
            <text:p>0</text:p>
          </table:table-cell>
          <table:table-cell table:style-name="ce16" table:formula="of:=IF(AND([.H134]&lt;[.O$4];[.H134]&gt;=[.P$4];[.L134]=&quot;Hêtre&quot;;[.F134]&gt;19);[.J134];0)" office:value-type="float" office:value="0" calcext:value-type="float">
            <text:p>0</text:p>
          </table:table-cell>
          <table:table-cell table:style-name="ce16" table:formula="of:=IF(AND([.H134]&lt;[.P$4];[.L134]=&quot;Hêtre&quot;;[.F134]&gt;19);[.J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</text:p>
          </table:table-cell>
          <table:table-cell table:formula="of:=IF(AND([.H135]&gt;[.N$4];[.L135]=&quot;Hêtre&quot;;[.F135]&gt;19);[.J135];0)" office:value-type="float" office:value="0" calcext:value-type="float">
            <text:p>0</text:p>
          </table:table-cell>
          <table:table-cell table:style-name="ce16" table:formula="of:=IF(AND([.H135]&lt;[.N$4];[.H135]&gt;=[.O$4];[.L135]=&quot;Hêtre&quot;;[.F135]&gt;19);[.J135];0)" office:value-type="float" office:value="0" calcext:value-type="float">
            <text:p>0</text:p>
          </table:table-cell>
          <table:table-cell table:style-name="ce16" table:formula="of:=IF(AND([.H135]&lt;[.O$4];[.H135]&gt;=[.P$4];[.L135]=&quot;Hêtre&quot;;[.F135]&gt;19);[.J135];0)" office:value-type="float" office:value="0" calcext:value-type="float">
            <text:p>0</text:p>
          </table:table-cell>
          <table:table-cell table:style-name="ce16" table:formula="of:=IF(AND([.H135]&lt;[.P$4];[.L135]=&quot;Hêtre&quot;;[.F135]&gt;19);[.J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</text:p>
          </table:table-cell>
          <table:table-cell table:formula="of:=IF(AND([.H136]&gt;[.N$4];[.L136]=&quot;Hêtre&quot;;[.F136]&gt;19);[.J136];0)" office:value-type="float" office:value="0" calcext:value-type="float">
            <text:p>0</text:p>
          </table:table-cell>
          <table:table-cell table:style-name="ce16" table:formula="of:=IF(AND([.H136]&lt;[.N$4];[.H136]&gt;=[.O$4];[.L136]=&quot;Hêtre&quot;;[.F136]&gt;19);[.J136];0)" office:value-type="float" office:value="0" calcext:value-type="float">
            <text:p>0</text:p>
          </table:table-cell>
          <table:table-cell table:style-name="ce16" table:formula="of:=IF(AND([.H136]&lt;[.O$4];[.H136]&gt;=[.P$4];[.L136]=&quot;Hêtre&quot;;[.F136]&gt;19);[.J136];0)" office:value-type="float" office:value="0" calcext:value-type="float">
            <text:p>0</text:p>
          </table:table-cell>
          <table:table-cell table:style-name="ce16" table:formula="of:=IF(AND([.H136]&lt;[.P$4];[.L136]=&quot;Hêtre&quot;;[.F136]&gt;19);[.J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formula="of:=IF(AND([.H137]&gt;[.N$4];[.L137]=&quot;Hêtre&quot;;[.F137]&gt;19);[.J137];0)" office:value-type="float" office:value="0" calcext:value-type="float">
            <text:p>0</text:p>
          </table:table-cell>
          <table:table-cell table:style-name="ce16" table:formula="of:=IF(AND([.H137]&lt;[.N$4];[.H137]&gt;=[.O$4];[.L137]=&quot;Hêtre&quot;;[.F137]&gt;19);[.J137];0)" office:value-type="float" office:value="0" calcext:value-type="float">
            <text:p>0</text:p>
          </table:table-cell>
          <table:table-cell table:style-name="ce16" table:formula="of:=IF(AND([.H137]&lt;[.O$4];[.H137]&gt;=[.P$4];[.L137]=&quot;Hêtre&quot;;[.F137]&gt;19);[.J137];0)" office:value-type="float" office:value="0" calcext:value-type="float">
            <text:p>0</text:p>
          </table:table-cell>
          <table:table-cell table:style-name="ce16" table:formula="of:=IF(AND([.H137]&lt;[.P$4];[.L137]=&quot;Hêtre&quot;;[.F137]&gt;19);[.J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</text:p>
          </table:table-cell>
          <table:table-cell table:formula="of:=IF(AND([.H138]&gt;[.N$4];[.L138]=&quot;Hêtre&quot;;[.F138]&gt;19);[.J138];0)" office:value-type="float" office:value="0.4066" calcext:value-type="float">
            <text:p>0,4066</text:p>
          </table:table-cell>
          <table:table-cell table:style-name="ce16" table:formula="of:=IF(AND([.H138]&lt;[.N$4];[.H138]&gt;=[.O$4];[.L138]=&quot;Hêtre&quot;;[.F138]&gt;19);[.J138];0)" office:value-type="float" office:value="0" calcext:value-type="float">
            <text:p>0</text:p>
          </table:table-cell>
          <table:table-cell table:style-name="ce16" table:formula="of:=IF(AND([.H138]&lt;[.O$4];[.H138]&gt;=[.P$4];[.L138]=&quot;Hêtre&quot;;[.F138]&gt;19);[.J138];0)" office:value-type="float" office:value="0" calcext:value-type="float">
            <text:p>0</text:p>
          </table:table-cell>
          <table:table-cell table:style-name="ce16" table:formula="of:=IF(AND([.H138]&lt;[.P$4];[.L138]=&quot;Hêtre&quot;;[.F138]&gt;19);[.J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</text:p>
          </table:table-cell>
          <table:table-cell table:formula="of:=IF(AND([.H139]&gt;[.N$4];[.L139]=&quot;Hêtre&quot;;[.F139]&gt;19);[.J139];0)" office:value-type="float" office:value="0" calcext:value-type="float">
            <text:p>0</text:p>
          </table:table-cell>
          <table:table-cell table:style-name="ce16" table:formula="of:=IF(AND([.H139]&lt;[.N$4];[.H139]&gt;=[.O$4];[.L139]=&quot;Hêtre&quot;;[.F139]&gt;19);[.J139];0)" office:value-type="float" office:value="0" calcext:value-type="float">
            <text:p>0</text:p>
          </table:table-cell>
          <table:table-cell table:style-name="ce16" table:formula="of:=IF(AND([.H139]&lt;[.O$4];[.H139]&gt;=[.P$4];[.L139]=&quot;Hêtre&quot;;[.F139]&gt;19);[.J139];0)" office:value-type="float" office:value="0" calcext:value-type="float">
            <text:p>0</text:p>
          </table:table-cell>
          <table:table-cell table:style-name="ce16" table:formula="of:=IF(AND([.H139]&lt;[.P$4];[.L139]=&quot;Hêtre&quot;;[.F139]&gt;19);[.J139];0)" office:value-type="float" office:value="0.087495" calcext:value-type="float">
            <text:p>0,087495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</text:p>
          </table:table-cell>
          <table:table-cell table:formula="of:=IF(AND([.H140]&gt;[.N$4];[.L140]=&quot;Hêtre&quot;;[.F140]&gt;19);[.J140];0)" office:value-type="float" office:value="0" calcext:value-type="float">
            <text:p>0</text:p>
          </table:table-cell>
          <table:table-cell table:style-name="ce16" table:formula="of:=IF(AND([.H140]&lt;[.N$4];[.H140]&gt;=[.O$4];[.L140]=&quot;Hêtre&quot;;[.F140]&gt;19);[.J140];0)" office:value-type="float" office:value="0" calcext:value-type="float">
            <text:p>0</text:p>
          </table:table-cell>
          <table:table-cell table:style-name="ce16" table:formula="of:=IF(AND([.H140]&lt;[.O$4];[.H140]&gt;=[.P$4];[.L140]=&quot;Hêtre&quot;;[.F140]&gt;19);[.J140];0)" office:value-type="float" office:value="0" calcext:value-type="float">
            <text:p>0</text:p>
          </table:table-cell>
          <table:table-cell table:style-name="ce16" table:formula="of:=IF(AND([.H140]&lt;[.P$4];[.L140]=&quot;Hêtre&quot;;[.F140]&gt;19);[.J140];0)" office:value-type="float" office:value="0.0921" calcext:value-type="float">
            <text:p>0,09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</text:p>
          </table:table-cell>
          <table:table-cell table:formula="of:=IF(AND([.H141]&gt;[.N$4];[.L141]=&quot;Hêtre&quot;;[.F141]&gt;19);[.J141];0)" office:value-type="float" office:value="0" calcext:value-type="float">
            <text:p>0</text:p>
          </table:table-cell>
          <table:table-cell table:style-name="ce16" table:formula="of:=IF(AND([.H141]&lt;[.N$4];[.H141]&gt;=[.O$4];[.L141]=&quot;Hêtre&quot;;[.F141]&gt;19);[.J141];0)" office:value-type="float" office:value="0" calcext:value-type="float">
            <text:p>0</text:p>
          </table:table-cell>
          <table:table-cell table:style-name="ce16" table:formula="of:=IF(AND([.H141]&lt;[.O$4];[.H141]&gt;=[.P$4];[.L141]=&quot;Hêtre&quot;;[.F141]&gt;19);[.J141];0)" office:value-type="float" office:value="0.11448" calcext:value-type="float">
            <text:p>0,11448</text:p>
          </table:table-cell>
          <table:table-cell table:style-name="ce16" table:formula="of:=IF(AND([.H141]&lt;[.P$4];[.L141]=&quot;Hêtre&quot;;[.F141]&gt;19);[.J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</text:p>
          </table:table-cell>
          <table:table-cell table:formula="of:=IF(AND([.H142]&gt;[.N$4];[.L142]=&quot;Hêtre&quot;;[.F142]&gt;19);[.J142];0)" office:value-type="float" office:value="0" calcext:value-type="float">
            <text:p>0</text:p>
          </table:table-cell>
          <table:table-cell table:style-name="ce16" table:formula="of:=IF(AND([.H142]&lt;[.N$4];[.H142]&gt;=[.O$4];[.L142]=&quot;Hêtre&quot;;[.F142]&gt;19);[.J142];0)" office:value-type="float" office:value="0" calcext:value-type="float">
            <text:p>0</text:p>
          </table:table-cell>
          <table:table-cell table:style-name="ce16" table:formula="of:=IF(AND([.H142]&lt;[.O$4];[.H142]&gt;=[.P$4];[.L142]=&quot;Hêtre&quot;;[.F142]&gt;19);[.J142];0)" office:value-type="float" office:value="0.11448" calcext:value-type="float">
            <text:p>0,11448</text:p>
          </table:table-cell>
          <table:table-cell table:style-name="ce16" table:formula="of:=IF(AND([.H142]&lt;[.P$4];[.L142]=&quot;Hêtre&quot;;[.F142]&gt;19);[.J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</text:p>
          </table:table-cell>
          <table:table-cell table:formula="of:=IF(AND([.H143]&gt;[.N$4];[.L143]=&quot;Hêtre&quot;;[.F143]&gt;19);[.J143];0)" office:value-type="float" office:value="0" calcext:value-type="float">
            <text:p>0</text:p>
          </table:table-cell>
          <table:table-cell table:style-name="ce16" table:formula="of:=IF(AND([.H143]&lt;[.N$4];[.H143]&gt;=[.O$4];[.L143]=&quot;Hêtre&quot;;[.F143]&gt;19);[.J143];0)" office:value-type="float" office:value="0" calcext:value-type="float">
            <text:p>0</text:p>
          </table:table-cell>
          <table:table-cell table:style-name="ce16" table:formula="of:=IF(AND([.H143]&lt;[.O$4];[.H143]&gt;=[.P$4];[.L143]=&quot;Hêtre&quot;;[.F143]&gt;19);[.J143];0)" office:value-type="float" office:value="0" calcext:value-type="float">
            <text:p>0</text:p>
          </table:table-cell>
          <table:table-cell table:style-name="ce16" table:formula="of:=IF(AND([.H143]&lt;[.P$4];[.L143]=&quot;Hêtre&quot;;[.F143]&gt;19);[.J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</text:p>
          </table:table-cell>
          <table:table-cell table:formula="of:=IF(AND([.H144]&gt;[.N$4];[.L144]=&quot;Hêtre&quot;;[.F144]&gt;19);[.J144];0)" office:value-type="float" office:value="0" calcext:value-type="float">
            <text:p>0</text:p>
          </table:table-cell>
          <table:table-cell table:style-name="ce16" table:formula="of:=IF(AND([.H144]&lt;[.N$4];[.H144]&gt;=[.O$4];[.L144]=&quot;Hêtre&quot;;[.F144]&gt;19);[.J144];0)" office:value-type="float" office:value="0" calcext:value-type="float">
            <text:p>0</text:p>
          </table:table-cell>
          <table:table-cell table:style-name="ce16" table:formula="of:=IF(AND([.H144]&lt;[.O$4];[.H144]&gt;=[.P$4];[.L144]=&quot;Hêtre&quot;;[.F144]&gt;19);[.J144];0)" office:value-type="float" office:value="0" calcext:value-type="float">
            <text:p>0</text:p>
          </table:table-cell>
          <table:table-cell table:style-name="ce16" table:formula="of:=IF(AND([.H144]&lt;[.P$4];[.L144]=&quot;Hêtre&quot;;[.F144]&gt;19);[.J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</text:p>
          </table:table-cell>
          <table:table-cell table:formula="of:=IF(AND([.H145]&gt;[.N$4];[.L145]=&quot;Hêtre&quot;;[.F145]&gt;19);[.J145];0)" office:value-type="float" office:value="0" calcext:value-type="float">
            <text:p>0</text:p>
          </table:table-cell>
          <table:table-cell table:style-name="ce16" table:formula="of:=IF(AND([.H145]&lt;[.N$4];[.H145]&gt;=[.O$4];[.L145]=&quot;Hêtre&quot;;[.F145]&gt;19);[.J145];0)" office:value-type="float" office:value="0" calcext:value-type="float">
            <text:p>0</text:p>
          </table:table-cell>
          <table:table-cell table:style-name="ce16" table:formula="of:=IF(AND([.H145]&lt;[.O$4];[.H145]&gt;=[.P$4];[.L145]=&quot;Hêtre&quot;;[.F145]&gt;19);[.J145];0)" office:value-type="float" office:value="0" calcext:value-type="float">
            <text:p>0</text:p>
          </table:table-cell>
          <table:table-cell table:style-name="ce16" table:formula="of:=IF(AND([.H145]&lt;[.P$4];[.L145]=&quot;Hêtre&quot;;[.F145]&gt;19);[.J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</text:p>
          </table:table-cell>
          <table:table-cell table:formula="of:=IF(AND([.H146]&gt;[.N$4];[.L146]=&quot;Hêtre&quot;;[.F146]&gt;19);[.J146];0)" office:value-type="float" office:value="0" calcext:value-type="float">
            <text:p>0</text:p>
          </table:table-cell>
          <table:table-cell table:style-name="ce16" table:formula="of:=IF(AND([.H146]&lt;[.N$4];[.H146]&gt;=[.O$4];[.L146]=&quot;Hêtre&quot;;[.F146]&gt;19);[.J146];0)" office:value-type="float" office:value="0" calcext:value-type="float">
            <text:p>0</text:p>
          </table:table-cell>
          <table:table-cell table:style-name="ce16" table:formula="of:=IF(AND([.H146]&lt;[.O$4];[.H146]&gt;=[.P$4];[.L146]=&quot;Hêtre&quot;;[.F146]&gt;19);[.J146];0)" office:value-type="float" office:value="0" calcext:value-type="float">
            <text:p>0</text:p>
          </table:table-cell>
          <table:table-cell table:style-name="ce16" table:formula="of:=IF(AND([.H146]&lt;[.P$4];[.L146]=&quot;Hêtre&quot;;[.F146]&gt;19);[.J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</text:p>
          </table:table-cell>
          <table:table-cell table:formula="of:=IF(AND([.H147]&gt;[.N$4];[.L147]=&quot;Hêtre&quot;;[.F147]&gt;19);[.J147];0)" office:value-type="float" office:value="0" calcext:value-type="float">
            <text:p>0</text:p>
          </table:table-cell>
          <table:table-cell table:style-name="ce16" table:formula="of:=IF(AND([.H147]&lt;[.N$4];[.H147]&gt;=[.O$4];[.L147]=&quot;Hêtre&quot;;[.F147]&gt;19);[.J147];0)" office:value-type="float" office:value="0" calcext:value-type="float">
            <text:p>0</text:p>
          </table:table-cell>
          <table:table-cell table:style-name="ce16" table:formula="of:=IF(AND([.H147]&lt;[.O$4];[.H147]&gt;=[.P$4];[.L147]=&quot;Hêtre&quot;;[.F147]&gt;19);[.J147];0)" office:value-type="float" office:value="0" calcext:value-type="float">
            <text:p>0</text:p>
          </table:table-cell>
          <table:table-cell table:style-name="ce16" table:formula="of:=IF(AND([.H147]&lt;[.P$4];[.L147]=&quot;Hêtre&quot;;[.F147]&gt;19);[.J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</text:p>
          </table:table-cell>
          <table:table-cell table:formula="of:=IF(AND([.H148]&gt;[.N$4];[.L148]=&quot;Hêtre&quot;;[.F148]&gt;19);[.J148];0)" office:value-type="float" office:value="0" calcext:value-type="float">
            <text:p>0</text:p>
          </table:table-cell>
          <table:table-cell table:style-name="ce16" table:formula="of:=IF(AND([.H148]&lt;[.N$4];[.H148]&gt;=[.O$4];[.L148]=&quot;Hêtre&quot;;[.F148]&gt;19);[.J148];0)" office:value-type="float" office:value="0" calcext:value-type="float">
            <text:p>0</text:p>
          </table:table-cell>
          <table:table-cell table:style-name="ce16" table:formula="of:=IF(AND([.H148]&lt;[.O$4];[.H148]&gt;=[.P$4];[.L148]=&quot;Hêtre&quot;;[.F148]&gt;19);[.J148];0)" office:value-type="float" office:value="0" calcext:value-type="float">
            <text:p>0</text:p>
          </table:table-cell>
          <table:table-cell table:style-name="ce16" table:formula="of:=IF(AND([.H148]&lt;[.P$4];[.L148]=&quot;Hêtre&quot;;[.F148]&gt;19);[.J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</text:p>
          </table:table-cell>
          <table:table-cell table:formula="of:=IF(AND([.H149]&gt;[.N$4];[.L149]=&quot;Hêtre&quot;;[.F149]&gt;19);[.J149];0)" office:value-type="float" office:value="0" calcext:value-type="float">
            <text:p>0</text:p>
          </table:table-cell>
          <table:table-cell table:style-name="ce16" table:formula="of:=IF(AND([.H149]&lt;[.N$4];[.H149]&gt;=[.O$4];[.L149]=&quot;Hêtre&quot;;[.F149]&gt;19);[.J149];0)" office:value-type="float" office:value="0" calcext:value-type="float">
            <text:p>0</text:p>
          </table:table-cell>
          <table:table-cell table:style-name="ce16" table:formula="of:=IF(AND([.H149]&lt;[.O$4];[.H149]&gt;=[.P$4];[.L149]=&quot;Hêtre&quot;;[.F149]&gt;19);[.J149];0)" office:value-type="float" office:value="0" calcext:value-type="float">
            <text:p>0</text:p>
          </table:table-cell>
          <table:table-cell table:style-name="ce16" table:formula="of:=IF(AND([.H149]&lt;[.P$4];[.L149]=&quot;Hêtre&quot;;[.F149]&gt;19);[.J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</text:p>
          </table:table-cell>
          <table:table-cell table:formula="of:=IF(AND([.H150]&gt;[.N$4];[.L150]=&quot;Hêtre&quot;;[.F150]&gt;19);[.J150];0)" office:value-type="float" office:value="0" calcext:value-type="float">
            <text:p>0</text:p>
          </table:table-cell>
          <table:table-cell table:style-name="ce16" table:formula="of:=IF(AND([.H150]&lt;[.N$4];[.H150]&gt;=[.O$4];[.L150]=&quot;Hêtre&quot;;[.F150]&gt;19);[.J150];0)" office:value-type="float" office:value="0" calcext:value-type="float">
            <text:p>0</text:p>
          </table:table-cell>
          <table:table-cell table:style-name="ce16" table:formula="of:=IF(AND([.H150]&lt;[.O$4];[.H150]&gt;=[.P$4];[.L150]=&quot;Hêtre&quot;;[.F150]&gt;19);[.J150];0)" office:value-type="float" office:value="0" calcext:value-type="float">
            <text:p>0</text:p>
          </table:table-cell>
          <table:table-cell table:style-name="ce16" table:formula="of:=IF(AND([.H150]&lt;[.P$4];[.L150]=&quot;Hêtre&quot;;[.F150]&gt;19);[.J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</text:p>
          </table:table-cell>
          <table:table-cell table:formula="of:=IF(AND([.H151]&gt;[.N$4];[.L151]=&quot;Hêtre&quot;;[.F151]&gt;19);[.J151];0)" office:value-type="float" office:value="0" calcext:value-type="float">
            <text:p>0</text:p>
          </table:table-cell>
          <table:table-cell table:style-name="ce16" table:formula="of:=IF(AND([.H151]&lt;[.N$4];[.H151]&gt;=[.O$4];[.L151]=&quot;Hêtre&quot;;[.F151]&gt;19);[.J151];0)" office:value-type="float" office:value="0" calcext:value-type="float">
            <text:p>0</text:p>
          </table:table-cell>
          <table:table-cell table:style-name="ce16" table:formula="of:=IF(AND([.H151]&lt;[.O$4];[.H151]&gt;=[.P$4];[.L151]=&quot;Hêtre&quot;;[.F151]&gt;19);[.J151];0)" office:value-type="float" office:value="0" calcext:value-type="float">
            <text:p>0</text:p>
          </table:table-cell>
          <table:table-cell table:style-name="ce16" table:formula="of:=IF(AND([.H151]&lt;[.P$4];[.L151]=&quot;Hêtre&quot;;[.F151]&gt;19);[.J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formula="of:=IF(AND([.H152]&gt;[.N$4];[.L152]=&quot;Hêtre&quot;;[.F152]&gt;19);[.J152];0)" office:value-type="float" office:value="0" calcext:value-type="float">
            <text:p>0</text:p>
          </table:table-cell>
          <table:table-cell table:style-name="ce16" table:formula="of:=IF(AND([.H152]&lt;[.N$4];[.H152]&gt;=[.O$4];[.L152]=&quot;Hêtre&quot;;[.F152]&gt;19);[.J152];0)" office:value-type="float" office:value="0" calcext:value-type="float">
            <text:p>0</text:p>
          </table:table-cell>
          <table:table-cell table:style-name="ce16" table:formula="of:=IF(AND([.H152]&lt;[.O$4];[.H152]&gt;=[.P$4];[.L152]=&quot;Hêtre&quot;;[.F152]&gt;19);[.J152];0)" office:value-type="float" office:value="0" calcext:value-type="float">
            <text:p>0</text:p>
          </table:table-cell>
          <table:table-cell table:style-name="ce16" table:formula="of:=IF(AND([.H152]&lt;[.P$4];[.L152]=&quot;Hêtre&quot;;[.F152]&gt;19);[.J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formula="of:=IF(AND([.H153]&gt;[.N$4];[.L153]=&quot;Hêtre&quot;;[.F153]&gt;19);[.J153];0)" office:value-type="float" office:value="0" calcext:value-type="float">
            <text:p>0</text:p>
          </table:table-cell>
          <table:table-cell table:style-name="ce16" table:formula="of:=IF(AND([.H153]&lt;[.N$4];[.H153]&gt;=[.O$4];[.L153]=&quot;Hêtre&quot;;[.F153]&gt;19);[.J153];0)" office:value-type="float" office:value="0" calcext:value-type="float">
            <text:p>0</text:p>
          </table:table-cell>
          <table:table-cell table:style-name="ce16" table:formula="of:=IF(AND([.H153]&lt;[.O$4];[.H153]&gt;=[.P$4];[.L153]=&quot;Hêtre&quot;;[.F153]&gt;19);[.J153];0)" office:value-type="float" office:value="0" calcext:value-type="float">
            <text:p>0</text:p>
          </table:table-cell>
          <table:table-cell table:style-name="ce16" table:formula="of:=IF(AND([.H153]&lt;[.P$4];[.L153]=&quot;Hêtre&quot;;[.F153]&gt;19);[.J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formula="of:=IF(AND([.H154]&gt;[.N$4];[.L154]=&quot;Hêtre&quot;;[.F154]&gt;19);[.J154];0)" office:value-type="float" office:value="0" calcext:value-type="float">
            <text:p>0</text:p>
          </table:table-cell>
          <table:table-cell table:style-name="ce16" table:formula="of:=IF(AND([.H154]&lt;[.N$4];[.H154]&gt;=[.O$4];[.L154]=&quot;Hêtre&quot;;[.F154]&gt;19);[.J154];0)" office:value-type="float" office:value="0" calcext:value-type="float">
            <text:p>0</text:p>
          </table:table-cell>
          <table:table-cell table:style-name="ce16" table:formula="of:=IF(AND([.H154]&lt;[.O$4];[.H154]&gt;=[.P$4];[.L154]=&quot;Hêtre&quot;;[.F154]&gt;19);[.J154];0)" office:value-type="float" office:value="0" calcext:value-type="float">
            <text:p>0</text:p>
          </table:table-cell>
          <table:table-cell table:style-name="ce16" table:formula="of:=IF(AND([.H154]&lt;[.P$4];[.L154]=&quot;Hêtre&quot;;[.F154]&gt;19);[.J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formula="of:=IF(AND([.H155]&gt;[.N$4];[.L155]=&quot;Hêtre&quot;;[.F155]&gt;19);[.J155];0)" office:value-type="float" office:value="0" calcext:value-type="float">
            <text:p>0</text:p>
          </table:table-cell>
          <table:table-cell table:style-name="ce16" table:formula="of:=IF(AND([.H155]&lt;[.N$4];[.H155]&gt;=[.O$4];[.L155]=&quot;Hêtre&quot;;[.F155]&gt;19);[.J155];0)" office:value-type="float" office:value="0" calcext:value-type="float">
            <text:p>0</text:p>
          </table:table-cell>
          <table:table-cell table:style-name="ce16" table:formula="of:=IF(AND([.H155]&lt;[.O$4];[.H155]&gt;=[.P$4];[.L155]=&quot;Hêtre&quot;;[.F155]&gt;19);[.J155];0)" office:value-type="float" office:value="0" calcext:value-type="float">
            <text:p>0</text:p>
          </table:table-cell>
          <table:table-cell table:style-name="ce16" table:formula="of:=IF(AND([.H155]&lt;[.P$4];[.L155]=&quot;Hêtre&quot;;[.F155]&gt;19);[.J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formula="of:=IF(AND([.H156]&gt;[.N$4];[.L156]=&quot;Hêtre&quot;;[.F156]&gt;19);[.J156];0)" office:value-type="float" office:value="0" calcext:value-type="float">
            <text:p>0</text:p>
          </table:table-cell>
          <table:table-cell table:style-name="ce16" table:formula="of:=IF(AND([.H156]&lt;[.N$4];[.H156]&gt;=[.O$4];[.L156]=&quot;Hêtre&quot;;[.F156]&gt;19);[.J156];0)" office:value-type="float" office:value="0" calcext:value-type="float">
            <text:p>0</text:p>
          </table:table-cell>
          <table:table-cell table:style-name="ce16" table:formula="of:=IF(AND([.H156]&lt;[.O$4];[.H156]&gt;=[.P$4];[.L156]=&quot;Hêtre&quot;;[.F156]&gt;19);[.J156];0)" office:value-type="float" office:value="0" calcext:value-type="float">
            <text:p>0</text:p>
          </table:table-cell>
          <table:table-cell table:style-name="ce16" table:formula="of:=IF(AND([.H156]&lt;[.P$4];[.L156]=&quot;Hêtre&quot;;[.F156]&gt;19);[.J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</text:p>
          </table:table-cell>
          <table:table-cell table:formula="of:=IF(AND([.H157]&gt;[.N$4];[.L157]=&quot;Hêtre&quot;;[.F157]&gt;19);[.J157];0)" office:value-type="float" office:value="0.43512" calcext:value-type="float">
            <text:p>0,43512</text:p>
          </table:table-cell>
          <table:table-cell table:style-name="ce16" table:formula="of:=IF(AND([.H157]&lt;[.N$4];[.H157]&gt;=[.O$4];[.L157]=&quot;Hêtre&quot;;[.F157]&gt;19);[.J157];0)" office:value-type="float" office:value="0" calcext:value-type="float">
            <text:p>0</text:p>
          </table:table-cell>
          <table:table-cell table:style-name="ce16" table:formula="of:=IF(AND([.H157]&lt;[.O$4];[.H157]&gt;=[.P$4];[.L157]=&quot;Hêtre&quot;;[.F157]&gt;19);[.J157];0)" office:value-type="float" office:value="0" calcext:value-type="float">
            <text:p>0</text:p>
          </table:table-cell>
          <table:table-cell table:style-name="ce16" table:formula="of:=IF(AND([.H157]&lt;[.P$4];[.L157]=&quot;Hêtre&quot;;[.F157]&gt;19);[.J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</text:p>
          </table:table-cell>
          <table:table-cell table:formula="of:=IF(AND([.H158]&gt;[.N$4];[.L158]=&quot;Hêtre&quot;;[.F158]&gt;19);[.J158];0)" office:value-type="float" office:value="0" calcext:value-type="float">
            <text:p>0</text:p>
          </table:table-cell>
          <table:table-cell table:style-name="ce16" table:formula="of:=IF(AND([.H158]&lt;[.N$4];[.H158]&gt;=[.O$4];[.L158]=&quot;Hêtre&quot;;[.F158]&gt;19);[.J158];0)" office:value-type="float" office:value="0" calcext:value-type="float">
            <text:p>0</text:p>
          </table:table-cell>
          <table:table-cell table:style-name="ce16" table:formula="of:=IF(AND([.H158]&lt;[.O$4];[.H158]&gt;=[.P$4];[.L158]=&quot;Hêtre&quot;;[.F158]&gt;19);[.J158];0)" office:value-type="float" office:value="0" calcext:value-type="float">
            <text:p>0</text:p>
          </table:table-cell>
          <table:table-cell table:style-name="ce16" table:formula="of:=IF(AND([.H158]&lt;[.P$4];[.L158]=&quot;Hêtre&quot;;[.F158]&gt;19);[.J158];0)" office:value-type="float" office:value="0.1029" calcext:value-type="float">
            <text:p>0,10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</text:p>
          </table:table-cell>
          <table:table-cell table:formula="of:=IF(AND([.H159]&gt;[.N$4];[.L159]=&quot;Hêtre&quot;;[.F159]&gt;19);[.J159];0)" office:value-type="float" office:value="0.32352" calcext:value-type="float">
            <text:p>0,32352</text:p>
          </table:table-cell>
          <table:table-cell table:style-name="ce16" table:formula="of:=IF(AND([.H159]&lt;[.N$4];[.H159]&gt;=[.O$4];[.L159]=&quot;Hêtre&quot;;[.F159]&gt;19);[.J159];0)" office:value-type="float" office:value="0" calcext:value-type="float">
            <text:p>0</text:p>
          </table:table-cell>
          <table:table-cell table:style-name="ce16" table:formula="of:=IF(AND([.H159]&lt;[.O$4];[.H159]&gt;=[.P$4];[.L159]=&quot;Hêtre&quot;;[.F159]&gt;19);[.J159];0)" office:value-type="float" office:value="0" calcext:value-type="float">
            <text:p>0</text:p>
          </table:table-cell>
          <table:table-cell table:style-name="ce16" table:formula="of:=IF(AND([.H159]&lt;[.P$4];[.L159]=&quot;Hêtre&quot;;[.F159]&gt;19);[.J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</text:p>
          </table:table-cell>
          <table:table-cell table:formula="of:=IF(AND([.H160]&gt;[.N$4];[.L160]=&quot;Hêtre&quot;;[.F160]&gt;19);[.J160];0)" office:value-type="float" office:value="0" calcext:value-type="float">
            <text:p>0</text:p>
          </table:table-cell>
          <table:table-cell table:style-name="ce16" table:formula="of:=IF(AND([.H160]&lt;[.N$4];[.H160]&gt;=[.O$4];[.L160]=&quot;Hêtre&quot;;[.F160]&gt;19);[.J160];0)" office:value-type="float" office:value="0" calcext:value-type="float">
            <text:p>0</text:p>
          </table:table-cell>
          <table:table-cell table:style-name="ce16" table:formula="of:=IF(AND([.H160]&lt;[.O$4];[.H160]&gt;=[.P$4];[.L160]=&quot;Hêtre&quot;;[.F160]&gt;19);[.J160];0)" office:value-type="float" office:value="0" calcext:value-type="float">
            <text:p>0</text:p>
          </table:table-cell>
          <table:table-cell table:style-name="ce16" table:formula="of:=IF(AND([.H160]&lt;[.P$4];[.L160]=&quot;Hêtre&quot;;[.F160]&gt;19);[.J160];0)" office:value-type="float" office:value="0.0736" calcext:value-type="float">
            <text:p>0,07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</text:p>
          </table:table-cell>
          <table:table-cell table:formula="of:=IF(AND([.H161]&gt;[.N$4];[.L161]=&quot;Hêtre&quot;;[.F161]&gt;19);[.J161];0)" office:value-type="float" office:value="0" calcext:value-type="float">
            <text:p>0</text:p>
          </table:table-cell>
          <table:table-cell table:style-name="ce16" table:formula="of:=IF(AND([.H161]&lt;[.N$4];[.H161]&gt;=[.O$4];[.L161]=&quot;Hêtre&quot;;[.F161]&gt;19);[.J161];0)" office:value-type="float" office:value="0" calcext:value-type="float">
            <text:p>0</text:p>
          </table:table-cell>
          <table:table-cell table:style-name="ce16" table:formula="of:=IF(AND([.H161]&lt;[.O$4];[.H161]&gt;=[.P$4];[.L161]=&quot;Hêtre&quot;;[.F161]&gt;19);[.J161];0)" office:value-type="float" office:value="0" calcext:value-type="float">
            <text:p>0</text:p>
          </table:table-cell>
          <table:table-cell table:style-name="ce16" table:formula="of:=IF(AND([.H161]&lt;[.P$4];[.L161]=&quot;Hêtre&quot;;[.F161]&gt;19);[.J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</text:p>
          </table:table-cell>
          <table:table-cell table:formula="of:=IF(AND([.H162]&gt;[.N$4];[.L162]=&quot;Hêtre&quot;;[.F162]&gt;19);[.J162];0)" office:value-type="float" office:value="0" calcext:value-type="float">
            <text:p>0</text:p>
          </table:table-cell>
          <table:table-cell table:style-name="ce16" table:formula="of:=IF(AND([.H162]&lt;[.N$4];[.H162]&gt;=[.O$4];[.L162]=&quot;Hêtre&quot;;[.F162]&gt;19);[.J162];0)" office:value-type="float" office:value="0" calcext:value-type="float">
            <text:p>0</text:p>
          </table:table-cell>
          <table:table-cell table:style-name="ce16" table:formula="of:=IF(AND([.H162]&lt;[.O$4];[.H162]&gt;=[.P$4];[.L162]=&quot;Hêtre&quot;;[.F162]&gt;19);[.J162];0)" office:value-type="float" office:value="0" calcext:value-type="float">
            <text:p>0</text:p>
          </table:table-cell>
          <table:table-cell table:style-name="ce16" table:formula="of:=IF(AND([.H162]&lt;[.P$4];[.L162]=&quot;Hêtre&quot;;[.F162]&gt;19);[.J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</text:p>
          </table:table-cell>
          <table:table-cell table:formula="of:=IF(AND([.H163]&gt;[.N$4];[.L163]=&quot;Hêtre&quot;;[.F163]&gt;19);[.J163];0)" office:value-type="float" office:value="0" calcext:value-type="float">
            <text:p>0</text:p>
          </table:table-cell>
          <table:table-cell table:style-name="ce16" table:formula="of:=IF(AND([.H163]&lt;[.N$4];[.H163]&gt;=[.O$4];[.L163]=&quot;Hêtre&quot;;[.F163]&gt;19);[.J163];0)" office:value-type="float" office:value="0" calcext:value-type="float">
            <text:p>0</text:p>
          </table:table-cell>
          <table:table-cell table:style-name="ce16" table:formula="of:=IF(AND([.H163]&lt;[.O$4];[.H163]&gt;=[.P$4];[.L163]=&quot;Hêtre&quot;;[.F163]&gt;19);[.J163];0)" office:value-type="float" office:value="0" calcext:value-type="float">
            <text:p>0</text:p>
          </table:table-cell>
          <table:table-cell table:style-name="ce16" table:formula="of:=IF(AND([.H163]&lt;[.P$4];[.L163]=&quot;Hêtre&quot;;[.F163]&gt;19);[.J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</text:p>
          </table:table-cell>
          <table:table-cell table:formula="of:=IF(AND([.H164]&gt;[.N$4];[.L164]=&quot;Hêtre&quot;;[.F164]&gt;19);[.J164];0)" office:value-type="float" office:value="0" calcext:value-type="float">
            <text:p>0</text:p>
          </table:table-cell>
          <table:table-cell table:style-name="ce16" table:formula="of:=IF(AND([.H164]&lt;[.N$4];[.H164]&gt;=[.O$4];[.L164]=&quot;Hêtre&quot;;[.F164]&gt;19);[.J164];0)" office:value-type="float" office:value="0" calcext:value-type="float">
            <text:p>0</text:p>
          </table:table-cell>
          <table:table-cell table:style-name="ce16" table:formula="of:=IF(AND([.H164]&lt;[.O$4];[.H164]&gt;=[.P$4];[.L164]=&quot;Hêtre&quot;;[.F164]&gt;19);[.J164];0)" office:value-type="float" office:value="0" calcext:value-type="float">
            <text:p>0</text:p>
          </table:table-cell>
          <table:table-cell table:style-name="ce16" table:formula="of:=IF(AND([.H164]&lt;[.P$4];[.L164]=&quot;Hêtre&quot;;[.F164]&gt;19);[.J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formula="of:=IF(AND([.H165]&gt;[.N$4];[.L165]=&quot;Hêtre&quot;;[.F165]&gt;19);[.J165];0)" office:value-type="float" office:value="0" calcext:value-type="float">
            <text:p>0</text:p>
          </table:table-cell>
          <table:table-cell table:style-name="ce16" table:formula="of:=IF(AND([.H165]&lt;[.N$4];[.H165]&gt;=[.O$4];[.L165]=&quot;Hêtre&quot;;[.F165]&gt;19);[.J165];0)" office:value-type="float" office:value="0" calcext:value-type="float">
            <text:p>0</text:p>
          </table:table-cell>
          <table:table-cell table:style-name="ce16" table:formula="of:=IF(AND([.H165]&lt;[.O$4];[.H165]&gt;=[.P$4];[.L165]=&quot;Hêtre&quot;;[.F165]&gt;19);[.J165];0)" office:value-type="float" office:value="0" calcext:value-type="float">
            <text:p>0</text:p>
          </table:table-cell>
          <table:table-cell table:style-name="ce16" table:formula="of:=IF(AND([.H165]&lt;[.P$4];[.L165]=&quot;Hêtre&quot;;[.F165]&gt;19);[.J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  <table:table-cell table:style-name="ce7" table:formula="of:=[.H157]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6" calcext:value-type="float">
            <text:p>0,406</text:p>
          </table:table-cell>
          <table:table-cell table:formula="of:=[.J166]*[.F166]/1000" office:value-type="float" office:value="0.01218" calcext:value-type="float">
            <text:p>0,01218</text:p>
          </table:table-cell>
          <table:table-cell office:value-type="string" calcext:value-type="string">
            <text:p>Hêtre</text:p>
          </table:table-cell>
          <table:table-cell table:formula="of:=IF(AND([.H166]&gt;[.N$4];[.L166]=&quot;Hêtre&quot;;[.F166]&gt;19);[.J166];0)" office:value-type="float" office:value="0.406" calcext:value-type="float">
            <text:p>0,406</text:p>
          </table:table-cell>
          <table:table-cell table:style-name="ce16" table:formula="of:=IF(AND([.H166]&lt;[.N$4];[.H166]&gt;=[.O$4];[.L166]=&quot;Hêtre&quot;;[.F166]&gt;19);[.J166];0)" office:value-type="float" office:value="0" calcext:value-type="float">
            <text:p>0</text:p>
          </table:table-cell>
          <table:table-cell table:style-name="ce16" table:formula="of:=IF(AND([.H166]&lt;[.O$4];[.H166]&gt;=[.P$4];[.L166]=&quot;Hêtre&quot;;[.F166]&gt;19);[.J166];0)" office:value-type="float" office:value="0" calcext:value-type="float">
            <text:p>0</text:p>
          </table:table-cell>
          <table:table-cell table:style-name="ce16" table:formula="of:=IF(AND([.H166]&lt;[.P$4];[.L166]=&quot;Hêtre&quot;;[.F166]&gt;19);[.J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08702" calcext:value-type="float">
            <text:p>0,08702</text:p>
          </table:table-cell>
          <table:table-cell table:formula="of:=[.J167]*[.F167]/1000" office:value-type="float" office:value="0.0026106" calcext:value-type="float">
            <text:p>0,0026106</text:p>
          </table:table-cell>
          <table:table-cell office:value-type="string" calcext:value-type="string">
            <text:p>Hêtre</text:p>
          </table:table-cell>
          <table:table-cell table:formula="of:=IF(AND([.H167]&gt;[.N$4];[.L167]=&quot;Hêtre&quot;;[.F167]&gt;19);[.J167];0)" office:value-type="float" office:value="0" calcext:value-type="float">
            <text:p>0</text:p>
          </table:table-cell>
          <table:table-cell table:style-name="ce16" table:formula="of:=IF(AND([.H167]&lt;[.N$4];[.H167]&gt;=[.O$4];[.L167]=&quot;Hêtre&quot;;[.F167]&gt;19);[.J167];0)" office:value-type="float" office:value="0" calcext:value-type="float">
            <text:p>0</text:p>
          </table:table-cell>
          <table:table-cell table:style-name="ce16" table:formula="of:=IF(AND([.H167]&lt;[.O$4];[.H167]&gt;=[.P$4];[.L167]=&quot;Hêtre&quot;;[.F167]&gt;19);[.J167];0)" office:value-type="float" office:value="0" calcext:value-type="float">
            <text:p>0</text:p>
          </table:table-cell>
          <table:table-cell table:style-name="ce16" table:formula="of:=IF(AND([.H167]&lt;[.P$4];[.L167]=&quot;Hêtre&quot;;[.F167]&gt;19);[.J167];0)" office:value-type="float" office:value="0.08702" calcext:value-type="float">
            <text:p>0,08702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0916" calcext:value-type="float">
            <text:p>0,0916</text:p>
          </table:table-cell>
          <table:table-cell table:formula="of:=[.J168]*[.F168]/1000" office:value-type="float" office:value="0.002748" calcext:value-type="float">
            <text:p>0,002748</text:p>
          </table:table-cell>
          <table:table-cell office:value-type="string" calcext:value-type="string">
            <text:p>Hêtre</text:p>
          </table:table-cell>
          <table:table-cell table:formula="of:=IF(AND([.H168]&gt;[.N$4];[.L168]=&quot;Hêtre&quot;;[.F168]&gt;19);[.J168];0)" office:value-type="float" office:value="0" calcext:value-type="float">
            <text:p>0</text:p>
          </table:table-cell>
          <table:table-cell table:style-name="ce16" table:formula="of:=IF(AND([.H168]&lt;[.N$4];[.H168]&gt;=[.O$4];[.L168]=&quot;Hêtre&quot;;[.F168]&gt;19);[.J168];0)" office:value-type="float" office:value="0" calcext:value-type="float">
            <text:p>0</text:p>
          </table:table-cell>
          <table:table-cell table:style-name="ce16" table:formula="of:=IF(AND([.H168]&lt;[.O$4];[.H168]&gt;=[.P$4];[.L168]=&quot;Hêtre&quot;;[.F168]&gt;19);[.J168];0)" office:value-type="float" office:value="0" calcext:value-type="float">
            <text:p>0</text:p>
          </table:table-cell>
          <table:table-cell table:style-name="ce16" table:formula="of:=IF(AND([.H168]&lt;[.P$4];[.L168]=&quot;Hêtre&quot;;[.F168]&gt;19);[.J168];0)" office:value-type="float" office:value="0.0916" calcext:value-type="float">
            <text:p>0,0916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45" calcext:value-type="float">
            <text:p>1545</text:p>
          </table:table-cell>
          <table:table-cell table:style-name="ce7" table:formula="of:=[.H158]-2*30-2*2-[.H169]" office:value-type="float" office:value="-629" calcext:value-type="float">
            <text:p>-629</text:p>
          </table:table-cell>
          <table:table-cell table:formula="of:=[.E169]*([.G169]/1000)*([.H169]/1000)" office:value-type="float" office:value="0.13905" calcext:value-type="float">
            <text:p>0,13905</text:p>
          </table:table-cell>
          <table:table-cell table:formula="of:=[.J169]*[.F169]/1000" office:value-type="float" office:value="0.0041715" calcext:value-type="float">
            <text:p>0,0041715</text:p>
          </table:table-cell>
          <table:table-cell office:value-type="string" calcext:value-type="string">
            <text:p>Hêtre</text:p>
          </table:table-cell>
          <table:table-cell table:formula="of:=IF(AND([.H169]&gt;[.N$4];[.L169]=&quot;Hêtre&quot;;[.F169]&gt;19);[.J169];0)" office:value-type="float" office:value="0" calcext:value-type="float">
            <text:p>0</text:p>
          </table:table-cell>
          <table:table-cell table:style-name="ce16" table:formula="of:=IF(AND([.H169]&lt;[.N$4];[.H169]&gt;=[.O$4];[.L169]=&quot;Hêtre&quot;;[.F169]&gt;19);[.J169];0)" office:value-type="float" office:value="0.13905" calcext:value-type="float">
            <text:p>0,13905</text:p>
          </table:table-cell>
          <table:table-cell table:style-name="ce16" table:formula="of:=IF(AND([.H169]&lt;[.O$4];[.H169]&gt;=[.P$4];[.L169]=&quot;Hêtre&quot;;[.F169]&gt;19);[.J169];0)" office:value-type="float" office:value="0" calcext:value-type="float">
            <text:p>0</text:p>
          </table:table-cell>
          <table:table-cell table:style-name="ce16" table:formula="of:=IF(AND([.H169]&lt;[.P$4];[.L169]=&quot;Hêtre&quot;;[.F169]&gt;19);[.J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table:style-name="ce7" table:formula="of:=[.H158]-2*30-2*2-[.H170]" office:value-type="float" office:value="-199" calcext:value-type="float">
            <text:p>-199</text:p>
          </table:table-cell>
          <table:table-cell table:formula="of:=[.E170]*([.G170]/1000)*([.H170]/1000)" office:value-type="float" office:value="0.10035" calcext:value-type="float">
            <text:p>0,10035</text:p>
          </table:table-cell>
          <table:table-cell table:formula="of:=[.J170]*[.F170]/1000" office:value-type="float" office:value="0.0030105" calcext:value-type="float">
            <text:p>0,0030105</text:p>
          </table:table-cell>
          <table:table-cell office:value-type="string" calcext:value-type="string">
            <text:p>Hêtre</text:p>
          </table:table-cell>
          <table:table-cell table:formula="of:=IF(AND([.H170]&gt;[.N$4];[.L170]=&quot;Hêtre&quot;;[.F170]&gt;19);[.J170];0)" office:value-type="float" office:value="0" calcext:value-type="float">
            <text:p>0</text:p>
          </table:table-cell>
          <table:table-cell table:style-name="ce16" table:formula="of:=IF(AND([.H170]&lt;[.N$4];[.H170]&gt;=[.O$4];[.L170]=&quot;Hêtre&quot;;[.F170]&gt;19);[.J170];0)" office:value-type="float" office:value="0" calcext:value-type="float">
            <text:p>0</text:p>
          </table:table-cell>
          <table:table-cell table:style-name="ce16" table:formula="of:=IF(AND([.H170]&lt;[.O$4];[.H170]&gt;=[.P$4];[.L170]=&quot;Hêtre&quot;;[.F170]&gt;19);[.J170];0)" office:value-type="float" office:value="0.10035" calcext:value-type="float">
            <text:p>0,10035</text:p>
          </table:table-cell>
          <table:table-cell table:style-name="ce16" table:formula="of:=IF(AND([.H170]&lt;[.P$4];[.L170]=&quot;Hêtre&quot;;[.F170]&gt;19);[.J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</text:p>
          </table:table-cell>
          <table:table-cell table:formula="of:=IF(AND([.H171]&gt;[.N$4];[.L171]=&quot;Hêtre&quot;;[.F171]&gt;19);[.J171];0)" office:value-type="float" office:value="0" calcext:value-type="float">
            <text:p>0</text:p>
          </table:table-cell>
          <table:table-cell table:style-name="ce16" table:formula="of:=IF(AND([.H171]&lt;[.N$4];[.H171]&gt;=[.O$4];[.L171]=&quot;Hêtre&quot;;[.F171]&gt;19);[.J171];0)" office:value-type="float" office:value="0" calcext:value-type="float">
            <text:p>0</text:p>
          </table:table-cell>
          <table:table-cell table:style-name="ce16" table:formula="of:=IF(AND([.H171]&lt;[.O$4];[.H171]&gt;=[.P$4];[.L171]=&quot;Hêtre&quot;;[.F171]&gt;19);[.J171];0)" office:value-type="float" office:value="0" calcext:value-type="float">
            <text:p>0</text:p>
          </table:table-cell>
          <table:table-cell table:style-name="ce16" table:formula="of:=IF(AND([.H171]&lt;[.P$4];[.L171]=&quot;Hêtre&quot;;[.F171]&gt;19);[.J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 table:style-name="ce7"/>
          <table:table-cell table:formula="of:=[.E172]*([.G172]/1000)*([.H172]/1000)" office:value-type="float" office:value="0.0224" calcext:value-type="float">
            <text:p>0,0224</text:p>
          </table:table-cell>
          <table:table-cell table:formula="of:=[.J172]*[.F172]/1000" office:value-type="float" office:value="0.000336" calcext:value-type="float">
            <text:p>0,000336</text:p>
          </table:table-cell>
          <table:table-cell office:value-type="string" calcext:value-type="string">
            <text:p>Hêtre</text:p>
          </table:table-cell>
          <table:table-cell table:formula="of:=IF(AND([.H172]&gt;[.N$4];[.L172]=&quot;Hêtre&quot;;[.F172]&gt;19);[.J172];0)" office:value-type="float" office:value="0" calcext:value-type="float">
            <text:p>0</text:p>
          </table:table-cell>
          <table:table-cell table:style-name="ce16" table:formula="of:=IF(AND([.H172]&lt;[.N$4];[.H172]&gt;=[.O$4];[.L172]=&quot;Hêtre&quot;;[.F172]&gt;19);[.J172];0)" office:value-type="float" office:value="0" calcext:value-type="float">
            <text:p>0</text:p>
          </table:table-cell>
          <table:table-cell table:style-name="ce16" table:formula="of:=IF(AND([.H172]&lt;[.O$4];[.H172]&gt;=[.P$4];[.L172]=&quot;Hêtre&quot;;[.F172]&gt;19);[.J172];0)" office:value-type="float" office:value="0" calcext:value-type="float">
            <text:p>0</text:p>
          </table:table-cell>
          <table:table-cell table:style-name="ce16" table:formula="of:=IF(AND([.H172]&lt;[.P$4];[.L172]=&quot;Hêtre&quot;;[.F172]&gt;19);[.J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table:style-name="ce7"/>
          <table:table-cell table:formula="of:=[.E173]*([.G173]/1000)*([.H173]/1000)" office:value-type="float" office:value="0.0134" calcext:value-type="float">
            <text:p>0,0134</text:p>
          </table:table-cell>
          <table:table-cell table:formula="of:=[.J173]*[.F173]/1000" office:value-type="float" office:value="0.000201" calcext:value-type="float">
            <text:p>0,000201</text:p>
          </table:table-cell>
          <table:table-cell office:value-type="string" calcext:value-type="string">
            <text:p>Hêtre</text:p>
          </table:table-cell>
          <table:table-cell table:formula="of:=IF(AND([.H173]&gt;[.N$4];[.L173]=&quot;Hêtre&quot;;[.F173]&gt;19);[.J173];0)" office:value-type="float" office:value="0" calcext:value-type="float">
            <text:p>0</text:p>
          </table:table-cell>
          <table:table-cell table:style-name="ce16" table:formula="of:=IF(AND([.H173]&lt;[.N$4];[.H173]&gt;=[.O$4];[.L173]=&quot;Hêtre&quot;;[.F173]&gt;19);[.J173];0)" office:value-type="float" office:value="0" calcext:value-type="float">
            <text:p>0</text:p>
          </table:table-cell>
          <table:table-cell table:style-name="ce16" table:formula="of:=IF(AND([.H173]&lt;[.O$4];[.H173]&gt;=[.P$4];[.L173]=&quot;Hêtre&quot;;[.F173]&gt;19);[.J173];0)" office:value-type="float" office:value="0" calcext:value-type="float">
            <text:p>0</text:p>
          </table:table-cell>
          <table:table-cell table:style-name="ce16" table:formula="of:=IF(AND([.H173]&lt;[.P$4];[.L173]=&quot;Hêtre&quot;;[.F173]&gt;19);[.J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table:style-name="ce7"/>
          <table:table-cell table:formula="of:=[.E174]*([.G174]/1000)*([.H174]/1000)" office:value-type="float" office:value="0.03214" calcext:value-type="float">
            <text:p>0,03214</text:p>
          </table:table-cell>
          <table:table-cell table:formula="of:=[.J174]*[.F174]/1000" office:value-type="float" office:value="0.0004821" calcext:value-type="float">
            <text:p>0,0004821</text:p>
          </table:table-cell>
          <table:table-cell office:value-type="string" calcext:value-type="string">
            <text:p>Hêtre</text:p>
          </table:table-cell>
          <table:table-cell table:formula="of:=IF(AND([.H174]&gt;[.N$4];[.L174]=&quot;Hêtre&quot;;[.F174]&gt;19);[.J174];0)" office:value-type="float" office:value="0" calcext:value-type="float">
            <text:p>0</text:p>
          </table:table-cell>
          <table:table-cell table:style-name="ce16" table:formula="of:=IF(AND([.H174]&lt;[.N$4];[.H174]&gt;=[.O$4];[.L174]=&quot;Hêtre&quot;;[.F174]&gt;19);[.J174];0)" office:value-type="float" office:value="0" calcext:value-type="float">
            <text:p>0</text:p>
          </table:table-cell>
          <table:table-cell table:style-name="ce16" table:formula="of:=IF(AND([.H174]&lt;[.O$4];[.H174]&gt;=[.P$4];[.L174]=&quot;Hêtre&quot;;[.F174]&gt;19);[.J174];0)" office:value-type="float" office:value="0" calcext:value-type="float">
            <text:p>0</text:p>
          </table:table-cell>
          <table:table-cell table:style-name="ce16" table:formula="of:=IF(AND([.H174]&lt;[.P$4];[.L174]=&quot;Hêtre&quot;;[.F174]&gt;19);[.J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</text:p>
          </table:table-cell>
          <table:table-cell table:formula="of:=IF(AND([.H175]&gt;[.N$4];[.L175]=&quot;Hêtre&quot;;[.F175]&gt;19);[.J175];0)" office:value-type="float" office:value="0" calcext:value-type="float">
            <text:p>0</text:p>
          </table:table-cell>
          <table:table-cell table:style-name="ce16" table:formula="of:=IF(AND([.H175]&lt;[.N$4];[.H175]&gt;=[.O$4];[.L175]=&quot;Hêtre&quot;;[.F175]&gt;19);[.J175];0)" office:value-type="float" office:value="0" calcext:value-type="float">
            <text:p>0</text:p>
          </table:table-cell>
          <table:table-cell table:style-name="ce16" table:formula="of:=IF(AND([.H175]&lt;[.O$4];[.H175]&gt;=[.P$4];[.L175]=&quot;Hêtre&quot;;[.F175]&gt;19);[.J175];0)" office:value-type="float" office:value="0" calcext:value-type="float">
            <text:p>0</text:p>
          </table:table-cell>
          <table:table-cell table:style-name="ce16" table:formula="of:=IF(AND([.H175]&lt;[.P$4];[.L175]=&quot;Hêtre&quot;;[.F175]&gt;19);[.J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85" calcext:value-type="float">
            <text:p>1385</text:p>
          </table:table-cell>
          <table:table-cell table:style-name="ce7"/>
          <table:table-cell table:formula="of:=[.E176]*([.G176]/1000)*([.H176]/1000)" office:value-type="float" office:value="0.0277" calcext:value-type="float">
            <text:p>0,0277</text:p>
          </table:table-cell>
          <table:table-cell table:formula="of:=[.J176]*[.F176]/1000" office:value-type="float" office:value="0.0004155" calcext:value-type="float">
            <text:p>0,0004155</text:p>
          </table:table-cell>
          <table:table-cell office:value-type="string" calcext:value-type="string">
            <text:p>Hêtre</text:p>
          </table:table-cell>
          <table:table-cell table:formula="of:=IF(AND([.H176]&gt;[.N$4];[.L176]=&quot;Hêtre&quot;;[.F176]&gt;19);[.J176];0)" office:value-type="float" office:value="0" calcext:value-type="float">
            <text:p>0</text:p>
          </table:table-cell>
          <table:table-cell table:style-name="ce16" table:formula="of:=IF(AND([.H176]&lt;[.N$4];[.H176]&gt;=[.O$4];[.L176]=&quot;Hêtre&quot;;[.F176]&gt;19);[.J176];0)" office:value-type="float" office:value="0" calcext:value-type="float">
            <text:p>0</text:p>
          </table:table-cell>
          <table:table-cell table:style-name="ce16" table:formula="of:=IF(AND([.H176]&lt;[.O$4];[.H176]&gt;=[.P$4];[.L176]=&quot;Hêtre&quot;;[.F176]&gt;19);[.J176];0)" office:value-type="float" office:value="0" calcext:value-type="float">
            <text:p>0</text:p>
          </table:table-cell>
          <table:table-cell table:style-name="ce16" table:formula="of:=IF(AND([.H176]&lt;[.P$4];[.L176]=&quot;Hêtre&quot;;[.F176]&gt;19);[.J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59" calcext:value-type="float">
            <text:p>1259</text:p>
          </table:table-cell>
          <table:table-cell table:style-name="ce7"/>
          <table:table-cell table:formula="of:=[.E177]*([.G177]/1000)*([.H177]/1000)" office:value-type="float" office:value="0.02518" calcext:value-type="float">
            <text:p>0,02518</text:p>
          </table:table-cell>
          <table:table-cell table:formula="of:=[.J177]*[.F177]/1000" office:value-type="float" office:value="0.0003777" calcext:value-type="float">
            <text:p>0,0003777</text:p>
          </table:table-cell>
          <table:table-cell office:value-type="string" calcext:value-type="string">
            <text:p>Hêtre</text:p>
          </table:table-cell>
          <table:table-cell table:formula="of:=IF(AND([.H177]&gt;[.N$4];[.L177]=&quot;Hêtre&quot;;[.F177]&gt;19);[.J177];0)" office:value-type="float" office:value="0" calcext:value-type="float">
            <text:p>0</text:p>
          </table:table-cell>
          <table:table-cell table:style-name="ce16" table:formula="of:=IF(AND([.H177]&lt;[.N$4];[.H177]&gt;=[.O$4];[.L177]=&quot;Hêtre&quot;;[.F177]&gt;19);[.J177];0)" office:value-type="float" office:value="0" calcext:value-type="float">
            <text:p>0</text:p>
          </table:table-cell>
          <table:table-cell table:style-name="ce16" table:formula="of:=IF(AND([.H177]&lt;[.O$4];[.H177]&gt;=[.P$4];[.L177]=&quot;Hêtre&quot;;[.F177]&gt;19);[.J177];0)" office:value-type="float" office:value="0" calcext:value-type="float">
            <text:p>0</text:p>
          </table:table-cell>
          <table:table-cell table:style-name="ce16" table:formula="of:=IF(AND([.H177]&lt;[.P$4];[.L177]=&quot;Hêtre&quot;;[.F177]&gt;19);[.J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style-name="ce7"/>
          <table:table-cell table:formula="of:=[.E178]*([.G178]/1000)*([.H178]/1000)" office:value-type="float" office:value="0.0042" calcext:value-type="float">
            <text:p>0,0042</text:p>
          </table:table-cell>
          <table:table-cell table:formula="of:=[.J178]*[.F178]/1000" office:value-type="float" office:value="0.000063" calcext:value-type="float">
            <text:p>6,3E-05</text:p>
          </table:table-cell>
          <table:table-cell office:value-type="string" calcext:value-type="string">
            <text:p>Hêtre</text:p>
          </table:table-cell>
          <table:table-cell table:formula="of:=IF(AND([.H178]&gt;[.N$4];[.L178]=&quot;Hêtre&quot;;[.F178]&gt;19);[.J178];0)" office:value-type="float" office:value="0" calcext:value-type="float">
            <text:p>0</text:p>
          </table:table-cell>
          <table:table-cell table:style-name="ce16" table:formula="of:=IF(AND([.H178]&lt;[.N$4];[.H178]&gt;=[.O$4];[.L178]=&quot;Hêtre&quot;;[.F178]&gt;19);[.J178];0)" office:value-type="float" office:value="0" calcext:value-type="float">
            <text:p>0</text:p>
          </table:table-cell>
          <table:table-cell table:style-name="ce16" table:formula="of:=IF(AND([.H178]&lt;[.O$4];[.H178]&gt;=[.P$4];[.L178]=&quot;Hêtre&quot;;[.F178]&gt;19);[.J178];0)" office:value-type="float" office:value="0" calcext:value-type="float">
            <text:p>0</text:p>
          </table:table-cell>
          <table:table-cell table:style-name="ce16" table:formula="of:=IF(AND([.H178]&lt;[.P$4];[.L178]=&quot;Hêtre&quot;;[.F178]&gt;19);[.J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table:style-name="ce7"/>
          <table:table-cell table:formula="of:=[.E179]*([.G179]/1000)*([.H179]/1000)" office:value-type="float" office:value="0.01434" calcext:value-type="float">
            <text:p>0,01434</text:p>
          </table:table-cell>
          <table:table-cell table:formula="of:=[.J179]*[.F179]/1000" office:value-type="float" office:value="0.0002151" calcext:value-type="float">
            <text:p>0,0002151</text:p>
          </table:table-cell>
          <table:table-cell office:value-type="string" calcext:value-type="string">
            <text:p>Hêtre</text:p>
          </table:table-cell>
          <table:table-cell table:formula="of:=IF(AND([.H179]&gt;[.N$4];[.L179]=&quot;Hêtre&quot;;[.F179]&gt;19);[.J179];0)" office:value-type="float" office:value="0" calcext:value-type="float">
            <text:p>0</text:p>
          </table:table-cell>
          <table:table-cell table:style-name="ce16" table:formula="of:=IF(AND([.H179]&lt;[.N$4];[.H179]&gt;=[.O$4];[.L179]=&quot;Hêtre&quot;;[.F179]&gt;19);[.J179];0)" office:value-type="float" office:value="0" calcext:value-type="float">
            <text:p>0</text:p>
          </table:table-cell>
          <table:table-cell table:style-name="ce16" table:formula="of:=IF(AND([.H179]&lt;[.O$4];[.H179]&gt;=[.P$4];[.L179]=&quot;Hêtre&quot;;[.F179]&gt;19);[.J179];0)" office:value-type="float" office:value="0" calcext:value-type="float">
            <text:p>0</text:p>
          </table:table-cell>
          <table:table-cell table:style-name="ce16" table:formula="of:=IF(AND([.H179]&lt;[.P$4];[.L179]=&quot;Hêtre&quot;;[.F179]&gt;19);[.J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table:style-name="ce7"/>
          <table:table-cell table:formula="of:=[.E180]*([.G180]/1000)*([.H180]/1000)" office:value-type="float" office:value="0.02002" calcext:value-type="float">
            <text:p>0,02002</text:p>
          </table:table-cell>
          <table:table-cell table:formula="of:=[.J180]*[.F180]/1000" office:value-type="float" office:value="0.0003003" calcext:value-type="float">
            <text:p>0,0003003</text:p>
          </table:table-cell>
          <table:table-cell office:value-type="string" calcext:value-type="string">
            <text:p>Hêtre</text:p>
          </table:table-cell>
          <table:table-cell table:formula="of:=IF(AND([.H180]&gt;[.N$4];[.L180]=&quot;Hêtre&quot;;[.F180]&gt;19);[.J180];0)" office:value-type="float" office:value="0" calcext:value-type="float">
            <text:p>0</text:p>
          </table:table-cell>
          <table:table-cell table:style-name="ce16" table:formula="of:=IF(AND([.H180]&lt;[.N$4];[.H180]&gt;=[.O$4];[.L180]=&quot;Hêtre&quot;;[.F180]&gt;19);[.J180];0)" office:value-type="float" office:value="0" calcext:value-type="float">
            <text:p>0</text:p>
          </table:table-cell>
          <table:table-cell table:style-name="ce16" table:formula="of:=IF(AND([.H180]&lt;[.O$4];[.H180]&gt;=[.P$4];[.L180]=&quot;Hêtre&quot;;[.F180]&gt;19);[.J180];0)" office:value-type="float" office:value="0" calcext:value-type="float">
            <text:p>0</text:p>
          </table:table-cell>
          <table:table-cell table:style-name="ce16" table:formula="of:=IF(AND([.H180]&lt;[.P$4];[.L180]=&quot;Hêtre&quot;;[.F180]&gt;19);[.J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formula="of:=IF(AND([.H181]&gt;[.N$4];[.L181]=&quot;Hêtre&quot;;[.F181]&gt;19);[.J181];0)" office:value-type="float" office:value="0" calcext:value-type="float">
            <text:p>0</text:p>
          </table:table-cell>
          <table:table-cell table:style-name="ce16" table:formula="of:=IF(AND([.H181]&lt;[.N$4];[.H181]&gt;=[.O$4];[.L181]=&quot;Hêtre&quot;;[.F181]&gt;19);[.J181];0)" office:value-type="float" office:value="0" calcext:value-type="float">
            <text:p>0</text:p>
          </table:table-cell>
          <table:table-cell table:style-name="ce16" table:formula="of:=IF(AND([.H181]&lt;[.O$4];[.H181]&gt;=[.P$4];[.L181]=&quot;Hêtre&quot;;[.F181]&gt;19);[.J181];0)" office:value-type="float" office:value="0" calcext:value-type="float">
            <text:p>0</text:p>
          </table:table-cell>
          <table:table-cell table:style-name="ce16" table:formula="of:=IF(AND([.H181]&lt;[.P$4];[.L181]=&quot;Hêtre&quot;;[.F181]&gt;19);[.J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formula="of:=IF(AND([.H182]&gt;[.N$4];[.L182]=&quot;Hêtre&quot;;[.F182]&gt;19);[.J182];0)" office:value-type="float" office:value="0" calcext:value-type="float">
            <text:p>0</text:p>
          </table:table-cell>
          <table:table-cell table:style-name="ce16" table:formula="of:=IF(AND([.H182]&lt;[.N$4];[.H182]&gt;=[.O$4];[.L182]=&quot;Hêtre&quot;;[.F182]&gt;19);[.J182];0)" office:value-type="float" office:value="0" calcext:value-type="float">
            <text:p>0</text:p>
          </table:table-cell>
          <table:table-cell table:style-name="ce16" table:formula="of:=IF(AND([.H182]&lt;[.O$4];[.H182]&gt;=[.P$4];[.L182]=&quot;Hêtre&quot;;[.F182]&gt;19);[.J182];0)" office:value-type="float" office:value="0" calcext:value-type="float">
            <text:p>0</text:p>
          </table:table-cell>
          <table:table-cell table:style-name="ce16" table:formula="of:=IF(AND([.H182]&lt;[.P$4];[.L182]=&quot;Hêtre&quot;;[.F182]&gt;19);[.J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formula="of:=IF(AND([.H183]&gt;[.N$4];[.L183]=&quot;Hêtre&quot;;[.F183]&gt;19);[.J183];0)" office:value-type="float" office:value="0" calcext:value-type="float">
            <text:p>0</text:p>
          </table:table-cell>
          <table:table-cell table:style-name="ce16" table:formula="of:=IF(AND([.H183]&lt;[.N$4];[.H183]&gt;=[.O$4];[.L183]=&quot;Hêtre&quot;;[.F183]&gt;19);[.J183];0)" office:value-type="float" office:value="0" calcext:value-type="float">
            <text:p>0</text:p>
          </table:table-cell>
          <table:table-cell table:style-name="ce16" table:formula="of:=IF(AND([.H183]&lt;[.O$4];[.H183]&gt;=[.P$4];[.L183]=&quot;Hêtre&quot;;[.F183]&gt;19);[.J183];0)" office:value-type="float" office:value="0" calcext:value-type="float">
            <text:p>0</text:p>
          </table:table-cell>
          <table:table-cell table:style-name="ce16" table:formula="of:=IF(AND([.H183]&lt;[.P$4];[.L183]=&quot;Hêtre&quot;;[.F183]&gt;19);[.J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formula="of:=IF(AND([.H184]&gt;[.N$4];[.L184]=&quot;Hêtre&quot;;[.F184]&gt;19);[.J184];0)" office:value-type="float" office:value="0" calcext:value-type="float">
            <text:p>0</text:p>
          </table:table-cell>
          <table:table-cell table:style-name="ce16" table:formula="of:=IF(AND([.H184]&lt;[.N$4];[.H184]&gt;=[.O$4];[.L184]=&quot;Hêtre&quot;;[.F184]&gt;19);[.J184];0)" office:value-type="float" office:value="0" calcext:value-type="float">
            <text:p>0</text:p>
          </table:table-cell>
          <table:table-cell table:style-name="ce16" table:formula="of:=IF(AND([.H184]&lt;[.O$4];[.H184]&gt;=[.P$4];[.L184]=&quot;Hêtre&quot;;[.F184]&gt;19);[.J184];0)" office:value-type="float" office:value="0" calcext:value-type="float">
            <text:p>0</text:p>
          </table:table-cell>
          <table:table-cell table:style-name="ce16" table:formula="of:=IF(AND([.H184]&lt;[.P$4];[.L184]=&quot;Hêtre&quot;;[.F184]&gt;19);[.J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étail Boi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M5:$Eclaté.M184])*1.1)" office:value-type="float" office:value="9" calcext:value-type="float">
            <text:p>9</text:p>
          </table:table-cell>
          <table:table-cell/>
          <table:table-cell office:value-type="string" calcext:value-type="string">
            <text:p>-&gt; 4.5m ~ environ de largeur de plot cumulé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N5:$Eclaté.N184])*1.1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O5:$Eclaté.O184])*1.1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P5:$Eclaté.P184])*1.1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4" calcext:value-type="float">
            <text:p>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7:28:06.569678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5-14T19:09:14.132721796</dc:date>
    <meta:editing-duration>PT5H22M42S</meta:editing-duration>
    <meta:editing-cycles>148</meta:editing-cycles>
    <meta:generator>LibreOffice/7.0.4.2$Linux_X86_64 LibreOffice_project/00$Build-2</meta:generator>
    <meta:document-statistic meta:table-count="3" meta:cell-count="2128" meta:object-count="0"/>
  </office:meta>
</office:document-meta>
</file>